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91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776cm" svg:height="10.209cm" svg:x="7.819cm" svg:y="0.239cm">
            <draw:object draw:notify-on-update-of-ranges="Sheet1.A2:Sheet1.A19 Sheet1.B1:Sheet1.B1 Sheet1.B2:Sheet1.B19 Sheet1.C1:Sheet1.C1 Sheet1.C2:Sheet1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LINEAR - 19</text:p>
          </table:table-cell>
          <table:table-cell office:value-type="string" calcext:value-type="string">
            <text:p>T1 - k-best MSE</text:p>
          </table:table-cell>
          <table:table-cell office:value-type="string" calcext:value-type="string">
            <text:p>T2 - k-best MSE</text:p>
          </table:table-cell>
        </table:table-row>
        <table:table-row table:style-name="ro1">
          <table:table-cell office:value-type="string" calcext:value-type="string">
            <text:p>k=2</text:p>
          </table:table-cell>
          <table:table-cell office:value-type="float" office:value="28.12146969" calcext:value-type="float">
            <text:p>28.12146969</text:p>
          </table:table-cell>
          <table:table-cell office:value-type="float" office:value="37.71388955" calcext:value-type="float">
            <text:p>37.71388955</text:p>
          </table:table-cell>
        </table:table-row>
        <table:table-row table:style-name="ro1">
          <table:table-cell office:value-type="string" calcext:value-type="string">
            <text:p>k=3</text:p>
          </table:table-cell>
          <table:table-cell office:value-type="float" office:value="24.72565844" calcext:value-type="float">
            <text:p>24.72565844</text:p>
          </table:table-cell>
          <table:table-cell office:value-type="float" office:value="34.48183523" calcext:value-type="float">
            <text:p>34.48183523</text:p>
          </table:table-cell>
        </table:table-row>
        <table:table-row table:style-name="ro1">
          <table:table-cell office:value-type="string" calcext:value-type="string">
            <text:p>k=4</text:p>
          </table:table-cell>
          <table:table-cell office:value-type="float" office:value="24.28408849" calcext:value-type="float">
            <text:p>24.28408849</text:p>
          </table:table-cell>
          <table:table-cell office:value-type="float" office:value="31.97562277" calcext:value-type="float">
            <text:p>31.97562277</text:p>
          </table:table-cell>
        </table:table-row>
        <table:table-row table:style-name="ro1">
          <table:table-cell office:value-type="string" calcext:value-type="string">
            <text:p>k=5</text:p>
          </table:table-cell>
          <table:table-cell office:value-type="float" office:value="23.63747756" calcext:value-type="float">
            <text:p>23.63747756</text:p>
          </table:table-cell>
          <table:table-cell office:value-type="float" office:value="31.23302831" calcext:value-type="float">
            <text:p>31.23302831</text:p>
          </table:table-cell>
        </table:table-row>
        <table:table-row table:style-name="ro1">
          <table:table-cell office:value-type="string" calcext:value-type="string">
            <text:p>k=6</text:p>
          </table:table-cell>
          <table:table-cell office:value-type="float" office:value="18.07065922" calcext:value-type="float">
            <text:p>18.07065922</text:p>
          </table:table-cell>
          <table:table-cell office:value-type="float" office:value="21.94092151" calcext:value-type="float">
            <text:p>21.94092151</text:p>
          </table:table-cell>
        </table:table-row>
        <table:table-row table:style-name="ro1">
          <table:table-cell office:value-type="string" calcext:value-type="string">
            <text:p>k=7</text:p>
          </table:table-cell>
          <table:table-cell office:value-type="float" office:value="16.94943138" calcext:value-type="float">
            <text:p>16.94943138</text:p>
          </table:table-cell>
          <table:table-cell office:value-type="float" office:value="22.05031087" calcext:value-type="float">
            <text:p>22.05031087</text:p>
          </table:table-cell>
        </table:table-row>
        <table:table-row table:style-name="ro1">
          <table:table-cell office:value-type="string" calcext:value-type="string">
            <text:p>k=8</text:p>
          </table:table-cell>
          <table:table-cell office:value-type="float" office:value="12.32615389" calcext:value-type="float">
            <text:p>12.32615389</text:p>
          </table:table-cell>
          <table:table-cell office:value-type="float" office:value="15.97496268" calcext:value-type="float">
            <text:p>15.97496268</text:p>
          </table:table-cell>
        </table:table-row>
        <table:table-row table:style-name="ro1">
          <table:table-cell office:value-type="string" calcext:value-type="string">
            <text:p>k=9</text:p>
          </table:table-cell>
          <table:table-cell office:value-type="float" office:value="12.27965463" calcext:value-type="float">
            <text:p>12.27965463</text:p>
          </table:table-cell>
          <table:table-cell office:value-type="float" office:value="16.36902752" calcext:value-type="float">
            <text:p>16.36902752</text:p>
          </table:table-cell>
        </table:table-row>
        <table:table-row table:style-name="ro1">
          <table:table-cell office:value-type="string" calcext:value-type="string">
            <text:p>k=10</text:p>
          </table:table-cell>
          <table:table-cell office:value-type="float" office:value="12.2148166" calcext:value-type="float">
            <text:p>12.2148166</text:p>
          </table:table-cell>
          <table:table-cell office:value-type="float" office:value="15.91950706" calcext:value-type="float">
            <text:p>15.91950706</text:p>
          </table:table-cell>
        </table:table-row>
        <table:table-row table:style-name="ro1">
          <table:table-cell office:value-type="string" calcext:value-type="string">
            <text:p>k=11</text:p>
          </table:table-cell>
          <table:table-cell office:value-type="float" office:value="12.20282742" calcext:value-type="float">
            <text:p>12.20282742</text:p>
          </table:table-cell>
          <table:table-cell office:value-type="float" office:value="15.72232689" calcext:value-type="float">
            <text:p>15.72232689</text:p>
          </table:table-cell>
        </table:table-row>
        <table:table-row table:style-name="ro1">
          <table:table-cell office:value-type="string" calcext:value-type="string">
            <text:p>k=12</text:p>
          </table:table-cell>
          <table:table-cell office:value-type="float" office:value="12.20592615" calcext:value-type="float">
            <text:p>12.20592615</text:p>
          </table:table-cell>
          <table:table-cell office:value-type="float" office:value="16.96305839" calcext:value-type="float">
            <text:p>16.96305839</text:p>
          </table:table-cell>
        </table:table-row>
        <table:table-row table:style-name="ro1">
          <table:table-cell office:value-type="string" calcext:value-type="string">
            <text:p>k=13</text:p>
          </table:table-cell>
          <table:table-cell office:value-type="float" office:value="13.4632872" calcext:value-type="float">
            <text:p>13.4632872</text:p>
          </table:table-cell>
          <table:table-cell office:value-type="float" office:value="21.94983614" calcext:value-type="float">
            <text:p>21.94983614</text:p>
          </table:table-cell>
        </table:table-row>
        <table:table-row table:style-name="ro1">
          <table:table-cell office:value-type="string" calcext:value-type="string">
            <text:p>k=14</text:p>
          </table:table-cell>
          <table:table-cell office:value-type="float" office:value="13.1175786" calcext:value-type="float">
            <text:p>13.1175786</text:p>
          </table:table-cell>
          <table:table-cell office:value-type="float" office:value="21.09807075" calcext:value-type="float">
            <text:p>21.09807075</text:p>
          </table:table-cell>
        </table:table-row>
        <table:table-row table:style-name="ro1">
          <table:table-cell office:value-type="string" calcext:value-type="string">
            <text:p>k=15</text:p>
          </table:table-cell>
          <table:table-cell office:value-type="float" office:value="13.56318134" calcext:value-type="float">
            <text:p>13.56318134</text:p>
          </table:table-cell>
          <table:table-cell office:value-type="float" office:value="21.53790095" calcext:value-type="float">
            <text:p>21.53790095</text:p>
          </table:table-cell>
        </table:table-row>
        <table:table-row table:style-name="ro1">
          <table:table-cell office:value-type="string" calcext:value-type="string">
            <text:p>k=16</text:p>
          </table:table-cell>
          <table:table-cell office:value-type="float" office:value="13.0352908" calcext:value-type="float">
            <text:p>13.0352908</text:p>
          </table:table-cell>
          <table:table-cell office:value-type="float" office:value="21.12636307" calcext:value-type="float">
            <text:p>21.12636307</text:p>
          </table:table-cell>
        </table:table-row>
        <table:table-row table:style-name="ro1">
          <table:table-cell office:value-type="string" calcext:value-type="string">
            <text:p>k=17</text:p>
          </table:table-cell>
          <table:table-cell office:value-type="float" office:value="12.93660726" calcext:value-type="float">
            <text:p>12.93660726</text:p>
          </table:table-cell>
          <table:table-cell office:value-type="float" office:value="21.35715932" calcext:value-type="float">
            <text:p>21.35715932</text:p>
          </table:table-cell>
        </table:table-row>
        <table:table-row table:style-name="ro1">
          <table:table-cell office:value-type="string" calcext:value-type="string">
            <text:p>k=18</text:p>
          </table:table-cell>
          <table:table-cell office:value-type="float" office:value="13.21108032" calcext:value-type="float">
            <text:p>13.21108032</text:p>
          </table:table-cell>
          <table:table-cell office:value-type="float" office:value="19.88579296" calcext:value-type="float">
            <text:p>19.88579296</text:p>
          </table:table-cell>
        </table:table-row>
        <table:table-row table:style-name="ro1">
          <table:table-cell office:value-type="string" calcext:value-type="string">
            <text:p>k=19</text:p>
          </table:table-cell>
          <table:table-cell office:value-type="float" office:value="13.80791848" calcext:value-type="float">
            <text:p>13.80791848</text:p>
          </table:table-cell>
          <table:table-cell office:value-type="float" office:value="21.0112256" calcext:value-type="float">
            <text:p>21.0112256</text:p>
          </table:table-cell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Default" table:number-columns-repeated="3"/>
        </table:table-row>
        <table:table-row table:style-name="ro2">
          <table:table-cell table:style-name="Default" table:number-columns-repeated="3"/>
        </table:table-row>
        <table:table-row table:style-name="ro3" table:number-rows-repeated="4">
          <table:table-cell table:style-name="Default" table:number-columns-repeated="3"/>
        </table:table-row>
        <table:table-row table:style-name="ro2" table:number-rows-repeated="3">
          <table:table-cell table:style-name="Default" table:number-columns-repeated="3"/>
        </table:table-row>
        <table:table-row table:style-name="ro2">
          <table:table-cell table:style-name="Default" table:number-columns-repeated="3"/>
        </table:table-row>
      </table:table>
      <table:table table:name="Sheet2" table:style-name="ta1">
        <table:shapes>
          <draw:frame draw:z-index="0" draw:style-name="gr1" draw:text-style-name="P1" svg:width="15.999cm" svg:height="8.999cm" svg:x="8.976cm" svg:y="0.1cm">
            <draw:object draw:notify-on-update-of-ranges="Sheet2.A2:Sheet2.A210 Sheet2.B1:Sheet2.B1 Sheet2.B2:Sheet2.B210 Sheet2.C1:Sheet2.C1 Sheet2.C2:Sheet2.C2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8.922cm" svg:y="9.466cm">
            <draw:object draw:notify-on-update-of-ranges="Sheet2.A78:Sheet2.A118 Sheet2.B1:Sheet2.B1 Sheet2.B78:Sheet2.B118 Sheet2.C1:Sheet2.C1 Sheet2.C78:Sheet2.C1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POLY(2) - 210</text:p>
          </table:table-cell>
          <table:table-cell office:value-type="string" calcext:value-type="string">
            <text:p>T1 - k-best MSE</text:p>
          </table:table-cell>
          <table:table-cell office:value-type="string" calcext:value-type="string">
            <text:p>T2 - k-best MSE</text:p>
          </table:table-cell>
        </table:table-row>
        <table:table-row table:style-name="ro2">
          <table:table-cell office:value-type="string" calcext:value-type="string">
            <text:p>k=2</text:p>
          </table:table-cell>
          <table:table-cell office:value-type="float" office:value="30.42801091" calcext:value-type="float">
            <text:p>30.42801091</text:p>
          </table:table-cell>
          <table:table-cell office:value-type="float" office:value="41.88379417" calcext:value-type="float">
            <text:p>41.88379417</text:p>
          </table:table-cell>
        </table:table-row>
        <table:table-row table:style-name="ro2">
          <table:table-cell office:value-type="string" calcext:value-type="string">
            <text:p>k=3</text:p>
          </table:table-cell>
          <table:table-cell office:value-type="float" office:value="26.19609996" calcext:value-type="float">
            <text:p>26.19609996</text:p>
          </table:table-cell>
          <table:table-cell office:value-type="float" office:value="36.95322007" calcext:value-type="float">
            <text:p>36.95322007</text:p>
          </table:table-cell>
        </table:table-row>
        <table:table-row table:style-name="ro2">
          <table:table-cell office:value-type="string" calcext:value-type="string">
            <text:p>k=4</text:p>
          </table:table-cell>
          <table:table-cell office:value-type="float" office:value="24.1860656" calcext:value-type="float">
            <text:p>24.1860656</text:p>
          </table:table-cell>
          <table:table-cell office:value-type="float" office:value="32.84599039" calcext:value-type="float">
            <text:p>32.84599039</text:p>
          </table:table-cell>
        </table:table-row>
        <table:table-row table:style-name="ro2">
          <table:table-cell office:value-type="string" calcext:value-type="string">
            <text:p>k=5</text:p>
          </table:table-cell>
          <table:table-cell office:value-type="float" office:value="18.41933292" calcext:value-type="float">
            <text:p>18.41933292</text:p>
          </table:table-cell>
          <table:table-cell office:value-type="float" office:value="24.91611143" calcext:value-type="float">
            <text:p>24.91611143</text:p>
          </table:table-cell>
        </table:table-row>
        <table:table-row table:style-name="ro2">
          <table:table-cell office:value-type="string" calcext:value-type="string">
            <text:p>k=6</text:p>
          </table:table-cell>
          <table:table-cell office:value-type="float" office:value="15.20654259" calcext:value-type="float">
            <text:p>15.20654259</text:p>
          </table:table-cell>
          <table:table-cell office:value-type="float" office:value="20.96167985" calcext:value-type="float">
            <text:p>20.96167985</text:p>
          </table:table-cell>
        </table:table-row>
        <table:table-row table:style-name="ro2">
          <table:table-cell office:value-type="string" calcext:value-type="string">
            <text:p>k=7</text:p>
          </table:table-cell>
          <table:table-cell office:value-type="float" office:value="13.16438706" calcext:value-type="float">
            <text:p>13.16438706</text:p>
          </table:table-cell>
          <table:table-cell office:value-type="float" office:value="18.81813572" calcext:value-type="float">
            <text:p>18.81813572</text:p>
          </table:table-cell>
        </table:table-row>
        <table:table-row table:style-name="ro2">
          <table:table-cell office:value-type="string" calcext:value-type="string">
            <text:p>k=8</text:p>
          </table:table-cell>
          <table:table-cell office:value-type="float" office:value="13.02694171" calcext:value-type="float">
            <text:p>13.02694171</text:p>
          </table:table-cell>
          <table:table-cell office:value-type="float" office:value="18.6105825" calcext:value-type="float">
            <text:p>18.6105825</text:p>
          </table:table-cell>
        </table:table-row>
        <table:table-row table:style-name="ro2">
          <table:table-cell office:value-type="string" calcext:value-type="string">
            <text:p>k=9</text:p>
          </table:table-cell>
          <table:table-cell office:value-type="float" office:value="13.04190307" calcext:value-type="float">
            <text:p>13.04190307</text:p>
          </table:table-cell>
          <table:table-cell office:value-type="float" office:value="18.46431724" calcext:value-type="float">
            <text:p>18.46431724</text:p>
          </table:table-cell>
        </table:table-row>
        <table:table-row table:style-name="ro2">
          <table:table-cell office:value-type="string" calcext:value-type="string">
            <text:p>k=10</text:p>
          </table:table-cell>
          <table:table-cell office:value-type="float" office:value="13.07830713" calcext:value-type="float">
            <text:p>13.07830713</text:p>
          </table:table-cell>
          <table:table-cell office:value-type="float" office:value="18.72201991" calcext:value-type="float">
            <text:p>18.72201991</text:p>
          </table:table-cell>
        </table:table-row>
        <table:table-row table:style-name="ro2">
          <table:table-cell office:value-type="string" calcext:value-type="string">
            <text:p>k=11</text:p>
          </table:table-cell>
          <table:table-cell office:value-type="float" office:value="12.92311969" calcext:value-type="float">
            <text:p>12.92311969</text:p>
          </table:table-cell>
          <table:table-cell office:value-type="float" office:value="18.48219828" calcext:value-type="float">
            <text:p>18.48219828</text:p>
          </table:table-cell>
        </table:table-row>
        <table:table-row table:style-name="ro2">
          <table:table-cell office:value-type="string" calcext:value-type="string">
            <text:p>k=12</text:p>
          </table:table-cell>
          <table:table-cell office:value-type="float" office:value="12.96552913" calcext:value-type="float">
            <text:p>12.96552913</text:p>
          </table:table-cell>
          <table:table-cell office:value-type="float" office:value="18.48652566" calcext:value-type="float">
            <text:p>18.48652566</text:p>
          </table:table-cell>
        </table:table-row>
        <table:table-row table:style-name="ro2">
          <table:table-cell office:value-type="string" calcext:value-type="string">
            <text:p>k=13</text:p>
          </table:table-cell>
          <table:table-cell office:value-type="float" office:value="8.54546925" calcext:value-type="float">
            <text:p>8.54546925</text:p>
          </table:table-cell>
          <table:table-cell office:value-type="float" office:value="12.4399218" calcext:value-type="float">
            <text:p>12.4399218</text:p>
          </table:table-cell>
        </table:table-row>
        <table:table-row table:style-name="ro2">
          <table:table-cell office:value-type="string" calcext:value-type="string">
            <text:p>k=14</text:p>
          </table:table-cell>
          <table:table-cell office:value-type="float" office:value="8.40874581" calcext:value-type="float">
            <text:p>8.40874581</text:p>
          </table:table-cell>
          <table:table-cell office:value-type="float" office:value="12.17865077" calcext:value-type="float">
            <text:p>12.17865077</text:p>
          </table:table-cell>
        </table:table-row>
        <table:table-row table:style-name="ro2">
          <table:table-cell office:value-type="string" calcext:value-type="string">
            <text:p>k=15</text:p>
          </table:table-cell>
          <table:table-cell office:value-type="float" office:value="8.31747853" calcext:value-type="float">
            <text:p>8.31747853</text:p>
          </table:table-cell>
          <table:table-cell office:value-type="float" office:value="11.99063589" calcext:value-type="float">
            <text:p>11.99063589</text:p>
          </table:table-cell>
        </table:table-row>
        <table:table-row table:style-name="ro2">
          <table:table-cell office:value-type="string" calcext:value-type="string">
            <text:p>k=16</text:p>
          </table:table-cell>
          <table:table-cell office:value-type="float" office:value="8.29172374" calcext:value-type="float">
            <text:p>8.29172374</text:p>
          </table:table-cell>
          <table:table-cell office:value-type="float" office:value="11.84295972" calcext:value-type="float">
            <text:p>11.84295972</text:p>
          </table:table-cell>
        </table:table-row>
        <table:table-row table:style-name="ro2">
          <table:table-cell office:value-type="string" calcext:value-type="string">
            <text:p>k=17</text:p>
          </table:table-cell>
          <table:table-cell office:value-type="float" office:value="3.92207003" calcext:value-type="float">
            <text:p>3.92207003</text:p>
          </table:table-cell>
          <table:table-cell office:value-type="float" office:value="6.2433886" calcext:value-type="float">
            <text:p>6.2433886</text:p>
          </table:table-cell>
        </table:table-row>
        <table:table-row table:style-name="ro2">
          <table:table-cell office:value-type="string" calcext:value-type="string">
            <text:p>k=18</text:p>
          </table:table-cell>
          <table:table-cell office:value-type="float" office:value="3.74863826" calcext:value-type="float">
            <text:p>3.74863826</text:p>
          </table:table-cell>
          <table:table-cell office:value-type="float" office:value="5.91313872" calcext:value-type="float">
            <text:p>5.91313872</text:p>
          </table:table-cell>
        </table:table-row>
        <table:table-row table:style-name="ro2">
          <table:table-cell office:value-type="string" calcext:value-type="string">
            <text:p>k=19</text:p>
          </table:table-cell>
          <table:table-cell office:value-type="float" office:value="4.03378837" calcext:value-type="float">
            <text:p>4.03378837</text:p>
          </table:table-cell>
          <table:table-cell office:value-type="float" office:value="6.45859168" calcext:value-type="float">
            <text:p>6.45859168</text:p>
          </table:table-cell>
        </table:table-row>
        <table:table-row table:style-name="ro2">
          <table:table-cell office:value-type="string" calcext:value-type="string">
            <text:p>k=20</text:p>
          </table:table-cell>
          <table:table-cell office:value-type="float" office:value="4.22150034" calcext:value-type="float">
            <text:p>4.22150034</text:p>
          </table:table-cell>
          <table:table-cell office:value-type="float" office:value="6.7537078" calcext:value-type="float">
            <text:p>6.7537078</text:p>
          </table:table-cell>
        </table:table-row>
        <table:table-row table:style-name="ro2">
          <table:table-cell office:value-type="string" calcext:value-type="string">
            <text:p>k=21</text:p>
          </table:table-cell>
          <table:table-cell office:value-type="float" office:value="3.69411136" calcext:value-type="float">
            <text:p>3.69411136</text:p>
          </table:table-cell>
          <table:table-cell office:value-type="float" office:value="5.77578311" calcext:value-type="float">
            <text:p>5.77578311</text:p>
          </table:table-cell>
        </table:table-row>
        <table:table-row table:style-name="ro2">
          <table:table-cell office:value-type="string" calcext:value-type="string">
            <text:p>k=22</text:p>
          </table:table-cell>
          <table:table-cell office:value-type="float" office:value="4.38023111" calcext:value-type="float">
            <text:p>4.38023111</text:p>
          </table:table-cell>
          <table:table-cell office:value-type="float" office:value="6.7035027" calcext:value-type="float">
            <text:p>6.7035027</text:p>
          </table:table-cell>
        </table:table-row>
        <table:table-row table:style-name="ro2">
          <table:table-cell office:value-type="string" calcext:value-type="string">
            <text:p>k=23</text:p>
          </table:table-cell>
          <table:table-cell office:value-type="float" office:value="3.65594516" calcext:value-type="float">
            <text:p>3.65594516</text:p>
          </table:table-cell>
          <table:table-cell office:value-type="float" office:value="5.67896671" calcext:value-type="float">
            <text:p>5.67896671</text:p>
          </table:table-cell>
        </table:table-row>
        <table:table-row table:style-name="ro2">
          <table:table-cell office:value-type="string" calcext:value-type="string">
            <text:p>k=24</text:p>
          </table:table-cell>
          <table:table-cell office:value-type="float" office:value="4.1549962" calcext:value-type="float">
            <text:p>4.1549962</text:p>
          </table:table-cell>
          <table:table-cell office:value-type="float" office:value="6.67505155" calcext:value-type="float">
            <text:p>6.67505155</text:p>
          </table:table-cell>
        </table:table-row>
        <table:table-row table:style-name="ro2">
          <table:table-cell office:value-type="string" calcext:value-type="string">
            <text:p>k=25</text:p>
          </table:table-cell>
          <table:table-cell office:value-type="float" office:value="4.46755579" calcext:value-type="float">
            <text:p>4.46755579</text:p>
          </table:table-cell>
          <table:table-cell office:value-type="float" office:value="7.03314135" calcext:value-type="float">
            <text:p>7.03314135</text:p>
          </table:table-cell>
        </table:table-row>
        <table:table-row table:style-name="ro2">
          <table:table-cell office:value-type="string" calcext:value-type="string">
            <text:p>k=26</text:p>
          </table:table-cell>
          <table:table-cell office:value-type="float" office:value="4.34275247" calcext:value-type="float">
            <text:p>4.34275247</text:p>
          </table:table-cell>
          <table:table-cell office:value-type="float" office:value="6.58554611" calcext:value-type="float">
            <text:p>6.58554611</text:p>
          </table:table-cell>
        </table:table-row>
        <table:table-row table:style-name="ro2">
          <table:table-cell office:value-type="string" calcext:value-type="string">
            <text:p>k=27</text:p>
          </table:table-cell>
          <table:table-cell office:value-type="float" office:value="4.82800772" calcext:value-type="float">
            <text:p>4.82800772</text:p>
          </table:table-cell>
          <table:table-cell office:value-type="float" office:value="7.65921051" calcext:value-type="float">
            <text:p>7.65921051</text:p>
          </table:table-cell>
        </table:table-row>
        <table:table-row table:style-name="ro2">
          <table:table-cell office:value-type="string" calcext:value-type="string">
            <text:p>k=28</text:p>
          </table:table-cell>
          <table:table-cell office:value-type="float" office:value="4.35145819" calcext:value-type="float">
            <text:p>4.35145819</text:p>
          </table:table-cell>
          <table:table-cell office:value-type="float" office:value="6.76413625" calcext:value-type="float">
            <text:p>6.76413625</text:p>
          </table:table-cell>
        </table:table-row>
        <table:table-row table:style-name="ro2">
          <table:table-cell office:value-type="string" calcext:value-type="string">
            <text:p>k=29</text:p>
          </table:table-cell>
          <table:table-cell office:value-type="float" office:value="4.51920573" calcext:value-type="float">
            <text:p>4.51920573</text:p>
          </table:table-cell>
          <table:table-cell office:value-type="float" office:value="6.9810959" calcext:value-type="float">
            <text:p>6.9810959</text:p>
          </table:table-cell>
        </table:table-row>
        <table:table-row table:style-name="ro2">
          <table:table-cell office:value-type="string" calcext:value-type="string">
            <text:p>k=30</text:p>
          </table:table-cell>
          <table:table-cell office:value-type="float" office:value="4.30087086" calcext:value-type="float">
            <text:p>4.30087086</text:p>
          </table:table-cell>
          <table:table-cell office:value-type="float" office:value="6.78229522" calcext:value-type="float">
            <text:p>6.78229522</text:p>
          </table:table-cell>
        </table:table-row>
        <table:table-row table:style-name="ro2">
          <table:table-cell office:value-type="string" calcext:value-type="string">
            <text:p>k=31</text:p>
          </table:table-cell>
          <table:table-cell office:value-type="float" office:value="3.91125489" calcext:value-type="float">
            <text:p>3.91125489</text:p>
          </table:table-cell>
          <table:table-cell office:value-type="float" office:value="6.25103366" calcext:value-type="float">
            <text:p>6.25103366</text:p>
          </table:table-cell>
        </table:table-row>
        <table:table-row table:style-name="ro2">
          <table:table-cell office:value-type="string" calcext:value-type="string">
            <text:p>k=32</text:p>
          </table:table-cell>
          <table:table-cell office:value-type="float" office:value="4.0008256" calcext:value-type="float">
            <text:p>4.0008256</text:p>
          </table:table-cell>
          <table:table-cell office:value-type="float" office:value="6.19493845" calcext:value-type="float">
            <text:p>6.19493845</text:p>
          </table:table-cell>
        </table:table-row>
        <table:table-row table:style-name="ro2">
          <table:table-cell office:value-type="string" calcext:value-type="string">
            <text:p>k=33</text:p>
          </table:table-cell>
          <table:table-cell office:value-type="float" office:value="4.16406407" calcext:value-type="float">
            <text:p>4.16406407</text:p>
          </table:table-cell>
          <table:table-cell office:value-type="float" office:value="6.49441613" calcext:value-type="float">
            <text:p>6.49441613</text:p>
          </table:table-cell>
        </table:table-row>
        <table:table-row table:style-name="ro2">
          <table:table-cell office:value-type="string" calcext:value-type="string">
            <text:p>k=34</text:p>
          </table:table-cell>
          <table:table-cell office:value-type="float" office:value="4.25853873" calcext:value-type="float">
            <text:p>4.25853873</text:p>
          </table:table-cell>
          <table:table-cell office:value-type="float" office:value="6.77493413" calcext:value-type="float">
            <text:p>6.77493413</text:p>
          </table:table-cell>
        </table:table-row>
        <table:table-row table:style-name="ro2">
          <table:table-cell office:value-type="string" calcext:value-type="string">
            <text:p>k=35</text:p>
          </table:table-cell>
          <table:table-cell office:value-type="float" office:value="5.22136228" calcext:value-type="float">
            <text:p>5.22136228</text:p>
          </table:table-cell>
          <table:table-cell office:value-type="float" office:value="7.69455664" calcext:value-type="float">
            <text:p>7.69455664</text:p>
          </table:table-cell>
        </table:table-row>
        <table:table-row table:style-name="ro2">
          <table:table-cell office:value-type="string" calcext:value-type="string">
            <text:p>k=36</text:p>
          </table:table-cell>
          <table:table-cell office:value-type="float" office:value="4.40659698" calcext:value-type="float">
            <text:p>4.40659698</text:p>
          </table:table-cell>
          <table:table-cell office:value-type="float" office:value="6.84569702" calcext:value-type="float">
            <text:p>6.84569702</text:p>
          </table:table-cell>
        </table:table-row>
        <table:table-row table:style-name="ro2">
          <table:table-cell office:value-type="string" calcext:value-type="string">
            <text:p>k=37</text:p>
          </table:table-cell>
          <table:table-cell office:value-type="float" office:value="4.0629812" calcext:value-type="float">
            <text:p>4.0629812</text:p>
          </table:table-cell>
          <table:table-cell office:value-type="float" office:value="6.2536694" calcext:value-type="float">
            <text:p>6.2536694</text:p>
          </table:table-cell>
        </table:table-row>
        <table:table-row table:style-name="ro2">
          <table:table-cell office:value-type="string" calcext:value-type="string">
            <text:p>k=38</text:p>
          </table:table-cell>
          <table:table-cell office:value-type="float" office:value="4.20455904" calcext:value-type="float">
            <text:p>4.20455904</text:p>
          </table:table-cell>
          <table:table-cell office:value-type="float" office:value="6.71275405" calcext:value-type="float">
            <text:p>6.71275405</text:p>
          </table:table-cell>
        </table:table-row>
        <table:table-row table:style-name="ro2">
          <table:table-cell office:value-type="string" calcext:value-type="string">
            <text:p>k=39</text:p>
          </table:table-cell>
          <table:table-cell office:value-type="float" office:value="4.93397013" calcext:value-type="float">
            <text:p>4.93397013</text:p>
          </table:table-cell>
          <table:table-cell office:value-type="float" office:value="7.68054686" calcext:value-type="float">
            <text:p>7.68054686</text:p>
          </table:table-cell>
        </table:table-row>
        <table:table-row table:style-name="ro2">
          <table:table-cell office:value-type="string" calcext:value-type="string">
            <text:p>k=40</text:p>
          </table:table-cell>
          <table:table-cell office:value-type="float" office:value="3.94893968" calcext:value-type="float">
            <text:p>3.94893968</text:p>
          </table:table-cell>
          <table:table-cell office:value-type="float" office:value="6.32940401" calcext:value-type="float">
            <text:p>6.32940401</text:p>
          </table:table-cell>
        </table:table-row>
        <table:table-row table:style-name="ro2">
          <table:table-cell office:value-type="string" calcext:value-type="string">
            <text:p>k=41</text:p>
          </table:table-cell>
          <table:table-cell office:value-type="float" office:value="4.13760982" calcext:value-type="float">
            <text:p>4.13760982</text:p>
          </table:table-cell>
          <table:table-cell office:value-type="float" office:value="6.42402373" calcext:value-type="float">
            <text:p>6.42402373</text:p>
          </table:table-cell>
        </table:table-row>
        <table:table-row table:style-name="ro2">
          <table:table-cell office:value-type="string" calcext:value-type="string">
            <text:p>k=42</text:p>
          </table:table-cell>
          <table:table-cell office:value-type="float" office:value="4.28294266" calcext:value-type="float">
            <text:p>4.28294266</text:p>
          </table:table-cell>
          <table:table-cell office:value-type="float" office:value="6.87804216" calcext:value-type="float">
            <text:p>6.87804216</text:p>
          </table:table-cell>
        </table:table-row>
        <table:table-row table:style-name="ro2">
          <table:table-cell office:value-type="string" calcext:value-type="string">
            <text:p>k=43</text:p>
          </table:table-cell>
          <table:table-cell office:value-type="float" office:value="4.92893634" calcext:value-type="float">
            <text:p>4.92893634</text:p>
          </table:table-cell>
          <table:table-cell office:value-type="float" office:value="7.57061394" calcext:value-type="float">
            <text:p>7.57061394</text:p>
          </table:table-cell>
        </table:table-row>
        <table:table-row table:style-name="ro2">
          <table:table-cell office:value-type="string" calcext:value-type="string">
            <text:p>k=44</text:p>
          </table:table-cell>
          <table:table-cell office:value-type="float" office:value="4.08894615" calcext:value-type="float">
            <text:p>4.08894615</text:p>
          </table:table-cell>
          <table:table-cell office:value-type="float" office:value="6.28294025" calcext:value-type="float">
            <text:p>6.28294025</text:p>
          </table:table-cell>
        </table:table-row>
        <table:table-row table:style-name="ro2">
          <table:table-cell office:value-type="string" calcext:value-type="string">
            <text:p>k=45</text:p>
          </table:table-cell>
          <table:table-cell office:value-type="float" office:value="4.49080098" calcext:value-type="float">
            <text:p>4.49080098</text:p>
          </table:table-cell>
          <table:table-cell office:value-type="float" office:value="6.70778013" calcext:value-type="float">
            <text:p>6.70778013</text:p>
          </table:table-cell>
        </table:table-row>
        <table:table-row table:style-name="ro2">
          <table:table-cell office:value-type="string" calcext:value-type="string">
            <text:p>k=46</text:p>
          </table:table-cell>
          <table:table-cell office:value-type="float" office:value="4.36204695" calcext:value-type="float">
            <text:p>4.36204695</text:p>
          </table:table-cell>
          <table:table-cell office:value-type="float" office:value="6.89904607" calcext:value-type="float">
            <text:p>6.89904607</text:p>
          </table:table-cell>
        </table:table-row>
        <table:table-row table:style-name="ro2">
          <table:table-cell office:value-type="string" calcext:value-type="string">
            <text:p>k=47</text:p>
          </table:table-cell>
          <table:table-cell office:value-type="float" office:value="4.36610259" calcext:value-type="float">
            <text:p>4.36610259</text:p>
          </table:table-cell>
          <table:table-cell office:value-type="float" office:value="6.81009618" calcext:value-type="float">
            <text:p>6.81009618</text:p>
          </table:table-cell>
        </table:table-row>
        <table:table-row table:style-name="ro2">
          <table:table-cell office:value-type="string" calcext:value-type="string">
            <text:p>k=48</text:p>
          </table:table-cell>
          <table:table-cell office:value-type="float" office:value="4.48761271" calcext:value-type="float">
            <text:p>4.48761271</text:p>
          </table:table-cell>
          <table:table-cell office:value-type="float" office:value="6.95638048" calcext:value-type="float">
            <text:p>6.95638048</text:p>
          </table:table-cell>
        </table:table-row>
        <table:table-row table:style-name="ro2">
          <table:table-cell office:value-type="string" calcext:value-type="string">
            <text:p>k=49</text:p>
          </table:table-cell>
          <table:table-cell office:value-type="float" office:value="5.19415803" calcext:value-type="float">
            <text:p>5.19415803</text:p>
          </table:table-cell>
          <table:table-cell office:value-type="float" office:value="8.0427366" calcext:value-type="float">
            <text:p>8.0427366</text:p>
          </table:table-cell>
        </table:table-row>
        <table:table-row table:style-name="ro2">
          <table:table-cell office:value-type="string" calcext:value-type="string">
            <text:p>k=50</text:p>
          </table:table-cell>
          <table:table-cell office:value-type="float" office:value="4.53925934" calcext:value-type="float">
            <text:p>4.53925934</text:p>
          </table:table-cell>
          <table:table-cell office:value-type="float" office:value="7.0431894" calcext:value-type="float">
            <text:p>7.0431894</text:p>
          </table:table-cell>
        </table:table-row>
        <table:table-row table:style-name="ro2">
          <table:table-cell office:value-type="string" calcext:value-type="string">
            <text:p>k=51</text:p>
          </table:table-cell>
          <table:table-cell office:value-type="float" office:value="4.329459901" calcext:value-type="float">
            <text:p>4.329459901</text:p>
          </table:table-cell>
          <table:table-cell office:value-type="float" office:value="6.9454979173" calcext:value-type="float">
            <text:p>6.9454979173</text:p>
          </table:table-cell>
        </table:table-row>
        <table:table-row table:style-name="ro2">
          <table:table-cell office:value-type="string" calcext:value-type="string">
            <text:p>k=52</text:p>
          </table:table-cell>
          <table:table-cell office:value-type="float" office:value="4.3987623541" calcext:value-type="float">
            <text:p>4.3987623541</text:p>
          </table:table-cell>
          <table:table-cell office:value-type="float" office:value="6.6907455235" calcext:value-type="float">
            <text:p>6.6907455235</text:p>
          </table:table-cell>
        </table:table-row>
        <table:table-row table:style-name="ro2">
          <table:table-cell office:value-type="string" calcext:value-type="string">
            <text:p>k=53</text:p>
          </table:table-cell>
          <table:table-cell office:value-type="float" office:value="3.9166585349" calcext:value-type="float">
            <text:p>3.9166585349</text:p>
          </table:table-cell>
          <table:table-cell office:value-type="float" office:value="6.1687361962" calcext:value-type="float">
            <text:p>6.1687361962</text:p>
          </table:table-cell>
        </table:table-row>
        <table:table-row table:style-name="ro2">
          <table:table-cell office:value-type="string" calcext:value-type="string">
            <text:p>k=54</text:p>
          </table:table-cell>
          <table:table-cell office:value-type="float" office:value="4.2094291766" calcext:value-type="float">
            <text:p>4.2094291766</text:p>
          </table:table-cell>
          <table:table-cell office:value-type="float" office:value="6.8858929802" calcext:value-type="float">
            <text:p>6.8858929802</text:p>
          </table:table-cell>
        </table:table-row>
        <table:table-row table:style-name="ro2">
          <table:table-cell office:value-type="string" calcext:value-type="string">
            <text:p>k=55</text:p>
          </table:table-cell>
          <table:table-cell office:value-type="float" office:value="4.2816168261" calcext:value-type="float">
            <text:p>4.2816168261</text:p>
          </table:table-cell>
          <table:table-cell office:value-type="float" office:value="6.5329491472" calcext:value-type="float">
            <text:p>6.5329491472</text:p>
          </table:table-cell>
        </table:table-row>
        <table:table-row table:style-name="ro2">
          <table:table-cell office:value-type="string" calcext:value-type="string">
            <text:p>k=56</text:p>
          </table:table-cell>
          <table:table-cell office:value-type="float" office:value="4.2241812974" calcext:value-type="float">
            <text:p>4.2241812974</text:p>
          </table:table-cell>
          <table:table-cell office:value-type="float" office:value="6.7447657992" calcext:value-type="float">
            <text:p>6.7447657992</text:p>
          </table:table-cell>
        </table:table-row>
        <table:table-row table:style-name="ro2">
          <table:table-cell office:value-type="string" calcext:value-type="string">
            <text:p>k=57</text:p>
          </table:table-cell>
          <table:table-cell office:value-type="float" office:value="4.8506969268" calcext:value-type="float">
            <text:p>4.8506969268</text:p>
          </table:table-cell>
          <table:table-cell office:value-type="float" office:value="7.4111594374" calcext:value-type="float">
            <text:p>7.4111594374</text:p>
          </table:table-cell>
        </table:table-row>
        <table:table-row table:style-name="ro2">
          <table:table-cell office:value-type="string" calcext:value-type="string">
            <text:p>k=58</text:p>
          </table:table-cell>
          <table:table-cell office:value-type="float" office:value="4.3809111202" calcext:value-type="float">
            <text:p>4.3809111202</text:p>
          </table:table-cell>
          <table:table-cell office:value-type="float" office:value="6.5608809878" calcext:value-type="float">
            <text:p>6.5608809878</text:p>
          </table:table-cell>
        </table:table-row>
        <table:table-row table:style-name="ro2">
          <table:table-cell office:value-type="string" calcext:value-type="string">
            <text:p>k=59</text:p>
          </table:table-cell>
          <table:table-cell office:value-type="float" office:value="4.1845949313" calcext:value-type="float">
            <text:p>4.1845949313</text:p>
          </table:table-cell>
          <table:table-cell office:value-type="float" office:value="6.3508797953" calcext:value-type="float">
            <text:p>6.3508797953</text:p>
          </table:table-cell>
        </table:table-row>
        <table:table-row table:style-name="ro2">
          <table:table-cell office:value-type="string" calcext:value-type="string">
            <text:p>k=60</text:p>
          </table:table-cell>
          <table:table-cell office:value-type="float" office:value="4.55099047" calcext:value-type="float">
            <text:p>4.55099047</text:p>
          </table:table-cell>
          <table:table-cell office:value-type="float" office:value="7.3369155129" calcext:value-type="float">
            <text:p>7.3369155129</text:p>
          </table:table-cell>
        </table:table-row>
        <table:table-row table:style-name="ro2">
          <table:table-cell office:value-type="string" calcext:value-type="string">
            <text:p>k=61</text:p>
          </table:table-cell>
          <table:table-cell office:value-type="float" office:value="4.6697606089" calcext:value-type="float">
            <text:p>4.6697606089</text:p>
          </table:table-cell>
          <table:table-cell office:value-type="float" office:value="6.9618455498" calcext:value-type="float">
            <text:p>6.9618455498</text:p>
          </table:table-cell>
        </table:table-row>
        <table:table-row table:style-name="ro2">
          <table:table-cell office:value-type="string" calcext:value-type="string">
            <text:p>k=62</text:p>
          </table:table-cell>
          <table:table-cell office:value-type="float" office:value="4.5375368059" calcext:value-type="float">
            <text:p>4.5375368059</text:p>
          </table:table-cell>
          <table:table-cell office:value-type="float" office:value="7.2594153426" calcext:value-type="float">
            <text:p>7.2594153426</text:p>
          </table:table-cell>
        </table:table-row>
        <table:table-row table:style-name="ro2">
          <table:table-cell office:value-type="string" calcext:value-type="string">
            <text:p>k=63</text:p>
          </table:table-cell>
          <table:table-cell office:value-type="float" office:value="4.9517640261" calcext:value-type="float">
            <text:p>4.9517640261</text:p>
          </table:table-cell>
          <table:table-cell office:value-type="float" office:value="7.5792872743" calcext:value-type="float">
            <text:p>7.5792872743</text:p>
          </table:table-cell>
        </table:table-row>
        <table:table-row table:style-name="ro2">
          <table:table-cell office:value-type="string" calcext:value-type="string">
            <text:p>k=64</text:p>
          </table:table-cell>
          <table:table-cell office:value-type="float" office:value="4.2364768553" calcext:value-type="float">
            <text:p>4.2364768553</text:p>
          </table:table-cell>
          <table:table-cell office:value-type="float" office:value="6.9635789077" calcext:value-type="float">
            <text:p>6.9635789077</text:p>
          </table:table-cell>
        </table:table-row>
        <table:table-row table:style-name="ro2">
          <table:table-cell office:value-type="string" calcext:value-type="string">
            <text:p>k=65</text:p>
          </table:table-cell>
          <table:table-cell office:value-type="float" office:value="4.2781885186" calcext:value-type="float">
            <text:p>4.2781885186</text:p>
          </table:table-cell>
          <table:table-cell office:value-type="float" office:value="6.9051089034" calcext:value-type="float">
            <text:p>6.9051089034</text:p>
          </table:table-cell>
        </table:table-row>
        <table:table-row table:style-name="ro2">
          <table:table-cell office:value-type="string" calcext:value-type="string">
            <text:p>k=66</text:p>
          </table:table-cell>
          <table:table-cell office:value-type="float" office:value="4.3382761235" calcext:value-type="float">
            <text:p>4.3382761235</text:p>
          </table:table-cell>
          <table:table-cell office:value-type="float" office:value="6.4112983513" calcext:value-type="float">
            <text:p>6.4112983513</text:p>
          </table:table-cell>
        </table:table-row>
        <table:table-row table:style-name="ro2">
          <table:table-cell office:value-type="string" calcext:value-type="string">
            <text:p>k=67</text:p>
          </table:table-cell>
          <table:table-cell office:value-type="float" office:value="4.4661076215" calcext:value-type="float">
            <text:p>4.4661076215</text:p>
          </table:table-cell>
          <table:table-cell office:value-type="float" office:value="6.8618390947" calcext:value-type="float">
            <text:p>6.8618390947</text:p>
          </table:table-cell>
        </table:table-row>
        <table:table-row table:style-name="ro2">
          <table:table-cell office:value-type="string" calcext:value-type="string">
            <text:p>k=68</text:p>
          </table:table-cell>
          <table:table-cell office:value-type="float" office:value="4.3834784223" calcext:value-type="float">
            <text:p>4.3834784223</text:p>
          </table:table-cell>
          <table:table-cell office:value-type="float" office:value="6.969115193" calcext:value-type="float">
            <text:p>6.969115193</text:p>
          </table:table-cell>
        </table:table-row>
        <table:table-row table:style-name="ro2">
          <table:table-cell office:value-type="string" calcext:value-type="string">
            <text:p>k=69</text:p>
          </table:table-cell>
          <table:table-cell office:value-type="float" office:value="4.0496345836" calcext:value-type="float">
            <text:p>4.0496345836</text:p>
          </table:table-cell>
          <table:table-cell office:value-type="float" office:value="6.7807886317" calcext:value-type="float">
            <text:p>6.7807886317</text:p>
          </table:table-cell>
        </table:table-row>
        <table:table-row table:style-name="ro2">
          <table:table-cell office:value-type="string" calcext:value-type="string">
            <text:p>k=70</text:p>
          </table:table-cell>
          <table:table-cell office:value-type="float" office:value="4.3511237511" calcext:value-type="float">
            <text:p>4.3511237511</text:p>
          </table:table-cell>
          <table:table-cell office:value-type="float" office:value="6.9867556336" calcext:value-type="float">
            <text:p>6.9867556336</text:p>
          </table:table-cell>
        </table:table-row>
        <table:table-row table:style-name="ro2">
          <table:table-cell office:value-type="string" calcext:value-type="string">
            <text:p>k=71</text:p>
          </table:table-cell>
          <table:table-cell office:value-type="float" office:value="4.5273172295" calcext:value-type="float">
            <text:p>4.5273172295</text:p>
          </table:table-cell>
          <table:table-cell office:value-type="float" office:value="7.1854450944" calcext:value-type="float">
            <text:p>7.1854450944</text:p>
          </table:table-cell>
        </table:table-row>
        <table:table-row table:style-name="ro2">
          <table:table-cell office:value-type="string" calcext:value-type="string">
            <text:p>k=72</text:p>
          </table:table-cell>
          <table:table-cell office:value-type="float" office:value="4.4544886686" calcext:value-type="float">
            <text:p>4.4544886686</text:p>
          </table:table-cell>
          <table:table-cell office:value-type="float" office:value="6.9130804145" calcext:value-type="float">
            <text:p>6.9130804145</text:p>
          </table:table-cell>
        </table:table-row>
        <table:table-row table:style-name="ro2">
          <table:table-cell office:value-type="string" calcext:value-type="string">
            <text:p>k=73</text:p>
          </table:table-cell>
          <table:table-cell office:value-type="float" office:value="3.948373393" calcext:value-type="float">
            <text:p>3.948373393</text:p>
          </table:table-cell>
          <table:table-cell office:value-type="float" office:value="5.8954299112" calcext:value-type="float">
            <text:p>5.8954299112</text:p>
          </table:table-cell>
        </table:table-row>
        <table:table-row table:style-name="ro2">
          <table:table-cell office:value-type="string" calcext:value-type="string">
            <text:p>k=74</text:p>
          </table:table-cell>
          <table:table-cell office:value-type="float" office:value="4.7859872503" calcext:value-type="float">
            <text:p>4.7859872503</text:p>
          </table:table-cell>
          <table:table-cell office:value-type="float" office:value="7.2716929292" calcext:value-type="float">
            <text:p>7.2716929292</text:p>
          </table:table-cell>
        </table:table-row>
        <table:table-row table:style-name="ro2">
          <table:table-cell office:value-type="string" calcext:value-type="string">
            <text:p>k=75</text:p>
          </table:table-cell>
          <table:table-cell office:value-type="float" office:value="4.7993034824" calcext:value-type="float">
            <text:p>4.7993034824</text:p>
          </table:table-cell>
          <table:table-cell office:value-type="float" office:value="7.4075869349" calcext:value-type="float">
            <text:p>7.4075869349</text:p>
          </table:table-cell>
        </table:table-row>
        <table:table-row table:style-name="ro2">
          <table:table-cell office:value-type="string" calcext:value-type="string">
            <text:p>k=76</text:p>
          </table:table-cell>
          <table:table-cell office:value-type="float" office:value="4.6055476589" calcext:value-type="float">
            <text:p>4.6055476589</text:p>
          </table:table-cell>
          <table:table-cell office:value-type="float" office:value="7.3318203516" calcext:value-type="float">
            <text:p>7.3318203516</text:p>
          </table:table-cell>
        </table:table-row>
        <table:table-row table:style-name="ro2">
          <table:table-cell office:value-type="string" calcext:value-type="string">
            <text:p>k=77</text:p>
          </table:table-cell>
          <table:table-cell office:value-type="float" office:value="3.781895745" calcext:value-type="float">
            <text:p>3.781895745</text:p>
          </table:table-cell>
          <table:table-cell office:value-type="float" office:value="6.1711899375" calcext:value-type="float">
            <text:p>6.1711899375</text:p>
          </table:table-cell>
        </table:table-row>
        <table:table-row table:style-name="ro2">
          <table:table-cell office:value-type="string" calcext:value-type="string">
            <text:p>k=78</text:p>
          </table:table-cell>
          <table:table-cell office:value-type="float" office:value="3.9590161626" calcext:value-type="float">
            <text:p>3.9590161626</text:p>
          </table:table-cell>
          <table:table-cell office:value-type="float" office:value="6.8293667058" calcext:value-type="float">
            <text:p>6.8293667058</text:p>
          </table:table-cell>
        </table:table-row>
        <table:table-row table:style-name="ro2">
          <table:table-cell office:value-type="string" calcext:value-type="string">
            <text:p>k=79</text:p>
          </table:table-cell>
          <table:table-cell office:value-type="float" office:value="4.7350427507" calcext:value-type="float">
            <text:p>4.7350427507</text:p>
          </table:table-cell>
          <table:table-cell office:value-type="float" office:value="7.3393764636" calcext:value-type="float">
            <text:p>7.3393764636</text:p>
          </table:table-cell>
        </table:table-row>
        <table:table-row table:style-name="ro2">
          <table:table-cell office:value-type="string" calcext:value-type="string">
            <text:p>k=80</text:p>
          </table:table-cell>
          <table:table-cell office:value-type="float" office:value="4.4066036441" calcext:value-type="float">
            <text:p>4.4066036441</text:p>
          </table:table-cell>
          <table:table-cell office:value-type="float" office:value="6.7357033932" calcext:value-type="float">
            <text:p>6.7357033932</text:p>
          </table:table-cell>
        </table:table-row>
        <table:table-row table:style-name="ro2">
          <table:table-cell office:value-type="string" calcext:value-type="string">
            <text:p>k=81</text:p>
          </table:table-cell>
          <table:table-cell office:value-type="float" office:value="4.0509894566" calcext:value-type="float">
            <text:p>4.0509894566</text:p>
          </table:table-cell>
          <table:table-cell office:value-type="float" office:value="6.4852864437" calcext:value-type="float">
            <text:p>6.4852864437</text:p>
          </table:table-cell>
        </table:table-row>
        <table:table-row table:style-name="ro2">
          <table:table-cell office:value-type="string" calcext:value-type="string">
            <text:p>k=82</text:p>
          </table:table-cell>
          <table:table-cell office:value-type="float" office:value="2.1388851742" calcext:value-type="float">
            <text:p>2.1388851742</text:p>
          </table:table-cell>
          <table:table-cell office:value-type="float" office:value="2.9383789044" calcext:value-type="float">
            <text:p>2.9383789044</text:p>
          </table:table-cell>
        </table:table-row>
        <table:table-row table:style-name="ro2">
          <table:table-cell office:value-type="string" calcext:value-type="string">
            <text:p>k=83</text:p>
          </table:table-cell>
          <table:table-cell office:value-type="float" office:value="1.7864687559" calcext:value-type="float">
            <text:p>1.7864687559</text:p>
          </table:table-cell>
          <table:table-cell office:value-type="float" office:value="2.5946248434" calcext:value-type="float">
            <text:p>2.5946248434</text:p>
          </table:table-cell>
        </table:table-row>
        <table:table-row table:style-name="ro2">
          <table:table-cell office:value-type="string" calcext:value-type="string">
            <text:p>k=84</text:p>
          </table:table-cell>
          <table:table-cell office:value-type="float" office:value="1.7269826271" calcext:value-type="float">
            <text:p>1.7269826271</text:p>
          </table:table-cell>
          <table:table-cell office:value-type="float" office:value="2.8248009107" calcext:value-type="float">
            <text:p>2.8248009107</text:p>
          </table:table-cell>
        </table:table-row>
        <table:table-row table:style-name="ro2">
          <table:table-cell office:value-type="string" calcext:value-type="string">
            <text:p>k=85</text:p>
          </table:table-cell>
          <table:table-cell office:value-type="float" office:value="2.0270411319" calcext:value-type="float">
            <text:p>2.0270411319</text:p>
          </table:table-cell>
          <table:table-cell office:value-type="float" office:value="2.7618818404" calcext:value-type="float">
            <text:p>2.7618818404</text:p>
          </table:table-cell>
        </table:table-row>
        <table:table-row table:style-name="ro2">
          <table:table-cell office:value-type="string" calcext:value-type="string">
            <text:p>k=86</text:p>
          </table:table-cell>
          <table:table-cell office:value-type="float" office:value="1.9321494838" calcext:value-type="float">
            <text:p>1.9321494838</text:p>
          </table:table-cell>
          <table:table-cell office:value-type="float" office:value="2.660630809" calcext:value-type="float">
            <text:p>2.660630809</text:p>
          </table:table-cell>
        </table:table-row>
        <table:table-row table:style-name="ro2">
          <table:table-cell office:value-type="string" calcext:value-type="string">
            <text:p>k=87</text:p>
          </table:table-cell>
          <table:table-cell office:value-type="float" office:value="1.6944967426" calcext:value-type="float">
            <text:p>1.6944967426</text:p>
          </table:table-cell>
          <table:table-cell office:value-type="float" office:value="2.53205407" calcext:value-type="float">
            <text:p>2.53205407</text:p>
          </table:table-cell>
        </table:table-row>
        <table:table-row table:style-name="ro2">
          <table:table-cell office:value-type="string" calcext:value-type="string">
            <text:p>k=88</text:p>
          </table:table-cell>
          <table:table-cell office:value-type="float" office:value="2.7155722795" calcext:value-type="float">
            <text:p>2.7155722795</text:p>
          </table:table-cell>
          <table:table-cell office:value-type="float" office:value="3.7251539156" calcext:value-type="float">
            <text:p>3.7251539156</text:p>
          </table:table-cell>
        </table:table-row>
        <table:table-row table:style-name="ro2">
          <table:table-cell office:value-type="string" calcext:value-type="string">
            <text:p>k=89</text:p>
          </table:table-cell>
          <table:table-cell office:value-type="float" office:value="1.9890483024" calcext:value-type="float">
            <text:p>1.9890483024</text:p>
          </table:table-cell>
          <table:table-cell office:value-type="float" office:value="2.8202718236" calcext:value-type="float">
            <text:p>2.8202718236</text:p>
          </table:table-cell>
        </table:table-row>
        <table:table-row table:style-name="ro2">
          <table:table-cell office:value-type="string" calcext:value-type="string">
            <text:p>k=90</text:p>
          </table:table-cell>
          <table:table-cell office:value-type="float" office:value="1.7176366728" calcext:value-type="float">
            <text:p>1.7176366728</text:p>
          </table:table-cell>
          <table:table-cell office:value-type="float" office:value="2.5089429875" calcext:value-type="float">
            <text:p>2.5089429875</text:p>
          </table:table-cell>
        </table:table-row>
        <table:table-row table:style-name="ro2">
          <table:table-cell office:value-type="string" calcext:value-type="string">
            <text:p>k=91</text:p>
          </table:table-cell>
          <table:table-cell office:value-type="float" office:value="1.8645345956" calcext:value-type="float">
            <text:p>1.8645345956</text:p>
          </table:table-cell>
          <table:table-cell office:value-type="float" office:value="2.7196498839" calcext:value-type="float">
            <text:p>2.7196498839</text:p>
          </table:table-cell>
        </table:table-row>
        <table:table-row table:style-name="ro2">
          <table:table-cell office:value-type="string" calcext:value-type="string">
            <text:p>k=92</text:p>
          </table:table-cell>
          <table:table-cell office:value-type="float" office:value="1.6684101152" calcext:value-type="float">
            <text:p>1.6684101152</text:p>
          </table:table-cell>
          <table:table-cell office:value-type="float" office:value="2.531506416" calcext:value-type="float">
            <text:p>2.531506416</text:p>
          </table:table-cell>
        </table:table-row>
        <table:table-row table:style-name="ro2">
          <table:table-cell office:value-type="string" calcext:value-type="string">
            <text:p>k=93</text:p>
          </table:table-cell>
          <table:table-cell office:value-type="float" office:value="1.7069307696" calcext:value-type="float">
            <text:p>1.7069307696</text:p>
          </table:table-cell>
          <table:table-cell office:value-type="float" office:value="2.5423355226" calcext:value-type="float">
            <text:p>2.5423355226</text:p>
          </table:table-cell>
        </table:table-row>
        <table:table-row table:style-name="ro2">
          <table:table-cell office:value-type="string" calcext:value-type="string">
            <text:p>k=94</text:p>
          </table:table-cell>
          <table:table-cell office:value-type="float" office:value="1.8239391289" calcext:value-type="float">
            <text:p>1.8239391289</text:p>
          </table:table-cell>
          <table:table-cell office:value-type="float" office:value="2.622591926" calcext:value-type="float">
            <text:p>2.622591926</text:p>
          </table:table-cell>
        </table:table-row>
        <table:table-row table:style-name="ro2">
          <table:table-cell office:value-type="string" calcext:value-type="string">
            <text:p>k=95</text:p>
          </table:table-cell>
          <table:table-cell office:value-type="float" office:value="2.0552272007" calcext:value-type="float">
            <text:p>2.0552272007</text:p>
          </table:table-cell>
          <table:table-cell office:value-type="float" office:value="2.8649844961" calcext:value-type="float">
            <text:p>2.8649844961</text:p>
          </table:table-cell>
        </table:table-row>
        <table:table-row table:style-name="ro2">
          <table:table-cell office:value-type="string" calcext:value-type="string">
            <text:p>k=96</text:p>
          </table:table-cell>
          <table:table-cell office:value-type="float" office:value="1.9407963297" calcext:value-type="float">
            <text:p>1.9407963297</text:p>
          </table:table-cell>
          <table:table-cell office:value-type="float" office:value="2.8103498959" calcext:value-type="float">
            <text:p>2.8103498959</text:p>
          </table:table-cell>
        </table:table-row>
        <table:table-row table:style-name="ro2">
          <table:table-cell office:value-type="string" calcext:value-type="string">
            <text:p>k=97</text:p>
          </table:table-cell>
          <table:table-cell office:value-type="float" office:value="1.9103145503" calcext:value-type="float">
            <text:p>1.9103145503</text:p>
          </table:table-cell>
          <table:table-cell office:value-type="float" office:value="2.7434590116" calcext:value-type="float">
            <text:p>2.7434590116</text:p>
          </table:table-cell>
        </table:table-row>
        <table:table-row table:style-name="ro2">
          <table:table-cell office:value-type="string" calcext:value-type="string">
            <text:p>k=98</text:p>
          </table:table-cell>
          <table:table-cell office:value-type="float" office:value="1.5396248314" calcext:value-type="float">
            <text:p>1.5396248314</text:p>
          </table:table-cell>
          <table:table-cell office:value-type="float" office:value="2.2424784476" calcext:value-type="float">
            <text:p>2.2424784476</text:p>
          </table:table-cell>
        </table:table-row>
        <table:table-row table:style-name="ro2">
          <table:table-cell office:value-type="string" calcext:value-type="string">
            <text:p>k=99</text:p>
          </table:table-cell>
          <table:table-cell office:value-type="float" office:value="1.880891189" calcext:value-type="float">
            <text:p>1.880891189</text:p>
          </table:table-cell>
          <table:table-cell office:value-type="float" office:value="2.6387329484" calcext:value-type="float">
            <text:p>2.6387329484</text:p>
          </table:table-cell>
        </table:table-row>
        <table:table-row table:style-name="ro2">
          <table:table-cell office:value-type="string" calcext:value-type="string">
            <text:p>k=100</text:p>
          </table:table-cell>
          <table:table-cell office:value-type="float" office:value="1.9666342355" calcext:value-type="float">
            <text:p>1.9666342355</text:p>
          </table:table-cell>
          <table:table-cell office:value-type="float" office:value="2.8233436287" calcext:value-type="float">
            <text:p>2.8233436287</text:p>
          </table:table-cell>
        </table:table-row>
        <table:table-row table:style-name="ro2">
          <table:table-cell office:value-type="string" calcext:value-type="string">
            <text:p>k=101</text:p>
          </table:table-cell>
          <table:table-cell office:value-type="float" office:value="1.5400253001" calcext:value-type="float">
            <text:p>1.5400253001</text:p>
          </table:table-cell>
          <table:table-cell office:value-type="float" office:value="2.25412394" calcext:value-type="float">
            <text:p>2.25412394</text:p>
          </table:table-cell>
        </table:table-row>
        <table:table-row table:style-name="ro2">
          <table:table-cell office:value-type="string" calcext:value-type="string">
            <text:p>k=102</text:p>
          </table:table-cell>
          <table:table-cell office:value-type="float" office:value="1.9914568892" calcext:value-type="float">
            <text:p>1.9914568892</text:p>
          </table:table-cell>
          <table:table-cell office:value-type="float" office:value="2.9367370795" calcext:value-type="float">
            <text:p>2.9367370795</text:p>
          </table:table-cell>
        </table:table-row>
        <table:table-row table:style-name="ro2">
          <table:table-cell office:value-type="string" calcext:value-type="string">
            <text:p>k=103</text:p>
          </table:table-cell>
          <table:table-cell office:value-type="float" office:value="2.1380778397" calcext:value-type="float">
            <text:p>2.1380778397</text:p>
          </table:table-cell>
          <table:table-cell office:value-type="float" office:value="2.9670076666" calcext:value-type="float">
            <text:p>2.9670076666</text:p>
          </table:table-cell>
        </table:table-row>
        <table:table-row table:style-name="ro2">
          <table:table-cell office:value-type="string" calcext:value-type="string">
            <text:p>k=104</text:p>
          </table:table-cell>
          <table:table-cell office:value-type="float" office:value="1.8261392064" calcext:value-type="float">
            <text:p>1.8261392064</text:p>
          </table:table-cell>
          <table:table-cell office:value-type="float" office:value="2.6455353867" calcext:value-type="float">
            <text:p>2.6455353867</text:p>
          </table:table-cell>
        </table:table-row>
        <table:table-row table:style-name="ro2">
          <table:table-cell office:value-type="string" calcext:value-type="string">
            <text:p>k=105</text:p>
          </table:table-cell>
          <table:table-cell office:value-type="float" office:value="2.0662806073" calcext:value-type="float">
            <text:p>2.0662806073</text:p>
          </table:table-cell>
          <table:table-cell office:value-type="float" office:value="2.8639074006" calcext:value-type="float">
            <text:p>2.8639074006</text:p>
          </table:table-cell>
        </table:table-row>
        <table:table-row table:style-name="ro2">
          <table:table-cell office:value-type="string" calcext:value-type="string">
            <text:p>k=106</text:p>
          </table:table-cell>
          <table:table-cell office:value-type="float" office:value="1.6310563359" calcext:value-type="float">
            <text:p>1.6310563359</text:p>
          </table:table-cell>
          <table:table-cell office:value-type="float" office:value="2.3923034881" calcext:value-type="float">
            <text:p>2.3923034881</text:p>
          </table:table-cell>
        </table:table-row>
        <table:table-row table:style-name="ro2">
          <table:table-cell office:value-type="string" calcext:value-type="string">
            <text:p>k=107</text:p>
          </table:table-cell>
          <table:table-cell office:value-type="float" office:value="1.6828950384" calcext:value-type="float">
            <text:p>1.6828950384</text:p>
          </table:table-cell>
          <table:table-cell office:value-type="float" office:value="2.3872131346" calcext:value-type="float">
            <text:p>2.3872131346</text:p>
          </table:table-cell>
        </table:table-row>
        <table:table-row table:style-name="ro2">
          <table:table-cell office:value-type="string" calcext:value-type="string">
            <text:p>k=108</text:p>
          </table:table-cell>
          <table:table-cell office:value-type="float" office:value="1.7878322228" calcext:value-type="float">
            <text:p>1.7878322228</text:p>
          </table:table-cell>
          <table:table-cell office:value-type="float" office:value="2.6420326276" calcext:value-type="float">
            <text:p>2.6420326276</text:p>
          </table:table-cell>
        </table:table-row>
        <table:table-row table:style-name="ro2">
          <table:table-cell office:value-type="string" calcext:value-type="string">
            <text:p>k=109</text:p>
          </table:table-cell>
          <table:table-cell office:value-type="float" office:value="2.3161536837" calcext:value-type="float">
            <text:p>2.3161536837</text:p>
          </table:table-cell>
          <table:table-cell office:value-type="float" office:value="3.3798018986" calcext:value-type="float">
            <text:p>3.3798018986</text:p>
          </table:table-cell>
        </table:table-row>
        <table:table-row table:style-name="ro2">
          <table:table-cell office:value-type="string" calcext:value-type="string">
            <text:p>k=110</text:p>
          </table:table-cell>
          <table:table-cell office:value-type="float" office:value="1.3303633873" calcext:value-type="float">
            <text:p>1.3303633873</text:p>
          </table:table-cell>
          <table:table-cell office:value-type="float" office:value="2.1239480524" calcext:value-type="float">
            <text:p>2.1239480524</text:p>
          </table:table-cell>
        </table:table-row>
        <table:table-row table:style-name="ro2">
          <table:table-cell office:value-type="string" calcext:value-type="string">
            <text:p>k=111</text:p>
          </table:table-cell>
          <table:table-cell office:value-type="float" office:value="1.637841545" calcext:value-type="float">
            <text:p>1.637841545</text:p>
          </table:table-cell>
          <table:table-cell office:value-type="float" office:value="2.3492524172" calcext:value-type="float">
            <text:p>2.3492524172</text:p>
          </table:table-cell>
        </table:table-row>
        <table:table-row table:style-name="ro2">
          <table:table-cell office:value-type="string" calcext:value-type="string">
            <text:p>k=112</text:p>
          </table:table-cell>
          <table:table-cell office:value-type="float" office:value="1.396601565" calcext:value-type="float">
            <text:p>1.396601565</text:p>
          </table:table-cell>
          <table:table-cell office:value-type="float" office:value="2.0010817228" calcext:value-type="float">
            <text:p>2.0010817228</text:p>
          </table:table-cell>
        </table:table-row>
        <table:table-row table:style-name="ro2">
          <table:table-cell office:value-type="string" calcext:value-type="string">
            <text:p>k=113</text:p>
          </table:table-cell>
          <table:table-cell office:value-type="float" office:value="1.5187034661" calcext:value-type="float">
            <text:p>1.5187034661</text:p>
          </table:table-cell>
          <table:table-cell office:value-type="float" office:value="2.3490920349" calcext:value-type="float">
            <text:p>2.3490920349</text:p>
          </table:table-cell>
        </table:table-row>
        <table:table-row table:style-name="ro2">
          <table:table-cell office:value-type="string" calcext:value-type="string">
            <text:p>k=114</text:p>
          </table:table-cell>
          <table:table-cell office:value-type="float" office:value="1.7491403846" calcext:value-type="float">
            <text:p>1.7491403846</text:p>
          </table:table-cell>
          <table:table-cell office:value-type="float" office:value="2.5401874809" calcext:value-type="float">
            <text:p>2.5401874809</text:p>
          </table:table-cell>
        </table:table-row>
        <table:table-row table:style-name="ro2">
          <table:table-cell table:style-name="ce2" office:value-type="string" calcext:value-type="string">
            <text:p>k=115</text:p>
          </table:table-cell>
          <table:table-cell table:style-name="ce2" office:value-type="float" office:value="1.329217275" calcext:value-type="float">
            <text:p>1.329217275</text:p>
          </table:table-cell>
          <table:table-cell table:style-name="ce2" office:value-type="float" office:value="2.155735266" calcext:value-type="float">
            <text:p>2.155735266</text:p>
          </table:table-cell>
        </table:table-row>
        <table:table-row table:style-name="ro2">
          <table:table-cell office:value-type="string" calcext:value-type="string">
            <text:p>k=116</text:p>
          </table:table-cell>
          <table:table-cell office:value-type="float" office:value="4.5300133006" calcext:value-type="float">
            <text:p>4.5300133006</text:p>
          </table:table-cell>
          <table:table-cell office:value-type="float" office:value="7.0954879327" calcext:value-type="float">
            <text:p>7.0954879327</text:p>
          </table:table-cell>
        </table:table-row>
        <table:table-row table:style-name="ro2">
          <table:table-cell office:value-type="string" calcext:value-type="string">
            <text:p>k=117</text:p>
          </table:table-cell>
          <table:table-cell office:value-type="float" office:value="4.6675494067" calcext:value-type="float">
            <text:p>4.6675494067</text:p>
          </table:table-cell>
          <table:table-cell office:value-type="float" office:value="6.9960398561" calcext:value-type="float">
            <text:p>6.9960398561</text:p>
          </table:table-cell>
        </table:table-row>
        <table:table-row table:style-name="ro2">
          <table:table-cell office:value-type="string" calcext:value-type="string">
            <text:p>k=118</text:p>
          </table:table-cell>
          <table:table-cell office:value-type="float" office:value="4.9060329461" calcext:value-type="float">
            <text:p>4.9060329461</text:p>
          </table:table-cell>
          <table:table-cell office:value-type="float" office:value="7.2851313757" calcext:value-type="float">
            <text:p>7.2851313757</text:p>
          </table:table-cell>
        </table:table-row>
        <table:table-row table:style-name="ro2">
          <table:table-cell office:value-type="string" calcext:value-type="string">
            <text:p>k=119</text:p>
          </table:table-cell>
          <table:table-cell office:value-type="float" office:value="4.7913475165" calcext:value-type="float">
            <text:p>4.7913475165</text:p>
          </table:table-cell>
          <table:table-cell office:value-type="float" office:value="7.2963530283" calcext:value-type="float">
            <text:p>7.2963530283</text:p>
          </table:table-cell>
        </table:table-row>
        <table:table-row table:style-name="ro2">
          <table:table-cell office:value-type="string" calcext:value-type="string">
            <text:p>k=120</text:p>
          </table:table-cell>
          <table:table-cell office:value-type="float" office:value="4.7165081344" calcext:value-type="float">
            <text:p>4.7165081344</text:p>
          </table:table-cell>
          <table:table-cell office:value-type="float" office:value="7.0632078262" calcext:value-type="float">
            <text:p>7.0632078262</text:p>
          </table:table-cell>
        </table:table-row>
        <table:table-row table:style-name="ro2">
          <table:table-cell office:value-type="string" calcext:value-type="string">
            <text:p>k=121</text:p>
          </table:table-cell>
          <table:table-cell office:value-type="float" office:value="4.7433581141" calcext:value-type="float">
            <text:p>4.7433581141</text:p>
          </table:table-cell>
          <table:table-cell office:value-type="float" office:value="7.0663809041" calcext:value-type="float">
            <text:p>7.0663809041</text:p>
          </table:table-cell>
        </table:table-row>
        <table:table-row table:style-name="ro2">
          <table:table-cell office:value-type="string" calcext:value-type="string">
            <text:p>k=122</text:p>
          </table:table-cell>
          <table:table-cell office:value-type="float" office:value="4.9470534792" calcext:value-type="float">
            <text:p>4.9470534792</text:p>
          </table:table-cell>
          <table:table-cell office:value-type="float" office:value="7.574073712" calcext:value-type="float">
            <text:p>7.574073712</text:p>
          </table:table-cell>
        </table:table-row>
        <table:table-row table:style-name="ro2">
          <table:table-cell office:value-type="string" calcext:value-type="string">
            <text:p>k=123</text:p>
          </table:table-cell>
          <table:table-cell office:value-type="float" office:value="4.765599249" calcext:value-type="float">
            <text:p>4.765599249</text:p>
          </table:table-cell>
          <table:table-cell office:value-type="float" office:value="7.1358528609" calcext:value-type="float">
            <text:p>7.1358528609</text:p>
          </table:table-cell>
        </table:table-row>
        <table:table-row table:style-name="ro2">
          <table:table-cell office:value-type="string" calcext:value-type="string">
            <text:p>k=124</text:p>
          </table:table-cell>
          <table:table-cell office:value-type="float" office:value="5.4409351989" calcext:value-type="float">
            <text:p>5.4409351989</text:p>
          </table:table-cell>
          <table:table-cell office:value-type="float" office:value="8.1232523421" calcext:value-type="float">
            <text:p>8.1232523421</text:p>
          </table:table-cell>
        </table:table-row>
        <table:table-row table:style-name="ro2">
          <table:table-cell office:value-type="string" calcext:value-type="string">
            <text:p>k=125</text:p>
          </table:table-cell>
          <table:table-cell office:value-type="float" office:value="5.1299765113" calcext:value-type="float">
            <text:p>5.1299765113</text:p>
          </table:table-cell>
          <table:table-cell office:value-type="float" office:value="7.516944186" calcext:value-type="float">
            <text:p>7.516944186</text:p>
          </table:table-cell>
        </table:table-row>
        <table:table-row table:style-name="ro2">
          <table:table-cell office:value-type="string" calcext:value-type="string">
            <text:p>k=126</text:p>
          </table:table-cell>
          <table:table-cell office:value-type="float" office:value="5.1316254172" calcext:value-type="float">
            <text:p>5.1316254172</text:p>
          </table:table-cell>
          <table:table-cell office:value-type="float" office:value="7.6582777072" calcext:value-type="float">
            <text:p>7.6582777072</text:p>
          </table:table-cell>
        </table:table-row>
        <table:table-row table:style-name="ro2">
          <table:table-cell office:value-type="string" calcext:value-type="string">
            <text:p>k=127</text:p>
          </table:table-cell>
          <table:table-cell office:value-type="float" office:value="4.6701715689" calcext:value-type="float">
            <text:p>4.6701715689</text:p>
          </table:table-cell>
          <table:table-cell office:value-type="float" office:value="6.8354318566" calcext:value-type="float">
            <text:p>6.8354318566</text:p>
          </table:table-cell>
        </table:table-row>
        <table:table-row table:style-name="ro2">
          <table:table-cell office:value-type="string" calcext:value-type="string">
            <text:p>k=128</text:p>
          </table:table-cell>
          <table:table-cell office:value-type="float" office:value="4.977713578" calcext:value-type="float">
            <text:p>4.977713578</text:p>
          </table:table-cell>
          <table:table-cell office:value-type="float" office:value="7.203443852" calcext:value-type="float">
            <text:p>7.203443852</text:p>
          </table:table-cell>
        </table:table-row>
        <table:table-row table:style-name="ro2">
          <table:table-cell office:value-type="string" calcext:value-type="string">
            <text:p>k=129</text:p>
          </table:table-cell>
          <table:table-cell office:value-type="float" office:value="4.7215906423" calcext:value-type="float">
            <text:p>4.7215906423</text:p>
          </table:table-cell>
          <table:table-cell office:value-type="float" office:value="7.1040351439" calcext:value-type="float">
            <text:p>7.1040351439</text:p>
          </table:table-cell>
        </table:table-row>
        <table:table-row table:style-name="ro2">
          <table:table-cell office:value-type="string" calcext:value-type="string">
            <text:p>k=130</text:p>
          </table:table-cell>
          <table:table-cell office:value-type="float" office:value="4.4141905029" calcext:value-type="float">
            <text:p>4.4141905029</text:p>
          </table:table-cell>
          <table:table-cell office:value-type="float" office:value="6.6961031336" calcext:value-type="float">
            <text:p>6.6961031336</text:p>
          </table:table-cell>
        </table:table-row>
        <table:table-row table:style-name="ro2">
          <table:table-cell office:value-type="string" calcext:value-type="string">
            <text:p>k=131</text:p>
          </table:table-cell>
          <table:table-cell office:value-type="float" office:value="4.7339986132" calcext:value-type="float">
            <text:p>4.7339986132</text:p>
          </table:table-cell>
          <table:table-cell office:value-type="float" office:value="7.0439087411" calcext:value-type="float">
            <text:p>7.0439087411</text:p>
          </table:table-cell>
        </table:table-row>
        <table:table-row table:style-name="ro2">
          <table:table-cell office:value-type="string" calcext:value-type="string">
            <text:p>k=132</text:p>
          </table:table-cell>
          <table:table-cell office:value-type="float" office:value="5.2207383668" calcext:value-type="float">
            <text:p>5.2207383668</text:p>
          </table:table-cell>
          <table:table-cell office:value-type="float" office:value="7.9188822435" calcext:value-type="float">
            <text:p>7.9188822435</text:p>
          </table:table-cell>
        </table:table-row>
        <table:table-row table:style-name="ro2">
          <table:table-cell office:value-type="string" calcext:value-type="string">
            <text:p>k=133</text:p>
          </table:table-cell>
          <table:table-cell office:value-type="float" office:value="4.6217239196" calcext:value-type="float">
            <text:p>4.6217239196</text:p>
          </table:table-cell>
          <table:table-cell office:value-type="float" office:value="6.8920802151" calcext:value-type="float">
            <text:p>6.8920802151</text:p>
          </table:table-cell>
        </table:table-row>
        <table:table-row table:style-name="ro2">
          <table:table-cell office:value-type="string" calcext:value-type="string">
            <text:p>k=134</text:p>
          </table:table-cell>
          <table:table-cell office:value-type="float" office:value="4.602214906" calcext:value-type="float">
            <text:p>4.602214906</text:p>
          </table:table-cell>
          <table:table-cell office:value-type="float" office:value="6.9839102955" calcext:value-type="float">
            <text:p>6.9839102955</text:p>
          </table:table-cell>
        </table:table-row>
        <table:table-row table:style-name="ro2">
          <table:table-cell office:value-type="string" calcext:value-type="string">
            <text:p>k=135</text:p>
          </table:table-cell>
          <table:table-cell office:value-type="float" office:value="4.8286963903" calcext:value-type="float">
            <text:p>4.8286963903</text:p>
          </table:table-cell>
          <table:table-cell office:value-type="float" office:value="7.4572969601" calcext:value-type="float">
            <text:p>7.4572969601</text:p>
          </table:table-cell>
        </table:table-row>
        <table:table-row table:style-name="ro2">
          <table:table-cell office:value-type="string" calcext:value-type="string">
            <text:p>k=136</text:p>
          </table:table-cell>
          <table:table-cell office:value-type="float" office:value="4.7185179992" calcext:value-type="float">
            <text:p>4.7185179992</text:p>
          </table:table-cell>
          <table:table-cell office:value-type="float" office:value="7.1612480967" calcext:value-type="float">
            <text:p>7.1612480967</text:p>
          </table:table-cell>
        </table:table-row>
        <table:table-row table:style-name="ro2">
          <table:table-cell office:value-type="string" calcext:value-type="string">
            <text:p>k=137</text:p>
          </table:table-cell>
          <table:table-cell office:value-type="float" office:value="5.0765975825" calcext:value-type="float">
            <text:p>5.0765975825</text:p>
          </table:table-cell>
          <table:table-cell office:value-type="float" office:value="7.5103037103" calcext:value-type="float">
            <text:p>7.5103037103</text:p>
          </table:table-cell>
        </table:table-row>
        <table:table-row table:style-name="ro2">
          <table:table-cell office:value-type="string" calcext:value-type="string">
            <text:p>k=138</text:p>
          </table:table-cell>
          <table:table-cell office:value-type="float" office:value="4.9115005957" calcext:value-type="float">
            <text:p>4.9115005957</text:p>
          </table:table-cell>
          <table:table-cell office:value-type="float" office:value="7.3366971225" calcext:value-type="float">
            <text:p>7.3366971225</text:p>
          </table:table-cell>
        </table:table-row>
        <table:table-row table:style-name="ro2">
          <table:table-cell office:value-type="string" calcext:value-type="string">
            <text:p>k=139</text:p>
          </table:table-cell>
          <table:table-cell office:value-type="float" office:value="4.6904617013" calcext:value-type="float">
            <text:p>4.6904617013</text:p>
          </table:table-cell>
          <table:table-cell office:value-type="float" office:value="6.9650273172" calcext:value-type="float">
            <text:p>6.9650273172</text:p>
          </table:table-cell>
        </table:table-row>
        <table:table-row table:style-name="ro2">
          <table:table-cell office:value-type="string" calcext:value-type="string">
            <text:p>k=140</text:p>
          </table:table-cell>
          <table:table-cell office:value-type="float" office:value="4.7307218179" calcext:value-type="float">
            <text:p>4.7307218179</text:p>
          </table:table-cell>
          <table:table-cell office:value-type="float" office:value="7.0408995729" calcext:value-type="float">
            <text:p>7.0408995729</text:p>
          </table:table-cell>
        </table:table-row>
        <table:table-row table:style-name="ro2">
          <table:table-cell office:value-type="string" calcext:value-type="string">
            <text:p>k=141</text:p>
          </table:table-cell>
          <table:table-cell office:value-type="float" office:value="4.7705677601" calcext:value-type="float">
            <text:p>4.7705677601</text:p>
          </table:table-cell>
          <table:table-cell office:value-type="float" office:value="7.086548453" calcext:value-type="float">
            <text:p>7.086548453</text:p>
          </table:table-cell>
        </table:table-row>
        <table:table-row table:style-name="ro2">
          <table:table-cell office:value-type="string" calcext:value-type="string">
            <text:p>k=142</text:p>
          </table:table-cell>
          <table:table-cell office:value-type="float" office:value="4.8768341946" calcext:value-type="float">
            <text:p>4.8768341946</text:p>
          </table:table-cell>
          <table:table-cell office:value-type="float" office:value="7.122728565" calcext:value-type="float">
            <text:p>7.122728565</text:p>
          </table:table-cell>
        </table:table-row>
        <table:table-row table:style-name="ro2">
          <table:table-cell office:value-type="string" calcext:value-type="string">
            <text:p>k=143</text:p>
          </table:table-cell>
          <table:table-cell office:value-type="float" office:value="4.6047658284" calcext:value-type="float">
            <text:p>4.6047658284</text:p>
          </table:table-cell>
          <table:table-cell office:value-type="float" office:value="7.0618723375" calcext:value-type="float">
            <text:p>7.0618723375</text:p>
          </table:table-cell>
        </table:table-row>
        <table:table-row table:style-name="ro2">
          <table:table-cell office:value-type="string" calcext:value-type="string">
            <text:p>k=144</text:p>
          </table:table-cell>
          <table:table-cell office:value-type="float" office:value="4.7093441724" calcext:value-type="float">
            <text:p>4.7093441724</text:p>
          </table:table-cell>
          <table:table-cell office:value-type="float" office:value="7.113451037" calcext:value-type="float">
            <text:p>7.113451037</text:p>
          </table:table-cell>
        </table:table-row>
        <table:table-row table:style-name="ro2">
          <table:table-cell office:value-type="string" calcext:value-type="string">
            <text:p>k=145</text:p>
          </table:table-cell>
          <table:table-cell office:value-type="float" office:value="4.3290264806" calcext:value-type="float">
            <text:p>4.3290264806</text:p>
          </table:table-cell>
          <table:table-cell office:value-type="float" office:value="6.6205972994" calcext:value-type="float">
            <text:p>6.6205972994</text:p>
          </table:table-cell>
        </table:table-row>
        <table:table-row table:style-name="ro2">
          <table:table-cell office:value-type="string" calcext:value-type="string">
            <text:p>k=146</text:p>
          </table:table-cell>
          <table:table-cell office:value-type="float" office:value="4.4754796761" calcext:value-type="float">
            <text:p>4.4754796761</text:p>
          </table:table-cell>
          <table:table-cell office:value-type="float" office:value="6.9719013599" calcext:value-type="float">
            <text:p>6.9719013599</text:p>
          </table:table-cell>
        </table:table-row>
        <table:table-row table:style-name="ro2">
          <table:table-cell office:value-type="string" calcext:value-type="string">
            <text:p>k=147</text:p>
          </table:table-cell>
          <table:table-cell office:value-type="float" office:value="4.209228846" calcext:value-type="float">
            <text:p>4.209228846</text:p>
          </table:table-cell>
          <table:table-cell office:value-type="float" office:value="6.3852031503" calcext:value-type="float">
            <text:p>6.3852031503</text:p>
          </table:table-cell>
        </table:table-row>
        <table:table-row table:style-name="ro2">
          <table:table-cell office:value-type="string" calcext:value-type="string">
            <text:p>k=148</text:p>
          </table:table-cell>
          <table:table-cell office:value-type="float" office:value="4.9685679448" calcext:value-type="float">
            <text:p>4.9685679448</text:p>
          </table:table-cell>
          <table:table-cell office:value-type="float" office:value="7.2319392412" calcext:value-type="float">
            <text:p>7.2319392412</text:p>
          </table:table-cell>
        </table:table-row>
        <table:table-row table:style-name="ro2">
          <table:table-cell office:value-type="string" calcext:value-type="string">
            <text:p>k=149</text:p>
          </table:table-cell>
          <table:table-cell office:value-type="float" office:value="4.5929749288" calcext:value-type="float">
            <text:p>4.5929749288</text:p>
          </table:table-cell>
          <table:table-cell office:value-type="float" office:value="7.2477948356" calcext:value-type="float">
            <text:p>7.2477948356</text:p>
          </table:table-cell>
        </table:table-row>
        <table:table-row table:style-name="ro2">
          <table:table-cell office:value-type="string" calcext:value-type="string">
            <text:p>k=150</text:p>
          </table:table-cell>
          <table:table-cell office:value-type="float" office:value="4.2524567915" calcext:value-type="float">
            <text:p>4.2524567915</text:p>
          </table:table-cell>
          <table:table-cell office:value-type="float" office:value="6.5665964142" calcext:value-type="float">
            <text:p>6.5665964142</text:p>
          </table:table-cell>
        </table:table-row>
        <table:table-row table:style-name="ro2">
          <table:table-cell office:value-type="string" calcext:value-type="string">
            <text:p>k=151</text:p>
          </table:table-cell>
          <table:table-cell office:value-type="float" office:value="4.184210342" calcext:value-type="float">
            <text:p>4.184210342</text:p>
          </table:table-cell>
          <table:table-cell office:value-type="float" office:value="6.5135155713" calcext:value-type="float">
            <text:p>6.5135155713</text:p>
          </table:table-cell>
        </table:table-row>
        <table:table-row table:style-name="ro2">
          <table:table-cell office:value-type="string" calcext:value-type="string">
            <text:p>k=152</text:p>
          </table:table-cell>
          <table:table-cell office:value-type="float" office:value="4.7210340689" calcext:value-type="float">
            <text:p>4.7210340689</text:p>
          </table:table-cell>
          <table:table-cell office:value-type="float" office:value="7.2452326299" calcext:value-type="float">
            <text:p>7.2452326299</text:p>
          </table:table-cell>
        </table:table-row>
        <table:table-row table:style-name="ro2">
          <table:table-cell office:value-type="string" calcext:value-type="string">
            <text:p>k=153</text:p>
          </table:table-cell>
          <table:table-cell office:value-type="float" office:value="4.1305911788" calcext:value-type="float">
            <text:p>4.1305911788</text:p>
          </table:table-cell>
          <table:table-cell office:value-type="float" office:value="6.2241697529" calcext:value-type="float">
            <text:p>6.2241697529</text:p>
          </table:table-cell>
        </table:table-row>
        <table:table-row table:style-name="ro2">
          <table:table-cell office:value-type="string" calcext:value-type="string">
            <text:p>k=154</text:p>
          </table:table-cell>
          <table:table-cell office:value-type="float" office:value="4.6569829449" calcext:value-type="float">
            <text:p>4.6569829449</text:p>
          </table:table-cell>
          <table:table-cell office:value-type="float" office:value="7.3910759932" calcext:value-type="float">
            <text:p>7.3910759932</text:p>
          </table:table-cell>
        </table:table-row>
        <table:table-row table:style-name="ro2">
          <table:table-cell office:value-type="string" calcext:value-type="string">
            <text:p>k=155</text:p>
          </table:table-cell>
          <table:table-cell office:value-type="float" office:value="5.2866274537" calcext:value-type="float">
            <text:p>5.2866274537</text:p>
          </table:table-cell>
          <table:table-cell office:value-type="float" office:value="8.385872483" calcext:value-type="float">
            <text:p>8.385872483</text:p>
          </table:table-cell>
        </table:table-row>
        <table:table-row table:style-name="ro2">
          <table:table-cell office:value-type="string" calcext:value-type="string">
            <text:p>k=156</text:p>
          </table:table-cell>
          <table:table-cell office:value-type="float" office:value="4.7183417954" calcext:value-type="float">
            <text:p>4.7183417954</text:p>
          </table:table-cell>
          <table:table-cell office:value-type="float" office:value="6.9997477365" calcext:value-type="float">
            <text:p>6.9997477365</text:p>
          </table:table-cell>
        </table:table-row>
        <table:table-row table:style-name="ro2">
          <table:table-cell office:value-type="string" calcext:value-type="string">
            <text:p>k=157</text:p>
          </table:table-cell>
          <table:table-cell office:value-type="float" office:value="4.8650435196" calcext:value-type="float">
            <text:p>4.8650435196</text:p>
          </table:table-cell>
          <table:table-cell office:value-type="float" office:value="7.4485914833" calcext:value-type="float">
            <text:p>7.4485914833</text:p>
          </table:table-cell>
        </table:table-row>
        <table:table-row table:style-name="ro2">
          <table:table-cell office:value-type="string" calcext:value-type="string">
            <text:p>k=158</text:p>
          </table:table-cell>
          <table:table-cell office:value-type="float" office:value="4.4962624439" calcext:value-type="float">
            <text:p>4.4962624439</text:p>
          </table:table-cell>
          <table:table-cell office:value-type="float" office:value="6.789009482" calcext:value-type="float">
            <text:p>6.789009482</text:p>
          </table:table-cell>
        </table:table-row>
        <table:table-row table:style-name="ro2">
          <table:table-cell office:value-type="string" calcext:value-type="string">
            <text:p>k=159</text:p>
          </table:table-cell>
          <table:table-cell office:value-type="float" office:value="4.489788732" calcext:value-type="float">
            <text:p>4.489788732</text:p>
          </table:table-cell>
          <table:table-cell office:value-type="float" office:value="6.932916638" calcext:value-type="float">
            <text:p>6.932916638</text:p>
          </table:table-cell>
        </table:table-row>
        <table:table-row table:style-name="ro2">
          <table:table-cell office:value-type="string" calcext:value-type="string">
            <text:p>k=160</text:p>
          </table:table-cell>
          <table:table-cell office:value-type="float" office:value="4.5036090194" calcext:value-type="float">
            <text:p>4.5036090194</text:p>
          </table:table-cell>
          <table:table-cell office:value-type="float" office:value="7.0848664834" calcext:value-type="float">
            <text:p>7.0848664834</text:p>
          </table:table-cell>
        </table:table-row>
        <table:table-row table:style-name="ro2">
          <table:table-cell office:value-type="string" calcext:value-type="string">
            <text:p>k=161</text:p>
          </table:table-cell>
          <table:table-cell office:value-type="float" office:value="4.7681620699" calcext:value-type="float">
            <text:p>4.7681620699</text:p>
          </table:table-cell>
          <table:table-cell office:value-type="float" office:value="7.1887697512" calcext:value-type="float">
            <text:p>7.1887697512</text:p>
          </table:table-cell>
        </table:table-row>
        <table:table-row table:style-name="ro2">
          <table:table-cell office:value-type="string" calcext:value-type="string">
            <text:p>k=162</text:p>
          </table:table-cell>
          <table:table-cell office:value-type="float" office:value="5.1784128898" calcext:value-type="float">
            <text:p>5.1784128898</text:p>
          </table:table-cell>
          <table:table-cell office:value-type="float" office:value="7.6995877494" calcext:value-type="float">
            <text:p>7.6995877494</text:p>
          </table:table-cell>
        </table:table-row>
        <table:table-row table:style-name="ro2">
          <table:table-cell office:value-type="string" calcext:value-type="string">
            <text:p>k=163</text:p>
          </table:table-cell>
          <table:table-cell office:value-type="float" office:value="5.0110128893" calcext:value-type="float">
            <text:p>5.0110128893</text:p>
          </table:table-cell>
          <table:table-cell office:value-type="float" office:value="7.452069179" calcext:value-type="float">
            <text:p>7.452069179</text:p>
          </table:table-cell>
        </table:table-row>
        <table:table-row table:style-name="ro2">
          <table:table-cell office:value-type="string" calcext:value-type="string">
            <text:p>k=164</text:p>
          </table:table-cell>
          <table:table-cell office:value-type="float" office:value="4.4609786685" calcext:value-type="float">
            <text:p>4.4609786685</text:p>
          </table:table-cell>
          <table:table-cell office:value-type="float" office:value="6.8413747626" calcext:value-type="float">
            <text:p>6.8413747626</text:p>
          </table:table-cell>
        </table:table-row>
        <table:table-row table:style-name="ro2">
          <table:table-cell office:value-type="string" calcext:value-type="string">
            <text:p>k=165</text:p>
          </table:table-cell>
          <table:table-cell office:value-type="float" office:value="4.8579164548" calcext:value-type="float">
            <text:p>4.8579164548</text:p>
          </table:table-cell>
          <table:table-cell office:value-type="float" office:value="7.3586553822" calcext:value-type="float">
            <text:p>7.3586553822</text:p>
          </table:table-cell>
        </table:table-row>
        <table:table-row table:style-name="ro2">
          <table:table-cell office:value-type="string" calcext:value-type="string">
            <text:p>k=166</text:p>
          </table:table-cell>
          <table:table-cell office:value-type="float" office:value="4.3141976724" calcext:value-type="float">
            <text:p>4.3141976724</text:p>
          </table:table-cell>
          <table:table-cell office:value-type="float" office:value="6.5709580498" calcext:value-type="float">
            <text:p>6.5709580498</text:p>
          </table:table-cell>
        </table:table-row>
        <table:table-row table:style-name="ro2">
          <table:table-cell office:value-type="string" calcext:value-type="string">
            <text:p>k=167</text:p>
          </table:table-cell>
          <table:table-cell office:value-type="float" office:value="4.5962933806" calcext:value-type="float">
            <text:p>4.5962933806</text:p>
          </table:table-cell>
          <table:table-cell office:value-type="float" office:value="7.01297867" calcext:value-type="float">
            <text:p>7.01297867</text:p>
          </table:table-cell>
        </table:table-row>
        <table:table-row table:style-name="ro2">
          <table:table-cell office:value-type="string" calcext:value-type="string">
            <text:p>k=168</text:p>
          </table:table-cell>
          <table:table-cell office:value-type="float" office:value="4.6624862654" calcext:value-type="float">
            <text:p>4.6624862654</text:p>
          </table:table-cell>
          <table:table-cell office:value-type="float" office:value="7.2011634441" calcext:value-type="float">
            <text:p>7.2011634441</text:p>
          </table:table-cell>
        </table:table-row>
        <table:table-row table:style-name="ro2">
          <table:table-cell office:value-type="string" calcext:value-type="string">
            <text:p>k=169</text:p>
          </table:table-cell>
          <table:table-cell office:value-type="float" office:value="4.7525421419" calcext:value-type="float">
            <text:p>4.7525421419</text:p>
          </table:table-cell>
          <table:table-cell office:value-type="float" office:value="7.3682412284" calcext:value-type="float">
            <text:p>7.3682412284</text:p>
          </table:table-cell>
        </table:table-row>
        <table:table-row table:style-name="ro2">
          <table:table-cell office:value-type="string" calcext:value-type="string">
            <text:p>k=170</text:p>
          </table:table-cell>
          <table:table-cell office:value-type="float" office:value="4.653820489" calcext:value-type="float">
            <text:p>4.653820489</text:p>
          </table:table-cell>
          <table:table-cell office:value-type="float" office:value="7.1021727231" calcext:value-type="float">
            <text:p>7.1021727231</text:p>
          </table:table-cell>
        </table:table-row>
        <table:table-row table:style-name="ro2">
          <table:table-cell office:value-type="string" calcext:value-type="string">
            <text:p>k=171</text:p>
          </table:table-cell>
          <table:table-cell office:value-type="float" office:value="4.4068090876" calcext:value-type="float">
            <text:p>4.4068090876</text:p>
          </table:table-cell>
          <table:table-cell office:value-type="float" office:value="6.7244877637" calcext:value-type="float">
            <text:p>6.7244877637</text:p>
          </table:table-cell>
        </table:table-row>
        <table:table-row table:style-name="ro2">
          <table:table-cell office:value-type="string" calcext:value-type="string">
            <text:p>k=172</text:p>
          </table:table-cell>
          <table:table-cell office:value-type="float" office:value="4.7572213229" calcext:value-type="float">
            <text:p>4.7572213229</text:p>
          </table:table-cell>
          <table:table-cell office:value-type="float" office:value="7.1901967673" calcext:value-type="float">
            <text:p>7.1901967673</text:p>
          </table:table-cell>
        </table:table-row>
        <table:table-row table:style-name="ro2">
          <table:table-cell office:value-type="string" calcext:value-type="string">
            <text:p>k=173</text:p>
          </table:table-cell>
          <table:table-cell office:value-type="float" office:value="4.1486383224" calcext:value-type="float">
            <text:p>4.1486383224</text:p>
          </table:table-cell>
          <table:table-cell office:value-type="float" office:value="6.5097498919" calcext:value-type="float">
            <text:p>6.5097498919</text:p>
          </table:table-cell>
        </table:table-row>
        <table:table-row table:style-name="ro2">
          <table:table-cell office:value-type="string" calcext:value-type="string">
            <text:p>k=174</text:p>
          </table:table-cell>
          <table:table-cell office:value-type="float" office:value="4.657600595" calcext:value-type="float">
            <text:p>4.657600595</text:p>
          </table:table-cell>
          <table:table-cell office:value-type="float" office:value="7.0813257744" calcext:value-type="float">
            <text:p>7.0813257744</text:p>
          </table:table-cell>
        </table:table-row>
        <table:table-row table:style-name="ro2">
          <table:table-cell office:value-type="string" calcext:value-type="string">
            <text:p>k=175</text:p>
          </table:table-cell>
          <table:table-cell office:value-type="float" office:value="4.9156822461" calcext:value-type="float">
            <text:p>4.9156822461</text:p>
          </table:table-cell>
          <table:table-cell office:value-type="float" office:value="7.4487185157" calcext:value-type="float">
            <text:p>7.4487185157</text:p>
          </table:table-cell>
        </table:table-row>
        <table:table-row table:style-name="ro2">
          <table:table-cell office:value-type="string" calcext:value-type="string">
            <text:p>k=176</text:p>
          </table:table-cell>
          <table:table-cell office:value-type="float" office:value="4.8615677027" calcext:value-type="float">
            <text:p>4.8615677027</text:p>
          </table:table-cell>
          <table:table-cell office:value-type="float" office:value="7.2094152823" calcext:value-type="float">
            <text:p>7.2094152823</text:p>
          </table:table-cell>
        </table:table-row>
        <table:table-row table:style-name="ro2">
          <table:table-cell office:value-type="string" calcext:value-type="string">
            <text:p>k=177</text:p>
          </table:table-cell>
          <table:table-cell office:value-type="float" office:value="4.3656098062" calcext:value-type="float">
            <text:p>4.3656098062</text:p>
          </table:table-cell>
          <table:table-cell office:value-type="float" office:value="6.7884073067" calcext:value-type="float">
            <text:p>6.7884073067</text:p>
          </table:table-cell>
        </table:table-row>
        <table:table-row table:style-name="ro2">
          <table:table-cell office:value-type="string" calcext:value-type="string">
            <text:p>k=178</text:p>
          </table:table-cell>
          <table:table-cell office:value-type="float" office:value="4.392041031" calcext:value-type="float">
            <text:p>4.392041031</text:p>
          </table:table-cell>
          <table:table-cell office:value-type="float" office:value="6.76270248" calcext:value-type="float">
            <text:p>6.76270248</text:p>
          </table:table-cell>
        </table:table-row>
        <table:table-row table:style-name="ro2">
          <table:table-cell office:value-type="string" calcext:value-type="string">
            <text:p>k=179</text:p>
          </table:table-cell>
          <table:table-cell office:value-type="float" office:value="4.7411835941" calcext:value-type="float">
            <text:p>4.7411835941</text:p>
          </table:table-cell>
          <table:table-cell office:value-type="float" office:value="7.2436935112" calcext:value-type="float">
            <text:p>7.2436935112</text:p>
          </table:table-cell>
        </table:table-row>
        <table:table-row table:style-name="ro2">
          <table:table-cell office:value-type="string" calcext:value-type="string">
            <text:p>k=180</text:p>
          </table:table-cell>
          <table:table-cell office:value-type="float" office:value="4.6220702537" calcext:value-type="float">
            <text:p>4.6220702537</text:p>
          </table:table-cell>
          <table:table-cell office:value-type="float" office:value="6.9233651157" calcext:value-type="float">
            <text:p>6.9233651157</text:p>
          </table:table-cell>
        </table:table-row>
        <table:table-row table:style-name="ro2">
          <table:table-cell office:value-type="string" calcext:value-type="string">
            <text:p>k=181</text:p>
          </table:table-cell>
          <table:table-cell office:value-type="float" office:value="4.8533691851" calcext:value-type="float">
            <text:p>4.8533691851</text:p>
          </table:table-cell>
          <table:table-cell office:value-type="float" office:value="7.322149002" calcext:value-type="float">
            <text:p>7.322149002</text:p>
          </table:table-cell>
        </table:table-row>
        <table:table-row table:style-name="ro2">
          <table:table-cell office:value-type="string" calcext:value-type="string">
            <text:p>k=182</text:p>
          </table:table-cell>
          <table:table-cell office:value-type="float" office:value="4.3694564234" calcext:value-type="float">
            <text:p>4.3694564234</text:p>
          </table:table-cell>
          <table:table-cell office:value-type="float" office:value="6.6981698493" calcext:value-type="float">
            <text:p>6.6981698493</text:p>
          </table:table-cell>
        </table:table-row>
        <table:table-row table:style-name="ro2">
          <table:table-cell office:value-type="string" calcext:value-type="string">
            <text:p>k=183</text:p>
          </table:table-cell>
          <table:table-cell office:value-type="float" office:value="4.4763993852" calcext:value-type="float">
            <text:p>4.4763993852</text:p>
          </table:table-cell>
          <table:table-cell office:value-type="float" office:value="6.826959777" calcext:value-type="float">
            <text:p>6.826959777</text:p>
          </table:table-cell>
        </table:table-row>
        <table:table-row table:style-name="ro2">
          <table:table-cell office:value-type="string" calcext:value-type="string">
            <text:p>k=184</text:p>
          </table:table-cell>
          <table:table-cell office:value-type="float" office:value="5.1280651616" calcext:value-type="float">
            <text:p>5.1280651616</text:p>
          </table:table-cell>
          <table:table-cell office:value-type="float" office:value="7.6351355507" calcext:value-type="float">
            <text:p>7.6351355507</text:p>
          </table:table-cell>
        </table:table-row>
        <table:table-row table:style-name="ro2">
          <table:table-cell office:value-type="string" calcext:value-type="string">
            <text:p>k=185</text:p>
          </table:table-cell>
          <table:table-cell office:value-type="float" office:value="4.6863182971" calcext:value-type="float">
            <text:p>4.6863182971</text:p>
          </table:table-cell>
          <table:table-cell office:value-type="float" office:value="7.0921655537" calcext:value-type="float">
            <text:p>7.0921655537</text:p>
          </table:table-cell>
        </table:table-row>
        <table:table-row table:style-name="ro2">
          <table:table-cell office:value-type="string" calcext:value-type="string">
            <text:p>k=186</text:p>
          </table:table-cell>
          <table:table-cell office:value-type="float" office:value="4.3593452334" calcext:value-type="float">
            <text:p>4.3593452334</text:p>
          </table:table-cell>
          <table:table-cell office:value-type="float" office:value="6.5868080496" calcext:value-type="float">
            <text:p>6.5868080496</text:p>
          </table:table-cell>
        </table:table-row>
        <table:table-row table:style-name="ro2">
          <table:table-cell office:value-type="string" calcext:value-type="string">
            <text:p>k=187</text:p>
          </table:table-cell>
          <table:table-cell office:value-type="float" office:value="4.5055531819" calcext:value-type="float">
            <text:p>4.5055531819</text:p>
          </table:table-cell>
          <table:table-cell office:value-type="float" office:value="6.8985232201" calcext:value-type="float">
            <text:p>6.8985232201</text:p>
          </table:table-cell>
        </table:table-row>
        <table:table-row table:style-name="ro2">
          <table:table-cell office:value-type="string" calcext:value-type="string">
            <text:p>k=188</text:p>
          </table:table-cell>
          <table:table-cell office:value-type="float" office:value="4.434891399" calcext:value-type="float">
            <text:p>4.434891399</text:p>
          </table:table-cell>
          <table:table-cell office:value-type="float" office:value="6.7314214222" calcext:value-type="float">
            <text:p>6.7314214222</text:p>
          </table:table-cell>
        </table:table-row>
        <table:table-row table:style-name="ro2">
          <table:table-cell office:value-type="string" calcext:value-type="string">
            <text:p>k=189</text:p>
          </table:table-cell>
          <table:table-cell office:value-type="float" office:value="4.8684967799" calcext:value-type="float">
            <text:p>4.8684967799</text:p>
          </table:table-cell>
          <table:table-cell office:value-type="float" office:value="7.3839169304" calcext:value-type="float">
            <text:p>7.3839169304</text:p>
          </table:table-cell>
        </table:table-row>
        <table:table-row table:style-name="ro2">
          <table:table-cell office:value-type="string" calcext:value-type="string">
            <text:p>k=190</text:p>
          </table:table-cell>
          <table:table-cell office:value-type="float" office:value="5.3784646175" calcext:value-type="float">
            <text:p>5.3784646175</text:p>
          </table:table-cell>
          <table:table-cell office:value-type="float" office:value="8.0245430723" calcext:value-type="float">
            <text:p>8.0245430723</text:p>
          </table:table-cell>
        </table:table-row>
        <table:table-row table:style-name="ro2">
          <table:table-cell office:value-type="string" calcext:value-type="string">
            <text:p>k=191</text:p>
          </table:table-cell>
          <table:table-cell office:value-type="float" office:value="4.7671487982" calcext:value-type="float">
            <text:p>4.7671487982</text:p>
          </table:table-cell>
          <table:table-cell office:value-type="float" office:value="7.2337341665" calcext:value-type="float">
            <text:p>7.2337341665</text:p>
          </table:table-cell>
        </table:table-row>
        <table:table-row table:style-name="ro2">
          <table:table-cell office:value-type="string" calcext:value-type="string">
            <text:p>k=192</text:p>
          </table:table-cell>
          <table:table-cell office:value-type="float" office:value="3.9326568756" calcext:value-type="float">
            <text:p>3.9326568756</text:p>
          </table:table-cell>
          <table:table-cell office:value-type="float" office:value="5.872197137" calcext:value-type="float">
            <text:p>5.872197137</text:p>
          </table:table-cell>
        </table:table-row>
        <table:table-row table:style-name="ro2">
          <table:table-cell office:value-type="string" calcext:value-type="string">
            <text:p>k=193</text:p>
          </table:table-cell>
          <table:table-cell office:value-type="float" office:value="4.3199238127" calcext:value-type="float">
            <text:p>4.3199238127</text:p>
          </table:table-cell>
          <table:table-cell office:value-type="float" office:value="6.6138638876" calcext:value-type="float">
            <text:p>6.6138638876</text:p>
          </table:table-cell>
        </table:table-row>
        <table:table-row table:style-name="ro2">
          <table:table-cell office:value-type="string" calcext:value-type="string">
            <text:p>k=194</text:p>
          </table:table-cell>
          <table:table-cell office:value-type="float" office:value="4.5283327708" calcext:value-type="float">
            <text:p>4.5283327708</text:p>
          </table:table-cell>
          <table:table-cell office:value-type="float" office:value="6.9230332424" calcext:value-type="float">
            <text:p>6.9230332424</text:p>
          </table:table-cell>
        </table:table-row>
        <table:table-row table:style-name="ro2">
          <table:table-cell office:value-type="string" calcext:value-type="string">
            <text:p>k=195</text:p>
          </table:table-cell>
          <table:table-cell office:value-type="float" office:value="4.4981981862" calcext:value-type="float">
            <text:p>4.4981981862</text:p>
          </table:table-cell>
          <table:table-cell office:value-type="float" office:value="7.016333641" calcext:value-type="float">
            <text:p>7.016333641</text:p>
          </table:table-cell>
        </table:table-row>
        <table:table-row table:style-name="ro2">
          <table:table-cell office:value-type="string" calcext:value-type="string">
            <text:p>k=196</text:p>
          </table:table-cell>
          <table:table-cell office:value-type="float" office:value="5.2026096336" calcext:value-type="float">
            <text:p>5.2026096336</text:p>
          </table:table-cell>
          <table:table-cell office:value-type="float" office:value="7.7980199207" calcext:value-type="float">
            <text:p>7.7980199207</text:p>
          </table:table-cell>
        </table:table-row>
        <table:table-row table:style-name="ro2">
          <table:table-cell office:value-type="string" calcext:value-type="string">
            <text:p>k=197</text:p>
          </table:table-cell>
          <table:table-cell office:value-type="float" office:value="10.0338505343" calcext:value-type="float">
            <text:p>10.0338505343</text:p>
          </table:table-cell>
          <table:table-cell office:value-type="float" office:value="15.6398332318" calcext:value-type="float">
            <text:p>15.6398332318</text:p>
          </table:table-cell>
        </table:table-row>
        <table:table-row table:style-name="ro2">
          <table:table-cell office:value-type="string" calcext:value-type="string">
            <text:p>k=198</text:p>
          </table:table-cell>
          <table:table-cell office:value-type="float" office:value="9.8491060933" calcext:value-type="float">
            <text:p>9.8491060933</text:p>
          </table:table-cell>
          <table:table-cell office:value-type="float" office:value="15.4662460468" calcext:value-type="float">
            <text:p>15.4662460468</text:p>
          </table:table-cell>
        </table:table-row>
        <table:table-row table:style-name="ro2">
          <table:table-cell office:value-type="string" calcext:value-type="string">
            <text:p>k=199</text:p>
          </table:table-cell>
          <table:table-cell office:value-type="float" office:value="9.0668527268" calcext:value-type="float">
            <text:p>9.0668527268</text:p>
          </table:table-cell>
          <table:table-cell office:value-type="float" office:value="14.6474234654" calcext:value-type="float">
            <text:p>14.6474234654</text:p>
          </table:table-cell>
        </table:table-row>
        <table:table-row table:style-name="ro2">
          <table:table-cell office:value-type="string" calcext:value-type="string">
            <text:p>k=200</text:p>
          </table:table-cell>
          <table:table-cell office:value-type="float" office:value="9.6455633315" calcext:value-type="float">
            <text:p>9.6455633315</text:p>
          </table:table-cell>
          <table:table-cell office:value-type="float" office:value="14.771271128" calcext:value-type="float">
            <text:p>14.771271128</text:p>
          </table:table-cell>
        </table:table-row>
        <table:table-row table:style-name="ro2">
          <table:table-cell office:value-type="string" calcext:value-type="string">
            <text:p>k=201</text:p>
          </table:table-cell>
          <table:table-cell office:value-type="float" office:value="9.6054774028" calcext:value-type="float">
            <text:p>9.6054774028</text:p>
          </table:table-cell>
          <table:table-cell office:value-type="float" office:value="14.9378021576" calcext:value-type="float">
            <text:p>14.9378021576</text:p>
          </table:table-cell>
        </table:table-row>
        <table:table-row table:style-name="ro2">
          <table:table-cell office:value-type="string" calcext:value-type="string">
            <text:p>k=202</text:p>
          </table:table-cell>
          <table:table-cell office:value-type="float" office:value="9.7748639846" calcext:value-type="float">
            <text:p>9.7748639846</text:p>
          </table:table-cell>
          <table:table-cell office:value-type="float" office:value="15.3868938106" calcext:value-type="float">
            <text:p>15.3868938106</text:p>
          </table:table-cell>
        </table:table-row>
        <table:table-row table:style-name="ro2">
          <table:table-cell office:value-type="string" calcext:value-type="string">
            <text:p>k=203</text:p>
          </table:table-cell>
          <table:table-cell office:value-type="float" office:value="9.5992186489" calcext:value-type="float">
            <text:p>9.5992186489</text:p>
          </table:table-cell>
          <table:table-cell office:value-type="float" office:value="15.0323142328" calcext:value-type="float">
            <text:p>15.0323142328</text:p>
          </table:table-cell>
        </table:table-row>
        <table:table-row table:style-name="ro2">
          <table:table-cell office:value-type="string" calcext:value-type="string">
            <text:p>k=204</text:p>
          </table:table-cell>
          <table:table-cell office:value-type="float" office:value="9.6439375878" calcext:value-type="float">
            <text:p>9.6439375878</text:p>
          </table:table-cell>
          <table:table-cell office:value-type="float" office:value="14.8086606628" calcext:value-type="float">
            <text:p>14.8086606628</text:p>
          </table:table-cell>
        </table:table-row>
        <table:table-row table:style-name="ro2">
          <table:table-cell office:value-type="string" calcext:value-type="string">
            <text:p>k=205</text:p>
          </table:table-cell>
          <table:table-cell office:value-type="float" office:value="9.8814225269" calcext:value-type="float">
            <text:p>9.8814225269</text:p>
          </table:table-cell>
          <table:table-cell office:value-type="float" office:value="15.4797418802" calcext:value-type="float">
            <text:p>15.4797418802</text:p>
          </table:table-cell>
        </table:table-row>
        <table:table-row table:style-name="ro2">
          <table:table-cell office:value-type="string" calcext:value-type="string">
            <text:p>k=206</text:p>
          </table:table-cell>
          <table:table-cell office:value-type="float" office:value="9.1181987801" calcext:value-type="float">
            <text:p>9.1181987801</text:p>
          </table:table-cell>
          <table:table-cell office:value-type="float" office:value="14.0009808879" calcext:value-type="float">
            <text:p>14.0009808879</text:p>
          </table:table-cell>
        </table:table-row>
        <table:table-row table:style-name="ro2">
          <table:table-cell office:value-type="string" calcext:value-type="string">
            <text:p>k=207</text:p>
          </table:table-cell>
          <table:table-cell office:value-type="float" office:value="8.9809592839" calcext:value-type="float">
            <text:p>8.9809592839</text:p>
          </table:table-cell>
          <table:table-cell office:value-type="float" office:value="13.968929337" calcext:value-type="float">
            <text:p>13.968929337</text:p>
          </table:table-cell>
        </table:table-row>
        <table:table-row table:style-name="ro2">
          <table:table-cell office:value-type="string" calcext:value-type="string">
            <text:p>k=208</text:p>
          </table:table-cell>
          <table:table-cell office:value-type="float" office:value="10.0732222172" calcext:value-type="float">
            <text:p>10.0732222172</text:p>
          </table:table-cell>
          <table:table-cell office:value-type="float" office:value="15.7994322819" calcext:value-type="float">
            <text:p>15.7994322819</text:p>
          </table:table-cell>
        </table:table-row>
        <table:table-row table:style-name="ro2">
          <table:table-cell office:value-type="string" calcext:value-type="string">
            <text:p>k=209</text:p>
          </table:table-cell>
          <table:table-cell office:value-type="float" office:value="9.3454230938" calcext:value-type="float">
            <text:p>9.3454230938</text:p>
          </table:table-cell>
          <table:table-cell office:value-type="float" office:value="14.5624707491" calcext:value-type="float">
            <text:p>14.5624707491</text:p>
          </table:table-cell>
        </table:table-row>
        <table:table-row table:style-name="ro2">
          <table:table-cell office:value-type="string" calcext:value-type="string">
            <text:p>k=210</text:p>
          </table:table-cell>
          <table:table-cell office:value-type="float" office:value="9.6394784783" calcext:value-type="float">
            <text:p>9.6394784783</text:p>
          </table:table-cell>
          <table:table-cell office:value-type="float" office:value="15.4210843973" calcext:value-type="float">
            <text:p>15.4210843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00-00-00</text:date>, <text:time style:data-style-name="N2" text:time-value="0000-00-00T00:00:02.419655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Angelard-Gontier</meta:initial-creator>
    <meta:creation-date>2014-05-20T13:33:54.232325731</meta:creation-date>
    <meta:generator>LibreOffice/4.1.3.2$Linux_X86_64 LibreOffice_project/410m0$Build-2</meta:generator>
    <dc:date>2015-12-09T15:04:45.263294651</dc:date>
    <dc:creator>Nicolas Angelard-Gontier</dc:creator>
    <meta:editing-duration>P0D</meta:editing-duration>
    <meta:editing-cycles>2</meta:editing-cycles>
    <meta:document-statistic meta:table-count="2" meta:cell-count="6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77cm" svg:height="10.21cm" xlink:href=".." xlink:type="simple" chart:class="chart:line" chart:style-name="ch1">
        <chart:title svg:x="5.389cm" svg:y="0.34cm" chart:style-name="ch2">
          <text:p>SVM (RBF, c=1,000, g=0.1) Regression</text:p>
        </chart:title>
        <chart:legend svg:x="14.602cm" svg:y="4.93cm" style:legend-expansion="custom" chartooo:width="3.829cm" chartooo:height="0.85cm" style:legend-expansion-aspect-ratio="4.50470588235294" chart:style-name="ch3"/>
        <chart:plot-area chart:style-name="ch4" table:cell-range-address="Sheet1.A1:Sheet1.C19" chart:data-source-has-labels="both" svg:x="1.732cm" svg:y="1.999cm" svg:width="12.87cm" svg:height="7.29cm">
          <chartooo:coordinate-region svg:x="2.353cm" svg:y="2.198cm" svg:width="11.864cm" svg:height="6.046cm"/>
          <chart:axis chart:dimension="x" chart:name="primary-x" chart:style-name="ch5" chartooo:axis-type="text">
            <chart:title svg:x="6.76cm" svg:y="9.493cm" chart:style-name="ch6">
              <text:p>number of features</text:p>
            </chart:title>
            <chart:categories table:cell-range-address="Sheet1.A2:Sheet1.A19"/>
          </chart:axis>
          <chart:axis chart:dimension="y" chart:name="primary-y" chart:style-name="ch7">
            <chart:title svg:x="0.797cm" svg:y="6.045cm" chart:style-name="ch8">
              <text:p>MSE</text:p>
            </chart:title>
            <chart:grid chart:style-name="ch9" chart:class="major"/>
          </chart:axis>
          <chart:series chart:style-name="ch10" chart:values-cell-range-address="Sheet1.B2:Sheet1.B19" chart:label-cell-address="Sheet1.B1:Sheet1.B1" chart:class="chart:line">
            <chart:data-point chart:repeated="18"/>
          </chart:series>
          <chart:series chart:style-name="ch11" chart:values-cell-range-address="Sheet1.C2:Sheet1.C19" chart:label-cell-address="Sheet1.C1:Sheet1.C1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 - k-best MSE</text:p>
                <draw:g>
                  <svg:desc>Sheet1.B1:Sheet1.B1</svg:desc>
                </draw:g>
              </table:table-cell>
              <table:table-cell office:value-type="string">
                <text:p>T2 - k-best MS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=2</text:p>
                <draw:g>
                  <svg:desc>Sheet1.A2:Sheet1.A19</svg:desc>
                </draw:g>
              </table:table-cell>
              <table:table-cell office:value-type="float" office:value="28.12146969">
                <text:p>28.12146969</text:p>
                <draw:g>
                  <svg:desc>Sheet1.B2:Sheet1.B19</svg:desc>
                </draw:g>
              </table:table-cell>
              <table:table-cell office:value-type="float" office:value="37.71388955">
                <text:p>37.71388955</text:p>
                <draw:g>
                  <svg:desc>Sheet1.C2:Sheet1.C19</svg:desc>
                </draw:g>
              </table:table-cell>
            </table:table-row>
            <table:table-row>
              <table:table-cell office:value-type="string">
                <text:p>k=3</text:p>
              </table:table-cell>
              <table:table-cell office:value-type="float" office:value="24.72565844">
                <text:p>24.72565844</text:p>
              </table:table-cell>
              <table:table-cell office:value-type="float" office:value="34.48183523">
                <text:p>34.48183523</text:p>
              </table:table-cell>
            </table:table-row>
            <table:table-row>
              <table:table-cell office:value-type="string">
                <text:p>k=4</text:p>
              </table:table-cell>
              <table:table-cell office:value-type="float" office:value="24.28408849">
                <text:p>24.28408849</text:p>
              </table:table-cell>
              <table:table-cell office:value-type="float" office:value="31.97562277">
                <text:p>31.97562277</text:p>
              </table:table-cell>
            </table:table-row>
            <table:table-row>
              <table:table-cell office:value-type="string">
                <text:p>k=5</text:p>
              </table:table-cell>
              <table:table-cell office:value-type="float" office:value="23.63747756">
                <text:p>23.63747756</text:p>
              </table:table-cell>
              <table:table-cell office:value-type="float" office:value="31.23302831">
                <text:p>31.23302831</text:p>
              </table:table-cell>
            </table:table-row>
            <table:table-row>
              <table:table-cell office:value-type="string">
                <text:p>k=6</text:p>
              </table:table-cell>
              <table:table-cell office:value-type="float" office:value="18.07065922">
                <text:p>18.07065922</text:p>
              </table:table-cell>
              <table:table-cell office:value-type="float" office:value="21.94092151">
                <text:p>21.94092151</text:p>
              </table:table-cell>
            </table:table-row>
            <table:table-row>
              <table:table-cell office:value-type="string">
                <text:p>k=7</text:p>
              </table:table-cell>
              <table:table-cell office:value-type="float" office:value="16.94943138">
                <text:p>16.94943138</text:p>
              </table:table-cell>
              <table:table-cell office:value-type="float" office:value="22.05031087">
                <text:p>22.05031087</text:p>
              </table:table-cell>
            </table:table-row>
            <table:table-row>
              <table:table-cell office:value-type="string">
                <text:p>k=8</text:p>
              </table:table-cell>
              <table:table-cell office:value-type="float" office:value="12.32615389">
                <text:p>12.32615389</text:p>
              </table:table-cell>
              <table:table-cell office:value-type="float" office:value="15.97496268">
                <text:p>15.97496268</text:p>
              </table:table-cell>
            </table:table-row>
            <table:table-row>
              <table:table-cell office:value-type="string">
                <text:p>k=9</text:p>
              </table:table-cell>
              <table:table-cell office:value-type="float" office:value="12.27965463">
                <text:p>12.27965463</text:p>
              </table:table-cell>
              <table:table-cell office:value-type="float" office:value="16.36902752">
                <text:p>16.36902752</text:p>
              </table:table-cell>
            </table:table-row>
            <table:table-row>
              <table:table-cell office:value-type="string">
                <text:p>k=10</text:p>
              </table:table-cell>
              <table:table-cell office:value-type="float" office:value="12.2148166">
                <text:p>12.2148166</text:p>
              </table:table-cell>
              <table:table-cell office:value-type="float" office:value="15.91950706">
                <text:p>15.91950706</text:p>
              </table:table-cell>
            </table:table-row>
            <table:table-row>
              <table:table-cell office:value-type="string">
                <text:p>k=11</text:p>
              </table:table-cell>
              <table:table-cell office:value-type="float" office:value="12.20282742">
                <text:p>12.20282742</text:p>
              </table:table-cell>
              <table:table-cell office:value-type="float" office:value="15.72232689">
                <text:p>15.72232689</text:p>
              </table:table-cell>
            </table:table-row>
            <table:table-row>
              <table:table-cell office:value-type="string">
                <text:p>k=12</text:p>
              </table:table-cell>
              <table:table-cell office:value-type="float" office:value="12.20592615">
                <text:p>12.20592615</text:p>
              </table:table-cell>
              <table:table-cell office:value-type="float" office:value="16.96305839">
                <text:p>16.96305839</text:p>
              </table:table-cell>
            </table:table-row>
            <table:table-row>
              <table:table-cell office:value-type="string">
                <text:p>k=13</text:p>
              </table:table-cell>
              <table:table-cell office:value-type="float" office:value="13.4632872">
                <text:p>13.4632872</text:p>
              </table:table-cell>
              <table:table-cell office:value-type="float" office:value="21.94983614">
                <text:p>21.94983614</text:p>
              </table:table-cell>
            </table:table-row>
            <table:table-row>
              <table:table-cell office:value-type="string">
                <text:p>k=14</text:p>
              </table:table-cell>
              <table:table-cell office:value-type="float" office:value="13.1175786">
                <text:p>13.1175786</text:p>
              </table:table-cell>
              <table:table-cell office:value-type="float" office:value="21.09807075">
                <text:p>21.09807075</text:p>
              </table:table-cell>
            </table:table-row>
            <table:table-row>
              <table:table-cell office:value-type="string">
                <text:p>k=15</text:p>
              </table:table-cell>
              <table:table-cell office:value-type="float" office:value="13.56318134">
                <text:p>13.56318134</text:p>
              </table:table-cell>
              <table:table-cell office:value-type="float" office:value="21.53790095">
                <text:p>21.53790095</text:p>
              </table:table-cell>
            </table:table-row>
            <table:table-row>
              <table:table-cell office:value-type="string">
                <text:p>k=16</text:p>
              </table:table-cell>
              <table:table-cell office:value-type="float" office:value="13.0352908">
                <text:p>13.0352908</text:p>
              </table:table-cell>
              <table:table-cell office:value-type="float" office:value="21.12636307">
                <text:p>21.12636307</text:p>
              </table:table-cell>
            </table:table-row>
            <table:table-row>
              <table:table-cell office:value-type="string">
                <text:p>k=17</text:p>
              </table:table-cell>
              <table:table-cell office:value-type="float" office:value="12.93660726">
                <text:p>12.93660726</text:p>
              </table:table-cell>
              <table:table-cell office:value-type="float" office:value="21.35715932">
                <text:p>21.35715932</text:p>
              </table:table-cell>
            </table:table-row>
            <table:table-row>
              <table:table-cell office:value-type="string">
                <text:p>k=18</text:p>
              </table:table-cell>
              <table:table-cell office:value-type="float" office:value="13.21108032">
                <text:p>13.21108032</text:p>
              </table:table-cell>
              <table:table-cell office:value-type="float" office:value="19.88579296">
                <text:p>19.88579296</text:p>
              </table:table-cell>
            </table:table-row>
            <table:table-row>
              <table:table-cell office:value-type="string">
                <text:p>k=19</text:p>
              </table:table-cell>
              <table:table-cell office:value-type="float" office:value="13.80791848">
                <text:p>13.80791848</text:p>
              </table:table-cell>
              <table:table-cell office:value-type="float" office:value="21.0112256">
                <text:p>21.0112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29cm" svg:y="0.316cm" chart:style-name="ch2">
          <text:p>SVM (RBF, C=1,000, g=1e-5) Regression</text:p>
        </chart:title>
        <chart:legend chart:legend-position="end" svg:x="12.116cm" svg:y="3.952cm" style:legend-expansion="high" chart:style-name="ch3"/>
        <chart:plot-area chart:style-name="ch4" table:cell-range-address="Sheet2.A1:Sheet2.C210" chart:data-source-has-labels="both" svg:x="1.331cm" svg:y="1.661cm" svg:width="10.145cm" svg:height="6.178cm">
          <chartooo:coordinate-region svg:x="1.952cm" svg:y="1.86cm" svg:width="9.524cm" svg:height="4.775cm"/>
          <chart:axis chart:dimension="x" chart:name="primary-x" chart:style-name="ch5" chartooo:axis-type="auto">
            <chartooo:date-scale/>
            <chart:title svg:x="4.996cm" svg:y="8.019cm" chart:style-name="ch6">
              <text:p>number of features</text:p>
            </chart:title>
            <chart:categories table:cell-range-address="Sheet2.A2:Sheet2.A210"/>
          </chart:axis>
          <chart:axis chart:dimension="y" chart:name="primary-y" chart:style-name="ch5">
            <chart:title svg:x="0.451cm" svg:y="5.151cm" chart:style-name="ch7">
              <text:p>MSE</text:p>
            </chart:title>
            <chart:grid chart:style-name="ch8" chart:class="major"/>
          </chart:axis>
          <chart:series chart:style-name="ch9" chart:values-cell-range-address="Sheet2.B2:Sheet2.B210" chart:label-cell-address="Sheet2.B1:Sheet2.B1" chart:class="chart:line">
            <chart:data-point chart:repeated="209"/>
          </chart:series>
          <chart:series chart:style-name="ch10" chart:values-cell-range-address="Sheet2.C2:Sheet2.C210" chart:label-cell-address="Sheet2.C1:Sheet2.C1" chart:class="chart:line">
            <chart:data-point chart:repeated="20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 - k-best MSE</text:p>
                <draw:g>
                  <svg:desc>Sheet2.B1:Sheet2.B1</svg:desc>
                </draw:g>
              </table:table-cell>
              <table:table-cell office:value-type="string">
                <text:p>T2 - k-best MSE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=2</text:p>
                <draw:g>
                  <svg:desc>Sheet2.A2:Sheet2.A210</svg:desc>
                </draw:g>
              </table:table-cell>
              <table:table-cell office:value-type="float" office:value="30.42801091">
                <text:p>30.42801091</text:p>
                <draw:g>
                  <svg:desc>Sheet2.B2:Sheet2.B210</svg:desc>
                </draw:g>
              </table:table-cell>
              <table:table-cell office:value-type="float" office:value="41.88379417">
                <text:p>41.88379417</text:p>
                <draw:g>
                  <svg:desc>Sheet2.C2:Sheet2.C210</svg:desc>
                </draw:g>
              </table:table-cell>
            </table:table-row>
            <table:table-row>
              <table:table-cell office:value-type="string">
                <text:p>k=3</text:p>
              </table:table-cell>
              <table:table-cell office:value-type="float" office:value="26.19609996">
                <text:p>26.19609996</text:p>
              </table:table-cell>
              <table:table-cell office:value-type="float" office:value="36.95322007">
                <text:p>36.95322007</text:p>
              </table:table-cell>
            </table:table-row>
            <table:table-row>
              <table:table-cell office:value-type="string">
                <text:p>k=4</text:p>
              </table:table-cell>
              <table:table-cell office:value-type="float" office:value="24.1860656">
                <text:p>24.1860656</text:p>
              </table:table-cell>
              <table:table-cell office:value-type="float" office:value="32.84599039">
                <text:p>32.84599039</text:p>
              </table:table-cell>
            </table:table-row>
            <table:table-row>
              <table:table-cell office:value-type="string">
                <text:p>k=5</text:p>
              </table:table-cell>
              <table:table-cell office:value-type="float" office:value="18.41933292">
                <text:p>18.41933292</text:p>
              </table:table-cell>
              <table:table-cell office:value-type="float" office:value="24.91611143">
                <text:p>24.91611143</text:p>
              </table:table-cell>
            </table:table-row>
            <table:table-row>
              <table:table-cell office:value-type="string">
                <text:p>k=6</text:p>
              </table:table-cell>
              <table:table-cell office:value-type="float" office:value="15.20654259">
                <text:p>15.20654259</text:p>
              </table:table-cell>
              <table:table-cell office:value-type="float" office:value="20.96167985">
                <text:p>20.96167985</text:p>
              </table:table-cell>
            </table:table-row>
            <table:table-row>
              <table:table-cell office:value-type="string">
                <text:p>k=7</text:p>
              </table:table-cell>
              <table:table-cell office:value-type="float" office:value="13.16438706">
                <text:p>13.16438706</text:p>
              </table:table-cell>
              <table:table-cell office:value-type="float" office:value="18.81813572">
                <text:p>18.81813572</text:p>
              </table:table-cell>
            </table:table-row>
            <table:table-row>
              <table:table-cell office:value-type="string">
                <text:p>k=8</text:p>
              </table:table-cell>
              <table:table-cell office:value-type="float" office:value="13.02694171">
                <text:p>13.02694171</text:p>
              </table:table-cell>
              <table:table-cell office:value-type="float" office:value="18.6105825">
                <text:p>18.6105825</text:p>
              </table:table-cell>
            </table:table-row>
            <table:table-row>
              <table:table-cell office:value-type="string">
                <text:p>k=9</text:p>
              </table:table-cell>
              <table:table-cell office:value-type="float" office:value="13.04190307">
                <text:p>13.04190307</text:p>
              </table:table-cell>
              <table:table-cell office:value-type="float" office:value="18.46431724">
                <text:p>18.46431724</text:p>
              </table:table-cell>
            </table:table-row>
            <table:table-row>
              <table:table-cell office:value-type="string">
                <text:p>k=10</text:p>
              </table:table-cell>
              <table:table-cell office:value-type="float" office:value="13.07830713">
                <text:p>13.07830713</text:p>
              </table:table-cell>
              <table:table-cell office:value-type="float" office:value="18.72201991">
                <text:p>18.72201991</text:p>
              </table:table-cell>
            </table:table-row>
            <table:table-row>
              <table:table-cell office:value-type="string">
                <text:p>k=11</text:p>
              </table:table-cell>
              <table:table-cell office:value-type="float" office:value="12.92311969">
                <text:p>12.92311969</text:p>
              </table:table-cell>
              <table:table-cell office:value-type="float" office:value="18.48219828">
                <text:p>18.48219828</text:p>
              </table:table-cell>
            </table:table-row>
            <table:table-row>
              <table:table-cell office:value-type="string">
                <text:p>k=12</text:p>
              </table:table-cell>
              <table:table-cell office:value-type="float" office:value="12.96552913">
                <text:p>12.96552913</text:p>
              </table:table-cell>
              <table:table-cell office:value-type="float" office:value="18.48652566">
                <text:p>18.48652566</text:p>
              </table:table-cell>
            </table:table-row>
            <table:table-row>
              <table:table-cell office:value-type="string">
                <text:p>k=13</text:p>
              </table:table-cell>
              <table:table-cell office:value-type="float" office:value="8.54546925">
                <text:p>8.54546925</text:p>
              </table:table-cell>
              <table:table-cell office:value-type="float" office:value="12.4399218">
                <text:p>12.4399218</text:p>
              </table:table-cell>
            </table:table-row>
            <table:table-row>
              <table:table-cell office:value-type="string">
                <text:p>k=14</text:p>
              </table:table-cell>
              <table:table-cell office:value-type="float" office:value="8.40874581">
                <text:p>8.40874581</text:p>
              </table:table-cell>
              <table:table-cell office:value-type="float" office:value="12.17865077">
                <text:p>12.17865077</text:p>
              </table:table-cell>
            </table:table-row>
            <table:table-row>
              <table:table-cell office:value-type="string">
                <text:p>k=15</text:p>
              </table:table-cell>
              <table:table-cell office:value-type="float" office:value="8.31747853">
                <text:p>8.31747853</text:p>
              </table:table-cell>
              <table:table-cell office:value-type="float" office:value="11.99063589">
                <text:p>11.99063589</text:p>
              </table:table-cell>
            </table:table-row>
            <table:table-row>
              <table:table-cell office:value-type="string">
                <text:p>k=16</text:p>
              </table:table-cell>
              <table:table-cell office:value-type="float" office:value="8.29172374">
                <text:p>8.29172374</text:p>
              </table:table-cell>
              <table:table-cell office:value-type="float" office:value="11.84295972">
                <text:p>11.84295972</text:p>
              </table:table-cell>
            </table:table-row>
            <table:table-row>
              <table:table-cell office:value-type="string">
                <text:p>k=17</text:p>
              </table:table-cell>
              <table:table-cell office:value-type="float" office:value="3.92207003">
                <text:p>3.92207003</text:p>
              </table:table-cell>
              <table:table-cell office:value-type="float" office:value="6.2433886">
                <text:p>6.2433886</text:p>
              </table:table-cell>
            </table:table-row>
            <table:table-row>
              <table:table-cell office:value-type="string">
                <text:p>k=18</text:p>
              </table:table-cell>
              <table:table-cell office:value-type="float" office:value="3.74863826">
                <text:p>3.74863826</text:p>
              </table:table-cell>
              <table:table-cell office:value-type="float" office:value="5.91313872">
                <text:p>5.91313872</text:p>
              </table:table-cell>
            </table:table-row>
            <table:table-row>
              <table:table-cell office:value-type="string">
                <text:p>k=19</text:p>
              </table:table-cell>
              <table:table-cell office:value-type="float" office:value="4.03378837">
                <text:p>4.03378837</text:p>
              </table:table-cell>
              <table:table-cell office:value-type="float" office:value="6.45859168">
                <text:p>6.45859168</text:p>
              </table:table-cell>
            </table:table-row>
            <table:table-row>
              <table:table-cell office:value-type="string">
                <text:p>k=20</text:p>
              </table:table-cell>
              <table:table-cell office:value-type="float" office:value="4.22150034">
                <text:p>4.22150034</text:p>
              </table:table-cell>
              <table:table-cell office:value-type="float" office:value="6.7537078">
                <text:p>6.7537078</text:p>
              </table:table-cell>
            </table:table-row>
            <table:table-row>
              <table:table-cell office:value-type="string">
                <text:p>k=21</text:p>
              </table:table-cell>
              <table:table-cell office:value-type="float" office:value="3.69411136">
                <text:p>3.69411136</text:p>
              </table:table-cell>
              <table:table-cell office:value-type="float" office:value="5.77578311">
                <text:p>5.77578311</text:p>
              </table:table-cell>
            </table:table-row>
            <table:table-row>
              <table:table-cell office:value-type="string">
                <text:p>k=22</text:p>
              </table:table-cell>
              <table:table-cell office:value-type="float" office:value="4.38023111">
                <text:p>4.38023111</text:p>
              </table:table-cell>
              <table:table-cell office:value-type="float" office:value="6.7035027">
                <text:p>6.7035027</text:p>
              </table:table-cell>
            </table:table-row>
            <table:table-row>
              <table:table-cell office:value-type="string">
                <text:p>k=23</text:p>
              </table:table-cell>
              <table:table-cell office:value-type="float" office:value="3.65594516">
                <text:p>3.65594516</text:p>
              </table:table-cell>
              <table:table-cell office:value-type="float" office:value="5.67896671">
                <text:p>5.67896671</text:p>
              </table:table-cell>
            </table:table-row>
            <table:table-row>
              <table:table-cell office:value-type="string">
                <text:p>k=24</text:p>
              </table:table-cell>
              <table:table-cell office:value-type="float" office:value="4.1549962">
                <text:p>4.1549962</text:p>
              </table:table-cell>
              <table:table-cell office:value-type="float" office:value="6.67505155">
                <text:p>6.67505155</text:p>
              </table:table-cell>
            </table:table-row>
            <table:table-row>
              <table:table-cell office:value-type="string">
                <text:p>k=25</text:p>
              </table:table-cell>
              <table:table-cell office:value-type="float" office:value="4.46755579">
                <text:p>4.46755579</text:p>
              </table:table-cell>
              <table:table-cell office:value-type="float" office:value="7.03314135">
                <text:p>7.03314135</text:p>
              </table:table-cell>
            </table:table-row>
            <table:table-row>
              <table:table-cell office:value-type="string">
                <text:p>k=26</text:p>
              </table:table-cell>
              <table:table-cell office:value-type="float" office:value="4.34275247">
                <text:p>4.34275247</text:p>
              </table:table-cell>
              <table:table-cell office:value-type="float" office:value="6.58554611">
                <text:p>6.58554611</text:p>
              </table:table-cell>
            </table:table-row>
            <table:table-row>
              <table:table-cell office:value-type="string">
                <text:p>k=27</text:p>
              </table:table-cell>
              <table:table-cell office:value-type="float" office:value="4.82800772">
                <text:p>4.82800772</text:p>
              </table:table-cell>
              <table:table-cell office:value-type="float" office:value="7.65921051">
                <text:p>7.65921051</text:p>
              </table:table-cell>
            </table:table-row>
            <table:table-row>
              <table:table-cell office:value-type="string">
                <text:p>k=28</text:p>
              </table:table-cell>
              <table:table-cell office:value-type="float" office:value="4.35145819">
                <text:p>4.35145819</text:p>
              </table:table-cell>
              <table:table-cell office:value-type="float" office:value="6.76413625">
                <text:p>6.76413625</text:p>
              </table:table-cell>
            </table:table-row>
            <table:table-row>
              <table:table-cell office:value-type="string">
                <text:p>k=29</text:p>
              </table:table-cell>
              <table:table-cell office:value-type="float" office:value="4.51920573">
                <text:p>4.51920573</text:p>
              </table:table-cell>
              <table:table-cell office:value-type="float" office:value="6.9810959">
                <text:p>6.9810959</text:p>
              </table:table-cell>
            </table:table-row>
            <table:table-row>
              <table:table-cell office:value-type="string">
                <text:p>k=30</text:p>
              </table:table-cell>
              <table:table-cell office:value-type="float" office:value="4.30087086">
                <text:p>4.30087086</text:p>
              </table:table-cell>
              <table:table-cell office:value-type="float" office:value="6.78229522">
                <text:p>6.78229522</text:p>
              </table:table-cell>
            </table:table-row>
            <table:table-row>
              <table:table-cell office:value-type="string">
                <text:p>k=31</text:p>
              </table:table-cell>
              <table:table-cell office:value-type="float" office:value="3.91125489">
                <text:p>3.91125489</text:p>
              </table:table-cell>
              <table:table-cell office:value-type="float" office:value="6.25103366">
                <text:p>6.25103366</text:p>
              </table:table-cell>
            </table:table-row>
            <table:table-row>
              <table:table-cell office:value-type="string">
                <text:p>k=32</text:p>
              </table:table-cell>
              <table:table-cell office:value-type="float" office:value="4.0008256">
                <text:p>4.0008256</text:p>
              </table:table-cell>
              <table:table-cell office:value-type="float" office:value="6.19493845">
                <text:p>6.19493845</text:p>
              </table:table-cell>
            </table:table-row>
            <table:table-row>
              <table:table-cell office:value-type="string">
                <text:p>k=33</text:p>
              </table:table-cell>
              <table:table-cell office:value-type="float" office:value="4.16406407">
                <text:p>4.16406407</text:p>
              </table:table-cell>
              <table:table-cell office:value-type="float" office:value="6.49441613">
                <text:p>6.49441613</text:p>
              </table:table-cell>
            </table:table-row>
            <table:table-row>
              <table:table-cell office:value-type="string">
                <text:p>k=34</text:p>
              </table:table-cell>
              <table:table-cell office:value-type="float" office:value="4.25853873">
                <text:p>4.25853873</text:p>
              </table:table-cell>
              <table:table-cell office:value-type="float" office:value="6.77493413">
                <text:p>6.77493413</text:p>
              </table:table-cell>
            </table:table-row>
            <table:table-row>
              <table:table-cell office:value-type="string">
                <text:p>k=35</text:p>
              </table:table-cell>
              <table:table-cell office:value-type="float" office:value="5.22136228">
                <text:p>5.22136228</text:p>
              </table:table-cell>
              <table:table-cell office:value-type="float" office:value="7.69455664">
                <text:p>7.69455664</text:p>
              </table:table-cell>
            </table:table-row>
            <table:table-row>
              <table:table-cell office:value-type="string">
                <text:p>k=36</text:p>
              </table:table-cell>
              <table:table-cell office:value-type="float" office:value="4.40659698">
                <text:p>4.40659698</text:p>
              </table:table-cell>
              <table:table-cell office:value-type="float" office:value="6.84569702">
                <text:p>6.84569702</text:p>
              </table:table-cell>
            </table:table-row>
            <table:table-row>
              <table:table-cell office:value-type="string">
                <text:p>k=37</text:p>
              </table:table-cell>
              <table:table-cell office:value-type="float" office:value="4.0629812">
                <text:p>4.0629812</text:p>
              </table:table-cell>
              <table:table-cell office:value-type="float" office:value="6.2536694">
                <text:p>6.2536694</text:p>
              </table:table-cell>
            </table:table-row>
            <table:table-row>
              <table:table-cell office:value-type="string">
                <text:p>k=38</text:p>
              </table:table-cell>
              <table:table-cell office:value-type="float" office:value="4.20455904">
                <text:p>4.20455904</text:p>
              </table:table-cell>
              <table:table-cell office:value-type="float" office:value="6.71275405">
                <text:p>6.71275405</text:p>
              </table:table-cell>
            </table:table-row>
            <table:table-row>
              <table:table-cell office:value-type="string">
                <text:p>k=39</text:p>
              </table:table-cell>
              <table:table-cell office:value-type="float" office:value="4.93397013">
                <text:p>4.93397013</text:p>
              </table:table-cell>
              <table:table-cell office:value-type="float" office:value="7.68054686">
                <text:p>7.68054686</text:p>
              </table:table-cell>
            </table:table-row>
            <table:table-row>
              <table:table-cell office:value-type="string">
                <text:p>k=40</text:p>
              </table:table-cell>
              <table:table-cell office:value-type="float" office:value="3.94893968">
                <text:p>3.94893968</text:p>
              </table:table-cell>
              <table:table-cell office:value-type="float" office:value="6.32940401">
                <text:p>6.32940401</text:p>
              </table:table-cell>
            </table:table-row>
            <table:table-row>
              <table:table-cell office:value-type="string">
                <text:p>k=41</text:p>
              </table:table-cell>
              <table:table-cell office:value-type="float" office:value="4.13760982">
                <text:p>4.13760982</text:p>
              </table:table-cell>
              <table:table-cell office:value-type="float" office:value="6.42402373">
                <text:p>6.42402373</text:p>
              </table:table-cell>
            </table:table-row>
            <table:table-row>
              <table:table-cell office:value-type="string">
                <text:p>k=42</text:p>
              </table:table-cell>
              <table:table-cell office:value-type="float" office:value="4.28294266">
                <text:p>4.28294266</text:p>
              </table:table-cell>
              <table:table-cell office:value-type="float" office:value="6.87804216">
                <text:p>6.87804216</text:p>
              </table:table-cell>
            </table:table-row>
            <table:table-row>
              <table:table-cell office:value-type="string">
                <text:p>k=43</text:p>
              </table:table-cell>
              <table:table-cell office:value-type="float" office:value="4.92893634">
                <text:p>4.92893634</text:p>
              </table:table-cell>
              <table:table-cell office:value-type="float" office:value="7.57061394">
                <text:p>7.57061394</text:p>
              </table:table-cell>
            </table:table-row>
            <table:table-row>
              <table:table-cell office:value-type="string">
                <text:p>k=44</text:p>
              </table:table-cell>
              <table:table-cell office:value-type="float" office:value="4.08894615">
                <text:p>4.08894615</text:p>
              </table:table-cell>
              <table:table-cell office:value-type="float" office:value="6.28294025">
                <text:p>6.28294025</text:p>
              </table:table-cell>
            </table:table-row>
            <table:table-row>
              <table:table-cell office:value-type="string">
                <text:p>k=45</text:p>
              </table:table-cell>
              <table:table-cell office:value-type="float" office:value="4.49080098">
                <text:p>4.49080098</text:p>
              </table:table-cell>
              <table:table-cell office:value-type="float" office:value="6.70778013">
                <text:p>6.70778013</text:p>
              </table:table-cell>
            </table:table-row>
            <table:table-row>
              <table:table-cell office:value-type="string">
                <text:p>k=46</text:p>
              </table:table-cell>
              <table:table-cell office:value-type="float" office:value="4.36204695">
                <text:p>4.36204695</text:p>
              </table:table-cell>
              <table:table-cell office:value-type="float" office:value="6.89904607">
                <text:p>6.89904607</text:p>
              </table:table-cell>
            </table:table-row>
            <table:table-row>
              <table:table-cell office:value-type="string">
                <text:p>k=47</text:p>
              </table:table-cell>
              <table:table-cell office:value-type="float" office:value="4.36610259">
                <text:p>4.36610259</text:p>
              </table:table-cell>
              <table:table-cell office:value-type="float" office:value="6.81009618">
                <text:p>6.81009618</text:p>
              </table:table-cell>
            </table:table-row>
            <table:table-row>
              <table:table-cell office:value-type="string">
                <text:p>k=48</text:p>
              </table:table-cell>
              <table:table-cell office:value-type="float" office:value="4.48761271">
                <text:p>4.48761271</text:p>
              </table:table-cell>
              <table:table-cell office:value-type="float" office:value="6.95638048">
                <text:p>6.95638048</text:p>
              </table:table-cell>
            </table:table-row>
            <table:table-row>
              <table:table-cell office:value-type="string">
                <text:p>k=49</text:p>
              </table:table-cell>
              <table:table-cell office:value-type="float" office:value="5.19415803">
                <text:p>5.19415803</text:p>
              </table:table-cell>
              <table:table-cell office:value-type="float" office:value="8.0427366">
                <text:p>8.0427366</text:p>
              </table:table-cell>
            </table:table-row>
            <table:table-row>
              <table:table-cell office:value-type="string">
                <text:p>k=50</text:p>
              </table:table-cell>
              <table:table-cell office:value-type="float" office:value="4.53925934">
                <text:p>4.53925934</text:p>
              </table:table-cell>
              <table:table-cell office:value-type="float" office:value="7.0431894">
                <text:p>7.0431894</text:p>
              </table:table-cell>
            </table:table-row>
            <table:table-row>
              <table:table-cell office:value-type="string">
                <text:p>k=51</text:p>
              </table:table-cell>
              <table:table-cell office:value-type="float" office:value="4.329459901">
                <text:p>4.329459901</text:p>
              </table:table-cell>
              <table:table-cell office:value-type="float" office:value="6.9454979173">
                <text:p>6.9454979173</text:p>
              </table:table-cell>
            </table:table-row>
            <table:table-row>
              <table:table-cell office:value-type="string">
                <text:p>k=52</text:p>
              </table:table-cell>
              <table:table-cell office:value-type="float" office:value="4.3987623541">
                <text:p>4.3987623541</text:p>
              </table:table-cell>
              <table:table-cell office:value-type="float" office:value="6.6907455235">
                <text:p>6.6907455235</text:p>
              </table:table-cell>
            </table:table-row>
            <table:table-row>
              <table:table-cell office:value-type="string">
                <text:p>k=53</text:p>
              </table:table-cell>
              <table:table-cell office:value-type="float" office:value="3.9166585349">
                <text:p>3.9166585349</text:p>
              </table:table-cell>
              <table:table-cell office:value-type="float" office:value="6.1687361962">
                <text:p>6.1687361962</text:p>
              </table:table-cell>
            </table:table-row>
            <table:table-row>
              <table:table-cell office:value-type="string">
                <text:p>k=54</text:p>
              </table:table-cell>
              <table:table-cell office:value-type="float" office:value="4.2094291766">
                <text:p>4.2094291766</text:p>
              </table:table-cell>
              <table:table-cell office:value-type="float" office:value="6.8858929802">
                <text:p>6.8858929802</text:p>
              </table:table-cell>
            </table:table-row>
            <table:table-row>
              <table:table-cell office:value-type="string">
                <text:p>k=55</text:p>
              </table:table-cell>
              <table:table-cell office:value-type="float" office:value="4.2816168261">
                <text:p>4.2816168261</text:p>
              </table:table-cell>
              <table:table-cell office:value-type="float" office:value="6.5329491472">
                <text:p>6.5329491472</text:p>
              </table:table-cell>
            </table:table-row>
            <table:table-row>
              <table:table-cell office:value-type="string">
                <text:p>k=56</text:p>
              </table:table-cell>
              <table:table-cell office:value-type="float" office:value="4.2241812974">
                <text:p>4.2241812974</text:p>
              </table:table-cell>
              <table:table-cell office:value-type="float" office:value="6.7447657992">
                <text:p>6.7447657992</text:p>
              </table:table-cell>
            </table:table-row>
            <table:table-row>
              <table:table-cell office:value-type="string">
                <text:p>k=57</text:p>
              </table:table-cell>
              <table:table-cell office:value-type="float" office:value="4.8506969268">
                <text:p>4.8506969268</text:p>
              </table:table-cell>
              <table:table-cell office:value-type="float" office:value="7.4111594374">
                <text:p>7.4111594374</text:p>
              </table:table-cell>
            </table:table-row>
            <table:table-row>
              <table:table-cell office:value-type="string">
                <text:p>k=58</text:p>
              </table:table-cell>
              <table:table-cell office:value-type="float" office:value="4.3809111202">
                <text:p>4.3809111202</text:p>
              </table:table-cell>
              <table:table-cell office:value-type="float" office:value="6.5608809878">
                <text:p>6.5608809878</text:p>
              </table:table-cell>
            </table:table-row>
            <table:table-row>
              <table:table-cell office:value-type="string">
                <text:p>k=59</text:p>
              </table:table-cell>
              <table:table-cell office:value-type="float" office:value="4.1845949313">
                <text:p>4.1845949313</text:p>
              </table:table-cell>
              <table:table-cell office:value-type="float" office:value="6.3508797953">
                <text:p>6.3508797953</text:p>
              </table:table-cell>
            </table:table-row>
            <table:table-row>
              <table:table-cell office:value-type="string">
                <text:p>k=60</text:p>
              </table:table-cell>
              <table:table-cell office:value-type="float" office:value="4.55099047">
                <text:p>4.55099047</text:p>
              </table:table-cell>
              <table:table-cell office:value-type="float" office:value="7.3369155129">
                <text:p>7.3369155129</text:p>
              </table:table-cell>
            </table:table-row>
            <table:table-row>
              <table:table-cell office:value-type="string">
                <text:p>k=61</text:p>
              </table:table-cell>
              <table:table-cell office:value-type="float" office:value="4.6697606089">
                <text:p>4.6697606089</text:p>
              </table:table-cell>
              <table:table-cell office:value-type="float" office:value="6.9618455498">
                <text:p>6.9618455498</text:p>
              </table:table-cell>
            </table:table-row>
            <table:table-row>
              <table:table-cell office:value-type="string">
                <text:p>k=62</text:p>
              </table:table-cell>
              <table:table-cell office:value-type="float" office:value="4.5375368059">
                <text:p>4.5375368059</text:p>
              </table:table-cell>
              <table:table-cell office:value-type="float" office:value="7.2594153426">
                <text:p>7.2594153426</text:p>
              </table:table-cell>
            </table:table-row>
            <table:table-row>
              <table:table-cell office:value-type="string">
                <text:p>k=63</text:p>
              </table:table-cell>
              <table:table-cell office:value-type="float" office:value="4.9517640261">
                <text:p>4.9517640261</text:p>
              </table:table-cell>
              <table:table-cell office:value-type="float" office:value="7.5792872743">
                <text:p>7.5792872743</text:p>
              </table:table-cell>
            </table:table-row>
            <table:table-row>
              <table:table-cell office:value-type="string">
                <text:p>k=64</text:p>
              </table:table-cell>
              <table:table-cell office:value-type="float" office:value="4.2364768553">
                <text:p>4.2364768553</text:p>
              </table:table-cell>
              <table:table-cell office:value-type="float" office:value="6.9635789077">
                <text:p>6.9635789077</text:p>
              </table:table-cell>
            </table:table-row>
            <table:table-row>
              <table:table-cell office:value-type="string">
                <text:p>k=65</text:p>
              </table:table-cell>
              <table:table-cell office:value-type="float" office:value="4.2781885186">
                <text:p>4.2781885186</text:p>
              </table:table-cell>
              <table:table-cell office:value-type="float" office:value="6.9051089034">
                <text:p>6.9051089034</text:p>
              </table:table-cell>
            </table:table-row>
            <table:table-row>
              <table:table-cell office:value-type="string">
                <text:p>k=66</text:p>
              </table:table-cell>
              <table:table-cell office:value-type="float" office:value="4.3382761235">
                <text:p>4.3382761235</text:p>
              </table:table-cell>
              <table:table-cell office:value-type="float" office:value="6.4112983513">
                <text:p>6.4112983513</text:p>
              </table:table-cell>
            </table:table-row>
            <table:table-row>
              <table:table-cell office:value-type="string">
                <text:p>k=67</text:p>
              </table:table-cell>
              <table:table-cell office:value-type="float" office:value="4.4661076215">
                <text:p>4.4661076215</text:p>
              </table:table-cell>
              <table:table-cell office:value-type="float" office:value="6.8618390947">
                <text:p>6.8618390947</text:p>
              </table:table-cell>
            </table:table-row>
            <table:table-row>
              <table:table-cell office:value-type="string">
                <text:p>k=68</text:p>
              </table:table-cell>
              <table:table-cell office:value-type="float" office:value="4.3834784223">
                <text:p>4.3834784223</text:p>
              </table:table-cell>
              <table:table-cell office:value-type="float" office:value="6.969115193">
                <text:p>6.969115193</text:p>
              </table:table-cell>
            </table:table-row>
            <table:table-row>
              <table:table-cell office:value-type="string">
                <text:p>k=69</text:p>
              </table:table-cell>
              <table:table-cell office:value-type="float" office:value="4.0496345836">
                <text:p>4.0496345836</text:p>
              </table:table-cell>
              <table:table-cell office:value-type="float" office:value="6.7807886317">
                <text:p>6.7807886317</text:p>
              </table:table-cell>
            </table:table-row>
            <table:table-row>
              <table:table-cell office:value-type="string">
                <text:p>k=70</text:p>
              </table:table-cell>
              <table:table-cell office:value-type="float" office:value="4.3511237511">
                <text:p>4.3511237511</text:p>
              </table:table-cell>
              <table:table-cell office:value-type="float" office:value="6.9867556336">
                <text:p>6.9867556336</text:p>
              </table:table-cell>
            </table:table-row>
            <table:table-row>
              <table:table-cell office:value-type="string">
                <text:p>k=71</text:p>
              </table:table-cell>
              <table:table-cell office:value-type="float" office:value="4.5273172295">
                <text:p>4.5273172295</text:p>
              </table:table-cell>
              <table:table-cell office:value-type="float" office:value="7.1854450944">
                <text:p>7.1854450944</text:p>
              </table:table-cell>
            </table:table-row>
            <table:table-row>
              <table:table-cell office:value-type="string">
                <text:p>k=72</text:p>
              </table:table-cell>
              <table:table-cell office:value-type="float" office:value="4.4544886686">
                <text:p>4.4544886686</text:p>
              </table:table-cell>
              <table:table-cell office:value-type="float" office:value="6.9130804145">
                <text:p>6.9130804145</text:p>
              </table:table-cell>
            </table:table-row>
            <table:table-row>
              <table:table-cell office:value-type="string">
                <text:p>k=73</text:p>
              </table:table-cell>
              <table:table-cell office:value-type="float" office:value="3.948373393">
                <text:p>3.948373393</text:p>
              </table:table-cell>
              <table:table-cell office:value-type="float" office:value="5.8954299112">
                <text:p>5.8954299112</text:p>
              </table:table-cell>
            </table:table-row>
            <table:table-row>
              <table:table-cell office:value-type="string">
                <text:p>k=74</text:p>
              </table:table-cell>
              <table:table-cell office:value-type="float" office:value="4.7859872503">
                <text:p>4.7859872503</text:p>
              </table:table-cell>
              <table:table-cell office:value-type="float" office:value="7.2716929292">
                <text:p>7.2716929292</text:p>
              </table:table-cell>
            </table:table-row>
            <table:table-row>
              <table:table-cell office:value-type="string">
                <text:p>k=75</text:p>
              </table:table-cell>
              <table:table-cell office:value-type="float" office:value="4.7993034824">
                <text:p>4.7993034824</text:p>
              </table:table-cell>
              <table:table-cell office:value-type="float" office:value="7.4075869349">
                <text:p>7.4075869349</text:p>
              </table:table-cell>
            </table:table-row>
            <table:table-row>
              <table:table-cell office:value-type="string">
                <text:p>k=76</text:p>
              </table:table-cell>
              <table:table-cell office:value-type="float" office:value="4.6055476589">
                <text:p>4.6055476589</text:p>
              </table:table-cell>
              <table:table-cell office:value-type="float" office:value="7.3318203516">
                <text:p>7.3318203516</text:p>
              </table:table-cell>
            </table:table-row>
            <table:table-row>
              <table:table-cell office:value-type="string">
                <text:p>k=77</text:p>
              </table:table-cell>
              <table:table-cell office:value-type="float" office:value="3.781895745">
                <text:p>3.781895745</text:p>
              </table:table-cell>
              <table:table-cell office:value-type="float" office:value="6.1711899375">
                <text:p>6.1711899375</text:p>
              </table:table-cell>
            </table:table-row>
            <table:table-row>
              <table:table-cell office:value-type="string">
                <text:p>k=78</text:p>
              </table:table-cell>
              <table:table-cell office:value-type="float" office:value="3.9590161626">
                <text:p>3.9590161626</text:p>
              </table:table-cell>
              <table:table-cell office:value-type="float" office:value="6.8293667058">
                <text:p>6.8293667058</text:p>
              </table:table-cell>
            </table:table-row>
            <table:table-row>
              <table:table-cell office:value-type="string">
                <text:p>k=79</text:p>
              </table:table-cell>
              <table:table-cell office:value-type="float" office:value="4.7350427507">
                <text:p>4.7350427507</text:p>
              </table:table-cell>
              <table:table-cell office:value-type="float" office:value="7.3393764636">
                <text:p>7.3393764636</text:p>
              </table:table-cell>
            </table:table-row>
            <table:table-row>
              <table:table-cell office:value-type="string">
                <text:p>k=80</text:p>
              </table:table-cell>
              <table:table-cell office:value-type="float" office:value="4.4066036441">
                <text:p>4.4066036441</text:p>
              </table:table-cell>
              <table:table-cell office:value-type="float" office:value="6.7357033932">
                <text:p>6.7357033932</text:p>
              </table:table-cell>
            </table:table-row>
            <table:table-row>
              <table:table-cell office:value-type="string">
                <text:p>k=81</text:p>
              </table:table-cell>
              <table:table-cell office:value-type="float" office:value="4.0509894566">
                <text:p>4.0509894566</text:p>
              </table:table-cell>
              <table:table-cell office:value-type="float" office:value="6.4852864437">
                <text:p>6.4852864437</text:p>
              </table:table-cell>
            </table:table-row>
            <table:table-row>
              <table:table-cell office:value-type="string">
                <text:p>k=82</text:p>
              </table:table-cell>
              <table:table-cell office:value-type="float" office:value="2.1388851742">
                <text:p>2.1388851742</text:p>
              </table:table-cell>
              <table:table-cell office:value-type="float" office:value="2.9383789044">
                <text:p>2.9383789044</text:p>
              </table:table-cell>
            </table:table-row>
            <table:table-row>
              <table:table-cell office:value-type="string">
                <text:p>k=83</text:p>
              </table:table-cell>
              <table:table-cell office:value-type="float" office:value="1.7864687559">
                <text:p>1.7864687559</text:p>
              </table:table-cell>
              <table:table-cell office:value-type="float" office:value="2.5946248434">
                <text:p>2.5946248434</text:p>
              </table:table-cell>
            </table:table-row>
            <table:table-row>
              <table:table-cell office:value-type="string">
                <text:p>k=84</text:p>
              </table:table-cell>
              <table:table-cell office:value-type="float" office:value="1.7269826271">
                <text:p>1.7269826271</text:p>
              </table:table-cell>
              <table:table-cell office:value-type="float" office:value="2.8248009107">
                <text:p>2.8248009107</text:p>
              </table:table-cell>
            </table:table-row>
            <table:table-row>
              <table:table-cell office:value-type="string">
                <text:p>k=85</text:p>
              </table:table-cell>
              <table:table-cell office:value-type="float" office:value="2.0270411319">
                <text:p>2.0270411319</text:p>
              </table:table-cell>
              <table:table-cell office:value-type="float" office:value="2.7618818404">
                <text:p>2.7618818404</text:p>
              </table:table-cell>
            </table:table-row>
            <table:table-row>
              <table:table-cell office:value-type="string">
                <text:p>k=86</text:p>
              </table:table-cell>
              <table:table-cell office:value-type="float" office:value="1.9321494838">
                <text:p>1.9321494838</text:p>
              </table:table-cell>
              <table:table-cell office:value-type="float" office:value="2.660630809">
                <text:p>2.660630809</text:p>
              </table:table-cell>
            </table:table-row>
            <table:table-row>
              <table:table-cell office:value-type="string">
                <text:p>k=87</text:p>
              </table:table-cell>
              <table:table-cell office:value-type="float" office:value="1.6944967426">
                <text:p>1.6944967426</text:p>
              </table:table-cell>
              <table:table-cell office:value-type="float" office:value="2.53205407">
                <text:p>2.53205407</text:p>
              </table:table-cell>
            </table:table-row>
            <table:table-row>
              <table:table-cell office:value-type="string">
                <text:p>k=88</text:p>
              </table:table-cell>
              <table:table-cell office:value-type="float" office:value="2.7155722795">
                <text:p>2.7155722795</text:p>
              </table:table-cell>
              <table:table-cell office:value-type="float" office:value="3.7251539156">
                <text:p>3.7251539156</text:p>
              </table:table-cell>
            </table:table-row>
            <table:table-row>
              <table:table-cell office:value-type="string">
                <text:p>k=89</text:p>
              </table:table-cell>
              <table:table-cell office:value-type="float" office:value="1.9890483024">
                <text:p>1.9890483024</text:p>
              </table:table-cell>
              <table:table-cell office:value-type="float" office:value="2.8202718236">
                <text:p>2.8202718236</text:p>
              </table:table-cell>
            </table:table-row>
            <table:table-row>
              <table:table-cell office:value-type="string">
                <text:p>k=90</text:p>
              </table:table-cell>
              <table:table-cell office:value-type="float" office:value="1.7176366728">
                <text:p>1.7176366728</text:p>
              </table:table-cell>
              <table:table-cell office:value-type="float" office:value="2.5089429875">
                <text:p>2.5089429875</text:p>
              </table:table-cell>
            </table:table-row>
            <table:table-row>
              <table:table-cell office:value-type="string">
                <text:p>k=91</text:p>
              </table:table-cell>
              <table:table-cell office:value-type="float" office:value="1.8645345956">
                <text:p>1.8645345956</text:p>
              </table:table-cell>
              <table:table-cell office:value-type="float" office:value="2.7196498839">
                <text:p>2.7196498839</text:p>
              </table:table-cell>
            </table:table-row>
            <table:table-row>
              <table:table-cell office:value-type="string">
                <text:p>k=92</text:p>
              </table:table-cell>
              <table:table-cell office:value-type="float" office:value="1.6684101152">
                <text:p>1.6684101152</text:p>
              </table:table-cell>
              <table:table-cell office:value-type="float" office:value="2.531506416">
                <text:p>2.531506416</text:p>
              </table:table-cell>
            </table:table-row>
            <table:table-row>
              <table:table-cell office:value-type="string">
                <text:p>k=93</text:p>
              </table:table-cell>
              <table:table-cell office:value-type="float" office:value="1.7069307696">
                <text:p>1.7069307696</text:p>
              </table:table-cell>
              <table:table-cell office:value-type="float" office:value="2.5423355226">
                <text:p>2.5423355226</text:p>
              </table:table-cell>
            </table:table-row>
            <table:table-row>
              <table:table-cell office:value-type="string">
                <text:p>k=94</text:p>
              </table:table-cell>
              <table:table-cell office:value-type="float" office:value="1.8239391289">
                <text:p>1.8239391289</text:p>
              </table:table-cell>
              <table:table-cell office:value-type="float" office:value="2.622591926">
                <text:p>2.622591926</text:p>
              </table:table-cell>
            </table:table-row>
            <table:table-row>
              <table:table-cell office:value-type="string">
                <text:p>k=95</text:p>
              </table:table-cell>
              <table:table-cell office:value-type="float" office:value="2.0552272007">
                <text:p>2.0552272007</text:p>
              </table:table-cell>
              <table:table-cell office:value-type="float" office:value="2.8649844961">
                <text:p>2.8649844961</text:p>
              </table:table-cell>
            </table:table-row>
            <table:table-row>
              <table:table-cell office:value-type="string">
                <text:p>k=96</text:p>
              </table:table-cell>
              <table:table-cell office:value-type="float" office:value="1.9407963297">
                <text:p>1.9407963297</text:p>
              </table:table-cell>
              <table:table-cell office:value-type="float" office:value="2.8103498959">
                <text:p>2.8103498959</text:p>
              </table:table-cell>
            </table:table-row>
            <table:table-row>
              <table:table-cell office:value-type="string">
                <text:p>k=97</text:p>
              </table:table-cell>
              <table:table-cell office:value-type="float" office:value="1.9103145503">
                <text:p>1.9103145503</text:p>
              </table:table-cell>
              <table:table-cell office:value-type="float" office:value="2.7434590116">
                <text:p>2.7434590116</text:p>
              </table:table-cell>
            </table:table-row>
            <table:table-row>
              <table:table-cell office:value-type="string">
                <text:p>k=98</text:p>
              </table:table-cell>
              <table:table-cell office:value-type="float" office:value="1.5396248314">
                <text:p>1.5396248314</text:p>
              </table:table-cell>
              <table:table-cell office:value-type="float" office:value="2.2424784476">
                <text:p>2.2424784476</text:p>
              </table:table-cell>
            </table:table-row>
            <table:table-row>
              <table:table-cell office:value-type="string">
                <text:p>k=99</text:p>
              </table:table-cell>
              <table:table-cell office:value-type="float" office:value="1.880891189">
                <text:p>1.880891189</text:p>
              </table:table-cell>
              <table:table-cell office:value-type="float" office:value="2.6387329484">
                <text:p>2.6387329484</text:p>
              </table:table-cell>
            </table:table-row>
            <table:table-row>
              <table:table-cell office:value-type="string">
                <text:p>k=100</text:p>
              </table:table-cell>
              <table:table-cell office:value-type="float" office:value="1.9666342355">
                <text:p>1.9666342355</text:p>
              </table:table-cell>
              <table:table-cell office:value-type="float" office:value="2.8233436287">
                <text:p>2.8233436287</text:p>
              </table:table-cell>
            </table:table-row>
            <table:table-row>
              <table:table-cell office:value-type="string">
                <text:p>k=101</text:p>
              </table:table-cell>
              <table:table-cell office:value-type="float" office:value="1.5400253001">
                <text:p>1.5400253001</text:p>
              </table:table-cell>
              <table:table-cell office:value-type="float" office:value="2.25412394">
                <text:p>2.25412394</text:p>
              </table:table-cell>
            </table:table-row>
            <table:table-row>
              <table:table-cell office:value-type="string">
                <text:p>k=102</text:p>
              </table:table-cell>
              <table:table-cell office:value-type="float" office:value="1.9914568892">
                <text:p>1.9914568892</text:p>
              </table:table-cell>
              <table:table-cell office:value-type="float" office:value="2.9367370795">
                <text:p>2.9367370795</text:p>
              </table:table-cell>
            </table:table-row>
            <table:table-row>
              <table:table-cell office:value-type="string">
                <text:p>k=103</text:p>
              </table:table-cell>
              <table:table-cell office:value-type="float" office:value="2.1380778397">
                <text:p>2.1380778397</text:p>
              </table:table-cell>
              <table:table-cell office:value-type="float" office:value="2.9670076666">
                <text:p>2.9670076666</text:p>
              </table:table-cell>
            </table:table-row>
            <table:table-row>
              <table:table-cell office:value-type="string">
                <text:p>k=104</text:p>
              </table:table-cell>
              <table:table-cell office:value-type="float" office:value="1.8261392064">
                <text:p>1.8261392064</text:p>
              </table:table-cell>
              <table:table-cell office:value-type="float" office:value="2.6455353867">
                <text:p>2.6455353867</text:p>
              </table:table-cell>
            </table:table-row>
            <table:table-row>
              <table:table-cell office:value-type="string">
                <text:p>k=105</text:p>
              </table:table-cell>
              <table:table-cell office:value-type="float" office:value="2.0662806073">
                <text:p>2.0662806073</text:p>
              </table:table-cell>
              <table:table-cell office:value-type="float" office:value="2.8639074006">
                <text:p>2.8639074006</text:p>
              </table:table-cell>
            </table:table-row>
            <table:table-row>
              <table:table-cell office:value-type="string">
                <text:p>k=106</text:p>
              </table:table-cell>
              <table:table-cell office:value-type="float" office:value="1.6310563359">
                <text:p>1.6310563359</text:p>
              </table:table-cell>
              <table:table-cell office:value-type="float" office:value="2.3923034881">
                <text:p>2.3923034881</text:p>
              </table:table-cell>
            </table:table-row>
            <table:table-row>
              <table:table-cell office:value-type="string">
                <text:p>k=107</text:p>
              </table:table-cell>
              <table:table-cell office:value-type="float" office:value="1.6828950384">
                <text:p>1.6828950384</text:p>
              </table:table-cell>
              <table:table-cell office:value-type="float" office:value="2.3872131346">
                <text:p>2.3872131346</text:p>
              </table:table-cell>
            </table:table-row>
            <table:table-row>
              <table:table-cell office:value-type="string">
                <text:p>k=108</text:p>
              </table:table-cell>
              <table:table-cell office:value-type="float" office:value="1.7878322228">
                <text:p>1.7878322228</text:p>
              </table:table-cell>
              <table:table-cell office:value-type="float" office:value="2.6420326276">
                <text:p>2.6420326276</text:p>
              </table:table-cell>
            </table:table-row>
            <table:table-row>
              <table:table-cell office:value-type="string">
                <text:p>k=109</text:p>
              </table:table-cell>
              <table:table-cell office:value-type="float" office:value="2.3161536837">
                <text:p>2.3161536837</text:p>
              </table:table-cell>
              <table:table-cell office:value-type="float" office:value="3.3798018986">
                <text:p>3.3798018986</text:p>
              </table:table-cell>
            </table:table-row>
            <table:table-row>
              <table:table-cell office:value-type="string">
                <text:p>k=110</text:p>
              </table:table-cell>
              <table:table-cell office:value-type="float" office:value="1.3303633873">
                <text:p>1.3303633873</text:p>
              </table:table-cell>
              <table:table-cell office:value-type="float" office:value="2.1239480524">
                <text:p>2.1239480524</text:p>
              </table:table-cell>
            </table:table-row>
            <table:table-row>
              <table:table-cell office:value-type="string">
                <text:p>k=111</text:p>
              </table:table-cell>
              <table:table-cell office:value-type="float" office:value="1.637841545">
                <text:p>1.637841545</text:p>
              </table:table-cell>
              <table:table-cell office:value-type="float" office:value="2.3492524172">
                <text:p>2.3492524172</text:p>
              </table:table-cell>
            </table:table-row>
            <table:table-row>
              <table:table-cell office:value-type="string">
                <text:p>k=112</text:p>
              </table:table-cell>
              <table:table-cell office:value-type="float" office:value="1.396601565">
                <text:p>1.396601565</text:p>
              </table:table-cell>
              <table:table-cell office:value-type="float" office:value="2.0010817228">
                <text:p>2.0010817228</text:p>
              </table:table-cell>
            </table:table-row>
            <table:table-row>
              <table:table-cell office:value-type="string">
                <text:p>k=113</text:p>
              </table:table-cell>
              <table:table-cell office:value-type="float" office:value="1.5187034661">
                <text:p>1.5187034661</text:p>
              </table:table-cell>
              <table:table-cell office:value-type="float" office:value="2.3490920349">
                <text:p>2.3490920349</text:p>
              </table:table-cell>
            </table:table-row>
            <table:table-row>
              <table:table-cell office:value-type="string">
                <text:p>k=114</text:p>
              </table:table-cell>
              <table:table-cell office:value-type="float" office:value="1.7491403846">
                <text:p>1.7491403846</text:p>
              </table:table-cell>
              <table:table-cell office:value-type="float" office:value="2.5401874809">
                <text:p>2.5401874809</text:p>
              </table:table-cell>
            </table:table-row>
            <table:table-row>
              <table:table-cell office:value-type="string">
                <text:p>k=115</text:p>
              </table:table-cell>
              <table:table-cell office:value-type="float" office:value="1.329217275">
                <text:p>1.329217275</text:p>
              </table:table-cell>
              <table:table-cell office:value-type="float" office:value="2.155735266">
                <text:p>2.155735266</text:p>
              </table:table-cell>
            </table:table-row>
            <table:table-row>
              <table:table-cell office:value-type="string">
                <text:p>k=116</text:p>
              </table:table-cell>
              <table:table-cell office:value-type="float" office:value="4.5300133006">
                <text:p>4.5300133006</text:p>
              </table:table-cell>
              <table:table-cell office:value-type="float" office:value="7.0954879327">
                <text:p>7.0954879327</text:p>
              </table:table-cell>
            </table:table-row>
            <table:table-row>
              <table:table-cell office:value-type="string">
                <text:p>k=117</text:p>
              </table:table-cell>
              <table:table-cell office:value-type="float" office:value="4.6675494067">
                <text:p>4.6675494067</text:p>
              </table:table-cell>
              <table:table-cell office:value-type="float" office:value="6.9960398561">
                <text:p>6.9960398561</text:p>
              </table:table-cell>
            </table:table-row>
            <table:table-row>
              <table:table-cell office:value-type="string">
                <text:p>k=118</text:p>
              </table:table-cell>
              <table:table-cell office:value-type="float" office:value="4.9060329461">
                <text:p>4.9060329461</text:p>
              </table:table-cell>
              <table:table-cell office:value-type="float" office:value="7.2851313757">
                <text:p>7.2851313757</text:p>
              </table:table-cell>
            </table:table-row>
            <table:table-row>
              <table:table-cell office:value-type="string">
                <text:p>k=119</text:p>
              </table:table-cell>
              <table:table-cell office:value-type="float" office:value="4.7913475165">
                <text:p>4.7913475165</text:p>
              </table:table-cell>
              <table:table-cell office:value-type="float" office:value="7.2963530283">
                <text:p>7.2963530283</text:p>
              </table:table-cell>
            </table:table-row>
            <table:table-row>
              <table:table-cell office:value-type="string">
                <text:p>k=120</text:p>
              </table:table-cell>
              <table:table-cell office:value-type="float" office:value="4.7165081344">
                <text:p>4.7165081344</text:p>
              </table:table-cell>
              <table:table-cell office:value-type="float" office:value="7.0632078262">
                <text:p>7.0632078262</text:p>
              </table:table-cell>
            </table:table-row>
            <table:table-row>
              <table:table-cell office:value-type="string">
                <text:p>k=121</text:p>
              </table:table-cell>
              <table:table-cell office:value-type="float" office:value="4.7433581141">
                <text:p>4.7433581141</text:p>
              </table:table-cell>
              <table:table-cell office:value-type="float" office:value="7.0663809041">
                <text:p>7.0663809041</text:p>
              </table:table-cell>
            </table:table-row>
            <table:table-row>
              <table:table-cell office:value-type="string">
                <text:p>k=122</text:p>
              </table:table-cell>
              <table:table-cell office:value-type="float" office:value="4.9470534792">
                <text:p>4.9470534792</text:p>
              </table:table-cell>
              <table:table-cell office:value-type="float" office:value="7.574073712">
                <text:p>7.574073712</text:p>
              </table:table-cell>
            </table:table-row>
            <table:table-row>
              <table:table-cell office:value-type="string">
                <text:p>k=123</text:p>
              </table:table-cell>
              <table:table-cell office:value-type="float" office:value="4.765599249">
                <text:p>4.765599249</text:p>
              </table:table-cell>
              <table:table-cell office:value-type="float" office:value="7.1358528609">
                <text:p>7.1358528609</text:p>
              </table:table-cell>
            </table:table-row>
            <table:table-row>
              <table:table-cell office:value-type="string">
                <text:p>k=124</text:p>
              </table:table-cell>
              <table:table-cell office:value-type="float" office:value="5.4409351989">
                <text:p>5.4409351989</text:p>
              </table:table-cell>
              <table:table-cell office:value-type="float" office:value="8.1232523421">
                <text:p>8.1232523421</text:p>
              </table:table-cell>
            </table:table-row>
            <table:table-row>
              <table:table-cell office:value-type="string">
                <text:p>k=125</text:p>
              </table:table-cell>
              <table:table-cell office:value-type="float" office:value="5.1299765113">
                <text:p>5.1299765113</text:p>
              </table:table-cell>
              <table:table-cell office:value-type="float" office:value="7.516944186">
                <text:p>7.516944186</text:p>
              </table:table-cell>
            </table:table-row>
            <table:table-row>
              <table:table-cell office:value-type="string">
                <text:p>k=126</text:p>
              </table:table-cell>
              <table:table-cell office:value-type="float" office:value="5.1316254172">
                <text:p>5.1316254172</text:p>
              </table:table-cell>
              <table:table-cell office:value-type="float" office:value="7.6582777072">
                <text:p>7.6582777072</text:p>
              </table:table-cell>
            </table:table-row>
            <table:table-row>
              <table:table-cell office:value-type="string">
                <text:p>k=127</text:p>
              </table:table-cell>
              <table:table-cell office:value-type="float" office:value="4.6701715689">
                <text:p>4.6701715689</text:p>
              </table:table-cell>
              <table:table-cell office:value-type="float" office:value="6.8354318566">
                <text:p>6.8354318566</text:p>
              </table:table-cell>
            </table:table-row>
            <table:table-row>
              <table:table-cell office:value-type="string">
                <text:p>k=128</text:p>
              </table:table-cell>
              <table:table-cell office:value-type="float" office:value="4.977713578">
                <text:p>4.977713578</text:p>
              </table:table-cell>
              <table:table-cell office:value-type="float" office:value="7.203443852">
                <text:p>7.203443852</text:p>
              </table:table-cell>
            </table:table-row>
            <table:table-row>
              <table:table-cell office:value-type="string">
                <text:p>k=129</text:p>
              </table:table-cell>
              <table:table-cell office:value-type="float" office:value="4.7215906423">
                <text:p>4.7215906423</text:p>
              </table:table-cell>
              <table:table-cell office:value-type="float" office:value="7.1040351439">
                <text:p>7.1040351439</text:p>
              </table:table-cell>
            </table:table-row>
            <table:table-row>
              <table:table-cell office:value-type="string">
                <text:p>k=130</text:p>
              </table:table-cell>
              <table:table-cell office:value-type="float" office:value="4.4141905029">
                <text:p>4.4141905029</text:p>
              </table:table-cell>
              <table:table-cell office:value-type="float" office:value="6.6961031336">
                <text:p>6.6961031336</text:p>
              </table:table-cell>
            </table:table-row>
            <table:table-row>
              <table:table-cell office:value-type="string">
                <text:p>k=131</text:p>
              </table:table-cell>
              <table:table-cell office:value-type="float" office:value="4.7339986132">
                <text:p>4.7339986132</text:p>
              </table:table-cell>
              <table:table-cell office:value-type="float" office:value="7.0439087411">
                <text:p>7.0439087411</text:p>
              </table:table-cell>
            </table:table-row>
            <table:table-row>
              <table:table-cell office:value-type="string">
                <text:p>k=132</text:p>
              </table:table-cell>
              <table:table-cell office:value-type="float" office:value="5.2207383668">
                <text:p>5.2207383668</text:p>
              </table:table-cell>
              <table:table-cell office:value-type="float" office:value="7.9188822435">
                <text:p>7.9188822435</text:p>
              </table:table-cell>
            </table:table-row>
            <table:table-row>
              <table:table-cell office:value-type="string">
                <text:p>k=133</text:p>
              </table:table-cell>
              <table:table-cell office:value-type="float" office:value="4.6217239196">
                <text:p>4.6217239196</text:p>
              </table:table-cell>
              <table:table-cell office:value-type="float" office:value="6.8920802151">
                <text:p>6.8920802151</text:p>
              </table:table-cell>
            </table:table-row>
            <table:table-row>
              <table:table-cell office:value-type="string">
                <text:p>k=134</text:p>
              </table:table-cell>
              <table:table-cell office:value-type="float" office:value="4.602214906">
                <text:p>4.602214906</text:p>
              </table:table-cell>
              <table:table-cell office:value-type="float" office:value="6.9839102955">
                <text:p>6.9839102955</text:p>
              </table:table-cell>
            </table:table-row>
            <table:table-row>
              <table:table-cell office:value-type="string">
                <text:p>k=135</text:p>
              </table:table-cell>
              <table:table-cell office:value-type="float" office:value="4.8286963903">
                <text:p>4.8286963903</text:p>
              </table:table-cell>
              <table:table-cell office:value-type="float" office:value="7.4572969601">
                <text:p>7.4572969601</text:p>
              </table:table-cell>
            </table:table-row>
            <table:table-row>
              <table:table-cell office:value-type="string">
                <text:p>k=136</text:p>
              </table:table-cell>
              <table:table-cell office:value-type="float" office:value="4.7185179992">
                <text:p>4.7185179992</text:p>
              </table:table-cell>
              <table:table-cell office:value-type="float" office:value="7.1612480967">
                <text:p>7.1612480967</text:p>
              </table:table-cell>
            </table:table-row>
            <table:table-row>
              <table:table-cell office:value-type="string">
                <text:p>k=137</text:p>
              </table:table-cell>
              <table:table-cell office:value-type="float" office:value="5.0765975825">
                <text:p>5.0765975825</text:p>
              </table:table-cell>
              <table:table-cell office:value-type="float" office:value="7.5103037103">
                <text:p>7.5103037103</text:p>
              </table:table-cell>
            </table:table-row>
            <table:table-row>
              <table:table-cell office:value-type="string">
                <text:p>k=138</text:p>
              </table:table-cell>
              <table:table-cell office:value-type="float" office:value="4.9115005957">
                <text:p>4.9115005957</text:p>
              </table:table-cell>
              <table:table-cell office:value-type="float" office:value="7.3366971225">
                <text:p>7.3366971225</text:p>
              </table:table-cell>
            </table:table-row>
            <table:table-row>
              <table:table-cell office:value-type="string">
                <text:p>k=139</text:p>
              </table:table-cell>
              <table:table-cell office:value-type="float" office:value="4.6904617013">
                <text:p>4.6904617013</text:p>
              </table:table-cell>
              <table:table-cell office:value-type="float" office:value="6.9650273172">
                <text:p>6.9650273172</text:p>
              </table:table-cell>
            </table:table-row>
            <table:table-row>
              <table:table-cell office:value-type="string">
                <text:p>k=140</text:p>
              </table:table-cell>
              <table:table-cell office:value-type="float" office:value="4.7307218179">
                <text:p>4.7307218179</text:p>
              </table:table-cell>
              <table:table-cell office:value-type="float" office:value="7.0408995729">
                <text:p>7.0408995729</text:p>
              </table:table-cell>
            </table:table-row>
            <table:table-row>
              <table:table-cell office:value-type="string">
                <text:p>k=141</text:p>
              </table:table-cell>
              <table:table-cell office:value-type="float" office:value="4.7705677601">
                <text:p>4.7705677601</text:p>
              </table:table-cell>
              <table:table-cell office:value-type="float" office:value="7.086548453">
                <text:p>7.086548453</text:p>
              </table:table-cell>
            </table:table-row>
            <table:table-row>
              <table:table-cell office:value-type="string">
                <text:p>k=142</text:p>
              </table:table-cell>
              <table:table-cell office:value-type="float" office:value="4.8768341946">
                <text:p>4.8768341946</text:p>
              </table:table-cell>
              <table:table-cell office:value-type="float" office:value="7.122728565">
                <text:p>7.122728565</text:p>
              </table:table-cell>
            </table:table-row>
            <table:table-row>
              <table:table-cell office:value-type="string">
                <text:p>k=143</text:p>
              </table:table-cell>
              <table:table-cell office:value-type="float" office:value="4.6047658284">
                <text:p>4.6047658284</text:p>
              </table:table-cell>
              <table:table-cell office:value-type="float" office:value="7.0618723375">
                <text:p>7.0618723375</text:p>
              </table:table-cell>
            </table:table-row>
            <table:table-row>
              <table:table-cell office:value-type="string">
                <text:p>k=144</text:p>
              </table:table-cell>
              <table:table-cell office:value-type="float" office:value="4.7093441724">
                <text:p>4.7093441724</text:p>
              </table:table-cell>
              <table:table-cell office:value-type="float" office:value="7.113451037">
                <text:p>7.113451037</text:p>
              </table:table-cell>
            </table:table-row>
            <table:table-row>
              <table:table-cell office:value-type="string">
                <text:p>k=145</text:p>
              </table:table-cell>
              <table:table-cell office:value-type="float" office:value="4.3290264806">
                <text:p>4.3290264806</text:p>
              </table:table-cell>
              <table:table-cell office:value-type="float" office:value="6.6205972994">
                <text:p>6.6205972994</text:p>
              </table:table-cell>
            </table:table-row>
            <table:table-row>
              <table:table-cell office:value-type="string">
                <text:p>k=146</text:p>
              </table:table-cell>
              <table:table-cell office:value-type="float" office:value="4.4754796761">
                <text:p>4.4754796761</text:p>
              </table:table-cell>
              <table:table-cell office:value-type="float" office:value="6.9719013599">
                <text:p>6.9719013599</text:p>
              </table:table-cell>
            </table:table-row>
            <table:table-row>
              <table:table-cell office:value-type="string">
                <text:p>k=147</text:p>
              </table:table-cell>
              <table:table-cell office:value-type="float" office:value="4.209228846">
                <text:p>4.209228846</text:p>
              </table:table-cell>
              <table:table-cell office:value-type="float" office:value="6.3852031503">
                <text:p>6.3852031503</text:p>
              </table:table-cell>
            </table:table-row>
            <table:table-row>
              <table:table-cell office:value-type="string">
                <text:p>k=148</text:p>
              </table:table-cell>
              <table:table-cell office:value-type="float" office:value="4.9685679448">
                <text:p>4.9685679448</text:p>
              </table:table-cell>
              <table:table-cell office:value-type="float" office:value="7.2319392412">
                <text:p>7.2319392412</text:p>
              </table:table-cell>
            </table:table-row>
            <table:table-row>
              <table:table-cell office:value-type="string">
                <text:p>k=149</text:p>
              </table:table-cell>
              <table:table-cell office:value-type="float" office:value="4.5929749288">
                <text:p>4.5929749288</text:p>
              </table:table-cell>
              <table:table-cell office:value-type="float" office:value="7.2477948356">
                <text:p>7.2477948356</text:p>
              </table:table-cell>
            </table:table-row>
            <table:table-row>
              <table:table-cell office:value-type="string">
                <text:p>k=150</text:p>
              </table:table-cell>
              <table:table-cell office:value-type="float" office:value="4.2524567915">
                <text:p>4.2524567915</text:p>
              </table:table-cell>
              <table:table-cell office:value-type="float" office:value="6.5665964142">
                <text:p>6.5665964142</text:p>
              </table:table-cell>
            </table:table-row>
            <table:table-row>
              <table:table-cell office:value-type="string">
                <text:p>k=151</text:p>
              </table:table-cell>
              <table:table-cell office:value-type="float" office:value="4.184210342">
                <text:p>4.184210342</text:p>
              </table:table-cell>
              <table:table-cell office:value-type="float" office:value="6.5135155713">
                <text:p>6.5135155713</text:p>
              </table:table-cell>
            </table:table-row>
            <table:table-row>
              <table:table-cell office:value-type="string">
                <text:p>k=152</text:p>
              </table:table-cell>
              <table:table-cell office:value-type="float" office:value="4.7210340689">
                <text:p>4.7210340689</text:p>
              </table:table-cell>
              <table:table-cell office:value-type="float" office:value="7.2452326299">
                <text:p>7.2452326299</text:p>
              </table:table-cell>
            </table:table-row>
            <table:table-row>
              <table:table-cell office:value-type="string">
                <text:p>k=153</text:p>
              </table:table-cell>
              <table:table-cell office:value-type="float" office:value="4.1305911788">
                <text:p>4.1305911788</text:p>
              </table:table-cell>
              <table:table-cell office:value-type="float" office:value="6.2241697529">
                <text:p>6.2241697529</text:p>
              </table:table-cell>
            </table:table-row>
            <table:table-row>
              <table:table-cell office:value-type="string">
                <text:p>k=154</text:p>
              </table:table-cell>
              <table:table-cell office:value-type="float" office:value="4.6569829449">
                <text:p>4.6569829449</text:p>
              </table:table-cell>
              <table:table-cell office:value-type="float" office:value="7.3910759932">
                <text:p>7.3910759932</text:p>
              </table:table-cell>
            </table:table-row>
            <table:table-row>
              <table:table-cell office:value-type="string">
                <text:p>k=155</text:p>
              </table:table-cell>
              <table:table-cell office:value-type="float" office:value="5.2866274537">
                <text:p>5.2866274537</text:p>
              </table:table-cell>
              <table:table-cell office:value-type="float" office:value="8.385872483">
                <text:p>8.385872483</text:p>
              </table:table-cell>
            </table:table-row>
            <table:table-row>
              <table:table-cell office:value-type="string">
                <text:p>k=156</text:p>
              </table:table-cell>
              <table:table-cell office:value-type="float" office:value="4.7183417954">
                <text:p>4.7183417954</text:p>
              </table:table-cell>
              <table:table-cell office:value-type="float" office:value="6.9997477365">
                <text:p>6.9997477365</text:p>
              </table:table-cell>
            </table:table-row>
            <table:table-row>
              <table:table-cell office:value-type="string">
                <text:p>k=157</text:p>
              </table:table-cell>
              <table:table-cell office:value-type="float" office:value="4.8650435196">
                <text:p>4.8650435196</text:p>
              </table:table-cell>
              <table:table-cell office:value-type="float" office:value="7.4485914833">
                <text:p>7.4485914833</text:p>
              </table:table-cell>
            </table:table-row>
            <table:table-row>
              <table:table-cell office:value-type="string">
                <text:p>k=158</text:p>
              </table:table-cell>
              <table:table-cell office:value-type="float" office:value="4.4962624439">
                <text:p>4.4962624439</text:p>
              </table:table-cell>
              <table:table-cell office:value-type="float" office:value="6.789009482">
                <text:p>6.789009482</text:p>
              </table:table-cell>
            </table:table-row>
            <table:table-row>
              <table:table-cell office:value-type="string">
                <text:p>k=159</text:p>
              </table:table-cell>
              <table:table-cell office:value-type="float" office:value="4.489788732">
                <text:p>4.489788732</text:p>
              </table:table-cell>
              <table:table-cell office:value-type="float" office:value="6.932916638">
                <text:p>6.932916638</text:p>
              </table:table-cell>
            </table:table-row>
            <table:table-row>
              <table:table-cell office:value-type="string">
                <text:p>k=160</text:p>
              </table:table-cell>
              <table:table-cell office:value-type="float" office:value="4.5036090194">
                <text:p>4.5036090194</text:p>
              </table:table-cell>
              <table:table-cell office:value-type="float" office:value="7.0848664834">
                <text:p>7.0848664834</text:p>
              </table:table-cell>
            </table:table-row>
            <table:table-row>
              <table:table-cell office:value-type="string">
                <text:p>k=161</text:p>
              </table:table-cell>
              <table:table-cell office:value-type="float" office:value="4.7681620699">
                <text:p>4.7681620699</text:p>
              </table:table-cell>
              <table:table-cell office:value-type="float" office:value="7.1887697512">
                <text:p>7.1887697512</text:p>
              </table:table-cell>
            </table:table-row>
            <table:table-row>
              <table:table-cell office:value-type="string">
                <text:p>k=162</text:p>
              </table:table-cell>
              <table:table-cell office:value-type="float" office:value="5.1784128898">
                <text:p>5.1784128898</text:p>
              </table:table-cell>
              <table:table-cell office:value-type="float" office:value="7.6995877494">
                <text:p>7.6995877494</text:p>
              </table:table-cell>
            </table:table-row>
            <table:table-row>
              <table:table-cell office:value-type="string">
                <text:p>k=163</text:p>
              </table:table-cell>
              <table:table-cell office:value-type="float" office:value="5.0110128893">
                <text:p>5.0110128893</text:p>
              </table:table-cell>
              <table:table-cell office:value-type="float" office:value="7.452069179">
                <text:p>7.452069179</text:p>
              </table:table-cell>
            </table:table-row>
            <table:table-row>
              <table:table-cell office:value-type="string">
                <text:p>k=164</text:p>
              </table:table-cell>
              <table:table-cell office:value-type="float" office:value="4.4609786685">
                <text:p>4.4609786685</text:p>
              </table:table-cell>
              <table:table-cell office:value-type="float" office:value="6.8413747626">
                <text:p>6.8413747626</text:p>
              </table:table-cell>
            </table:table-row>
            <table:table-row>
              <table:table-cell office:value-type="string">
                <text:p>k=165</text:p>
              </table:table-cell>
              <table:table-cell office:value-type="float" office:value="4.8579164548">
                <text:p>4.8579164548</text:p>
              </table:table-cell>
              <table:table-cell office:value-type="float" office:value="7.3586553822">
                <text:p>7.3586553822</text:p>
              </table:table-cell>
            </table:table-row>
            <table:table-row>
              <table:table-cell office:value-type="string">
                <text:p>k=166</text:p>
              </table:table-cell>
              <table:table-cell office:value-type="float" office:value="4.3141976724">
                <text:p>4.3141976724</text:p>
              </table:table-cell>
              <table:table-cell office:value-type="float" office:value="6.5709580498">
                <text:p>6.5709580498</text:p>
              </table:table-cell>
            </table:table-row>
            <table:table-row>
              <table:table-cell office:value-type="string">
                <text:p>k=167</text:p>
              </table:table-cell>
              <table:table-cell office:value-type="float" office:value="4.5962933806">
                <text:p>4.5962933806</text:p>
              </table:table-cell>
              <table:table-cell office:value-type="float" office:value="7.01297867">
                <text:p>7.01297867</text:p>
              </table:table-cell>
            </table:table-row>
            <table:table-row>
              <table:table-cell office:value-type="string">
                <text:p>k=168</text:p>
              </table:table-cell>
              <table:table-cell office:value-type="float" office:value="4.6624862654">
                <text:p>4.6624862654</text:p>
              </table:table-cell>
              <table:table-cell office:value-type="float" office:value="7.2011634441">
                <text:p>7.2011634441</text:p>
              </table:table-cell>
            </table:table-row>
            <table:table-row>
              <table:table-cell office:value-type="string">
                <text:p>k=169</text:p>
              </table:table-cell>
              <table:table-cell office:value-type="float" office:value="4.7525421419">
                <text:p>4.7525421419</text:p>
              </table:table-cell>
              <table:table-cell office:value-type="float" office:value="7.3682412284">
                <text:p>7.3682412284</text:p>
              </table:table-cell>
            </table:table-row>
            <table:table-row>
              <table:table-cell office:value-type="string">
                <text:p>k=170</text:p>
              </table:table-cell>
              <table:table-cell office:value-type="float" office:value="4.653820489">
                <text:p>4.653820489</text:p>
              </table:table-cell>
              <table:table-cell office:value-type="float" office:value="7.1021727231">
                <text:p>7.1021727231</text:p>
              </table:table-cell>
            </table:table-row>
            <table:table-row>
              <table:table-cell office:value-type="string">
                <text:p>k=171</text:p>
              </table:table-cell>
              <table:table-cell office:value-type="float" office:value="4.4068090876">
                <text:p>4.4068090876</text:p>
              </table:table-cell>
              <table:table-cell office:value-type="float" office:value="6.7244877637">
                <text:p>6.7244877637</text:p>
              </table:table-cell>
            </table:table-row>
            <table:table-row>
              <table:table-cell office:value-type="string">
                <text:p>k=172</text:p>
              </table:table-cell>
              <table:table-cell office:value-type="float" office:value="4.7572213229">
                <text:p>4.7572213229</text:p>
              </table:table-cell>
              <table:table-cell office:value-type="float" office:value="7.1901967673">
                <text:p>7.1901967673</text:p>
              </table:table-cell>
            </table:table-row>
            <table:table-row>
              <table:table-cell office:value-type="string">
                <text:p>k=173</text:p>
              </table:table-cell>
              <table:table-cell office:value-type="float" office:value="4.1486383224">
                <text:p>4.1486383224</text:p>
              </table:table-cell>
              <table:table-cell office:value-type="float" office:value="6.5097498919">
                <text:p>6.5097498919</text:p>
              </table:table-cell>
            </table:table-row>
            <table:table-row>
              <table:table-cell office:value-type="string">
                <text:p>k=174</text:p>
              </table:table-cell>
              <table:table-cell office:value-type="float" office:value="4.657600595">
                <text:p>4.657600595</text:p>
              </table:table-cell>
              <table:table-cell office:value-type="float" office:value="7.0813257744">
                <text:p>7.0813257744</text:p>
              </table:table-cell>
            </table:table-row>
            <table:table-row>
              <table:table-cell office:value-type="string">
                <text:p>k=175</text:p>
              </table:table-cell>
              <table:table-cell office:value-type="float" office:value="4.9156822461">
                <text:p>4.9156822461</text:p>
              </table:table-cell>
              <table:table-cell office:value-type="float" office:value="7.4487185157">
                <text:p>7.4487185157</text:p>
              </table:table-cell>
            </table:table-row>
            <table:table-row>
              <table:table-cell office:value-type="string">
                <text:p>k=176</text:p>
              </table:table-cell>
              <table:table-cell office:value-type="float" office:value="4.8615677027">
                <text:p>4.8615677027</text:p>
              </table:table-cell>
              <table:table-cell office:value-type="float" office:value="7.2094152823">
                <text:p>7.2094152823</text:p>
              </table:table-cell>
            </table:table-row>
            <table:table-row>
              <table:table-cell office:value-type="string">
                <text:p>k=177</text:p>
              </table:table-cell>
              <table:table-cell office:value-type="float" office:value="4.3656098062">
                <text:p>4.3656098062</text:p>
              </table:table-cell>
              <table:table-cell office:value-type="float" office:value="6.7884073067">
                <text:p>6.7884073067</text:p>
              </table:table-cell>
            </table:table-row>
            <table:table-row>
              <table:table-cell office:value-type="string">
                <text:p>k=178</text:p>
              </table:table-cell>
              <table:table-cell office:value-type="float" office:value="4.392041031">
                <text:p>4.392041031</text:p>
              </table:table-cell>
              <table:table-cell office:value-type="float" office:value="6.76270248">
                <text:p>6.76270248</text:p>
              </table:table-cell>
            </table:table-row>
            <table:table-row>
              <table:table-cell office:value-type="string">
                <text:p>k=179</text:p>
              </table:table-cell>
              <table:table-cell office:value-type="float" office:value="4.7411835941">
                <text:p>4.7411835941</text:p>
              </table:table-cell>
              <table:table-cell office:value-type="float" office:value="7.2436935112">
                <text:p>7.2436935112</text:p>
              </table:table-cell>
            </table:table-row>
            <table:table-row>
              <table:table-cell office:value-type="string">
                <text:p>k=180</text:p>
              </table:table-cell>
              <table:table-cell office:value-type="float" office:value="4.6220702537">
                <text:p>4.6220702537</text:p>
              </table:table-cell>
              <table:table-cell office:value-type="float" office:value="6.9233651157">
                <text:p>6.9233651157</text:p>
              </table:table-cell>
            </table:table-row>
            <table:table-row>
              <table:table-cell office:value-type="string">
                <text:p>k=181</text:p>
              </table:table-cell>
              <table:table-cell office:value-type="float" office:value="4.8533691851">
                <text:p>4.8533691851</text:p>
              </table:table-cell>
              <table:table-cell office:value-type="float" office:value="7.322149002">
                <text:p>7.322149002</text:p>
              </table:table-cell>
            </table:table-row>
            <table:table-row>
              <table:table-cell office:value-type="string">
                <text:p>k=182</text:p>
              </table:table-cell>
              <table:table-cell office:value-type="float" office:value="4.3694564234">
                <text:p>4.3694564234</text:p>
              </table:table-cell>
              <table:table-cell office:value-type="float" office:value="6.6981698493">
                <text:p>6.6981698493</text:p>
              </table:table-cell>
            </table:table-row>
            <table:table-row>
              <table:table-cell office:value-type="string">
                <text:p>k=183</text:p>
              </table:table-cell>
              <table:table-cell office:value-type="float" office:value="4.4763993852">
                <text:p>4.4763993852</text:p>
              </table:table-cell>
              <table:table-cell office:value-type="float" office:value="6.826959777">
                <text:p>6.826959777</text:p>
              </table:table-cell>
            </table:table-row>
            <table:table-row>
              <table:table-cell office:value-type="string">
                <text:p>k=184</text:p>
              </table:table-cell>
              <table:table-cell office:value-type="float" office:value="5.1280651616">
                <text:p>5.1280651616</text:p>
              </table:table-cell>
              <table:table-cell office:value-type="float" office:value="7.6351355507">
                <text:p>7.6351355507</text:p>
              </table:table-cell>
            </table:table-row>
            <table:table-row>
              <table:table-cell office:value-type="string">
                <text:p>k=185</text:p>
              </table:table-cell>
              <table:table-cell office:value-type="float" office:value="4.6863182971">
                <text:p>4.6863182971</text:p>
              </table:table-cell>
              <table:table-cell office:value-type="float" office:value="7.0921655537">
                <text:p>7.0921655537</text:p>
              </table:table-cell>
            </table:table-row>
            <table:table-row>
              <table:table-cell office:value-type="string">
                <text:p>k=186</text:p>
              </table:table-cell>
              <table:table-cell office:value-type="float" office:value="4.3593452334">
                <text:p>4.3593452334</text:p>
              </table:table-cell>
              <table:table-cell office:value-type="float" office:value="6.5868080496">
                <text:p>6.5868080496</text:p>
              </table:table-cell>
            </table:table-row>
            <table:table-row>
              <table:table-cell office:value-type="string">
                <text:p>k=187</text:p>
              </table:table-cell>
              <table:table-cell office:value-type="float" office:value="4.5055531819">
                <text:p>4.5055531819</text:p>
              </table:table-cell>
              <table:table-cell office:value-type="float" office:value="6.8985232201">
                <text:p>6.8985232201</text:p>
              </table:table-cell>
            </table:table-row>
            <table:table-row>
              <table:table-cell office:value-type="string">
                <text:p>k=188</text:p>
              </table:table-cell>
              <table:table-cell office:value-type="float" office:value="4.434891399">
                <text:p>4.434891399</text:p>
              </table:table-cell>
              <table:table-cell office:value-type="float" office:value="6.7314214222">
                <text:p>6.7314214222</text:p>
              </table:table-cell>
            </table:table-row>
            <table:table-row>
              <table:table-cell office:value-type="string">
                <text:p>k=189</text:p>
              </table:table-cell>
              <table:table-cell office:value-type="float" office:value="4.8684967799">
                <text:p>4.8684967799</text:p>
              </table:table-cell>
              <table:table-cell office:value-type="float" office:value="7.3839169304">
                <text:p>7.3839169304</text:p>
              </table:table-cell>
            </table:table-row>
            <table:table-row>
              <table:table-cell office:value-type="string">
                <text:p>k=190</text:p>
              </table:table-cell>
              <table:table-cell office:value-type="float" office:value="5.3784646175">
                <text:p>5.3784646175</text:p>
              </table:table-cell>
              <table:table-cell office:value-type="float" office:value="8.0245430723">
                <text:p>8.0245430723</text:p>
              </table:table-cell>
            </table:table-row>
            <table:table-row>
              <table:table-cell office:value-type="string">
                <text:p>k=191</text:p>
              </table:table-cell>
              <table:table-cell office:value-type="float" office:value="4.7671487982">
                <text:p>4.7671487982</text:p>
              </table:table-cell>
              <table:table-cell office:value-type="float" office:value="7.2337341665">
                <text:p>7.2337341665</text:p>
              </table:table-cell>
            </table:table-row>
            <table:table-row>
              <table:table-cell office:value-type="string">
                <text:p>k=192</text:p>
              </table:table-cell>
              <table:table-cell office:value-type="float" office:value="3.9326568756">
                <text:p>3.9326568756</text:p>
              </table:table-cell>
              <table:table-cell office:value-type="float" office:value="5.872197137">
                <text:p>5.872197137</text:p>
              </table:table-cell>
            </table:table-row>
            <table:table-row>
              <table:table-cell office:value-type="string">
                <text:p>k=193</text:p>
              </table:table-cell>
              <table:table-cell office:value-type="float" office:value="4.3199238127">
                <text:p>4.3199238127</text:p>
              </table:table-cell>
              <table:table-cell office:value-type="float" office:value="6.6138638876">
                <text:p>6.6138638876</text:p>
              </table:table-cell>
            </table:table-row>
            <table:table-row>
              <table:table-cell office:value-type="string">
                <text:p>k=194</text:p>
              </table:table-cell>
              <table:table-cell office:value-type="float" office:value="4.5283327708">
                <text:p>4.5283327708</text:p>
              </table:table-cell>
              <table:table-cell office:value-type="float" office:value="6.9230332424">
                <text:p>6.9230332424</text:p>
              </table:table-cell>
            </table:table-row>
            <table:table-row>
              <table:table-cell office:value-type="string">
                <text:p>k=195</text:p>
              </table:table-cell>
              <table:table-cell office:value-type="float" office:value="4.4981981862">
                <text:p>4.4981981862</text:p>
              </table:table-cell>
              <table:table-cell office:value-type="float" office:value="7.016333641">
                <text:p>7.016333641</text:p>
              </table:table-cell>
            </table:table-row>
            <table:table-row>
              <table:table-cell office:value-type="string">
                <text:p>k=196</text:p>
              </table:table-cell>
              <table:table-cell office:value-type="float" office:value="5.2026096336">
                <text:p>5.2026096336</text:p>
              </table:table-cell>
              <table:table-cell office:value-type="float" office:value="7.7980199207">
                <text:p>7.7980199207</text:p>
              </table:table-cell>
            </table:table-row>
            <table:table-row>
              <table:table-cell office:value-type="string">
                <text:p>k=197</text:p>
              </table:table-cell>
              <table:table-cell office:value-type="float" office:value="10.0338505343">
                <text:p>10.0338505343</text:p>
              </table:table-cell>
              <table:table-cell office:value-type="float" office:value="15.6398332318">
                <text:p>15.6398332318</text:p>
              </table:table-cell>
            </table:table-row>
            <table:table-row>
              <table:table-cell office:value-type="string">
                <text:p>k=198</text:p>
              </table:table-cell>
              <table:table-cell office:value-type="float" office:value="9.8491060933">
                <text:p>9.8491060933</text:p>
              </table:table-cell>
              <table:table-cell office:value-type="float" office:value="15.4662460468">
                <text:p>15.4662460468</text:p>
              </table:table-cell>
            </table:table-row>
            <table:table-row>
              <table:table-cell office:value-type="string">
                <text:p>k=199</text:p>
              </table:table-cell>
              <table:table-cell office:value-type="float" office:value="9.0668527268">
                <text:p>9.0668527268</text:p>
              </table:table-cell>
              <table:table-cell office:value-type="float" office:value="14.6474234654">
                <text:p>14.6474234654</text:p>
              </table:table-cell>
            </table:table-row>
            <table:table-row>
              <table:table-cell office:value-type="string">
                <text:p>k=200</text:p>
              </table:table-cell>
              <table:table-cell office:value-type="float" office:value="9.6455633315">
                <text:p>9.6455633315</text:p>
              </table:table-cell>
              <table:table-cell office:value-type="float" office:value="14.771271128">
                <text:p>14.771271128</text:p>
              </table:table-cell>
            </table:table-row>
            <table:table-row>
              <table:table-cell office:value-type="string">
                <text:p>k=201</text:p>
              </table:table-cell>
              <table:table-cell office:value-type="float" office:value="9.6054774028">
                <text:p>9.6054774028</text:p>
              </table:table-cell>
              <table:table-cell office:value-type="float" office:value="14.9378021576">
                <text:p>14.9378021576</text:p>
              </table:table-cell>
            </table:table-row>
            <table:table-row>
              <table:table-cell office:value-type="string">
                <text:p>k=202</text:p>
              </table:table-cell>
              <table:table-cell office:value-type="float" office:value="9.7748639846">
                <text:p>9.7748639846</text:p>
              </table:table-cell>
              <table:table-cell office:value-type="float" office:value="15.3868938106">
                <text:p>15.3868938106</text:p>
              </table:table-cell>
            </table:table-row>
            <table:table-row>
              <table:table-cell office:value-type="string">
                <text:p>k=203</text:p>
              </table:table-cell>
              <table:table-cell office:value-type="float" office:value="9.5992186489">
                <text:p>9.5992186489</text:p>
              </table:table-cell>
              <table:table-cell office:value-type="float" office:value="15.0323142328">
                <text:p>15.0323142328</text:p>
              </table:table-cell>
            </table:table-row>
            <table:table-row>
              <table:table-cell office:value-type="string">
                <text:p>k=204</text:p>
              </table:table-cell>
              <table:table-cell office:value-type="float" office:value="9.6439375878">
                <text:p>9.6439375878</text:p>
              </table:table-cell>
              <table:table-cell office:value-type="float" office:value="14.8086606628">
                <text:p>14.8086606628</text:p>
              </table:table-cell>
            </table:table-row>
            <table:table-row>
              <table:table-cell office:value-type="string">
                <text:p>k=205</text:p>
              </table:table-cell>
              <table:table-cell office:value-type="float" office:value="9.8814225269">
                <text:p>9.8814225269</text:p>
              </table:table-cell>
              <table:table-cell office:value-type="float" office:value="15.4797418802">
                <text:p>15.4797418802</text:p>
              </table:table-cell>
            </table:table-row>
            <table:table-row>
              <table:table-cell office:value-type="string">
                <text:p>k=206</text:p>
              </table:table-cell>
              <table:table-cell office:value-type="float" office:value="9.1181987801">
                <text:p>9.1181987801</text:p>
              </table:table-cell>
              <table:table-cell office:value-type="float" office:value="14.0009808879">
                <text:p>14.0009808879</text:p>
              </table:table-cell>
            </table:table-row>
            <table:table-row>
              <table:table-cell office:value-type="string">
                <text:p>k=207</text:p>
              </table:table-cell>
              <table:table-cell office:value-type="float" office:value="8.9809592839">
                <text:p>8.9809592839</text:p>
              </table:table-cell>
              <table:table-cell office:value-type="float" office:value="13.968929337">
                <text:p>13.968929337</text:p>
              </table:table-cell>
            </table:table-row>
            <table:table-row>
              <table:table-cell office:value-type="string">
                <text:p>k=208</text:p>
              </table:table-cell>
              <table:table-cell office:value-type="float" office:value="10.0732222172">
                <text:p>10.0732222172</text:p>
              </table:table-cell>
              <table:table-cell office:value-type="float" office:value="15.7994322819">
                <text:p>15.7994322819</text:p>
              </table:table-cell>
            </table:table-row>
            <table:table-row>
              <table:table-cell office:value-type="string">
                <text:p>k=209</text:p>
              </table:table-cell>
              <table:table-cell office:value-type="float" office:value="9.3454230938">
                <text:p>9.3454230938</text:p>
              </table:table-cell>
              <table:table-cell office:value-type="float" office:value="14.5624707491">
                <text:p>14.5624707491</text:p>
              </table:table-cell>
            </table:table-row>
            <table:table-row>
              <table:table-cell office:value-type="string">
                <text:p>k=210</text:p>
              </table:table-cell>
              <table:table-cell office:value-type="float" office:value="9.6394784783">
                <text:p>9.6394784783</text:p>
              </table:table-cell>
              <table:table-cell office:value-type="float" office:value="15.4210843973">
                <text:p>15.42108439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29cm" svg:y="0.316cm" chart:style-name="ch2">
          <text:p>SVM (RBF, C=1,000, g=1e-5) Regression</text:p>
        </chart:title>
        <chart:legend chart:legend-position="end" svg:x="12.116cm" svg:y="3.952cm" style:legend-expansion="high" chart:style-name="ch3"/>
        <chart:plot-area chart:style-name="ch4" table:cell-range-address="Sheet2.A78:Sheet2.C118 Sheet2.B1:Sheet2.C1" chart:data-source-has-labels="both" svg:x="1.331cm" svg:y="1.661cm" svg:width="10.145cm" svg:height="6.178cm">
          <chartooo:coordinate-region svg:x="2.016cm" svg:y="1.86cm" svg:width="9.319cm" svg:height="4.775cm"/>
          <chart:axis chart:dimension="x" chart:name="primary-x" chart:style-name="ch5" chartooo:axis-type="auto">
            <chartooo:date-scale/>
            <chart:title svg:x="4.996cm" svg:y="8.019cm" chart:style-name="ch6">
              <text:p>number of features</text:p>
            </chart:title>
            <chart:categories table:cell-range-address="Sheet2.A78:Sheet2.A118"/>
          </chart:axis>
          <chart:axis chart:dimension="y" chart:name="primary-y" chart:style-name="ch5">
            <chart:title svg:x="0.451cm" svg:y="5.151cm" chart:style-name="ch7">
              <text:p>MSE</text:p>
            </chart:title>
            <chart:grid chart:style-name="ch8" chart:class="major"/>
          </chart:axis>
          <chart:series chart:style-name="ch9" chart:values-cell-range-address="Sheet2.B78:Sheet2.B118" chart:label-cell-address="Sheet2.B1:Sheet2.B1" chart:class="chart:line">
            <chart:data-point chart:repeated="41"/>
          </chart:series>
          <chart:series chart:style-name="ch10" chart:values-cell-range-address="Sheet2.C78:Sheet2.C118" chart:label-cell-address="Sheet2.C1:Sheet2.C1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 - k-best MSE</text:p>
                <draw:g>
                  <svg:desc>Sheet2.B1:Sheet2.B1</svg:desc>
                </draw:g>
              </table:table-cell>
              <table:table-cell office:value-type="string">
                <text:p>T2 - k-best MSE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=78</text:p>
                <draw:g>
                  <svg:desc>Sheet2.A78:Sheet2.A118</svg:desc>
                </draw:g>
              </table:table-cell>
              <table:table-cell office:value-type="float" office:value="3.9590161626">
                <text:p>3.9590161626</text:p>
                <draw:g>
                  <svg:desc>Sheet2.B78:Sheet2.B118</svg:desc>
                </draw:g>
              </table:table-cell>
              <table:table-cell office:value-type="float" office:value="6.8293667058">
                <text:p>6.8293667058</text:p>
                <draw:g>
                  <svg:desc>Sheet2.C78:Sheet2.C118</svg:desc>
                </draw:g>
              </table:table-cell>
            </table:table-row>
            <table:table-row>
              <table:table-cell office:value-type="string">
                <text:p>k=79</text:p>
              </table:table-cell>
              <table:table-cell office:value-type="float" office:value="4.7350427507">
                <text:p>4.7350427507</text:p>
              </table:table-cell>
              <table:table-cell office:value-type="float" office:value="7.3393764636">
                <text:p>7.3393764636</text:p>
              </table:table-cell>
            </table:table-row>
            <table:table-row>
              <table:table-cell office:value-type="string">
                <text:p>k=80</text:p>
              </table:table-cell>
              <table:table-cell office:value-type="float" office:value="4.4066036441">
                <text:p>4.4066036441</text:p>
              </table:table-cell>
              <table:table-cell office:value-type="float" office:value="6.7357033932">
                <text:p>6.7357033932</text:p>
              </table:table-cell>
            </table:table-row>
            <table:table-row>
              <table:table-cell office:value-type="string">
                <text:p>k=81</text:p>
              </table:table-cell>
              <table:table-cell office:value-type="float" office:value="4.0509894566">
                <text:p>4.0509894566</text:p>
              </table:table-cell>
              <table:table-cell office:value-type="float" office:value="6.4852864437">
                <text:p>6.4852864437</text:p>
              </table:table-cell>
            </table:table-row>
            <table:table-row>
              <table:table-cell office:value-type="string">
                <text:p>k=82</text:p>
              </table:table-cell>
              <table:table-cell office:value-type="float" office:value="2.1388851742">
                <text:p>2.1388851742</text:p>
              </table:table-cell>
              <table:table-cell office:value-type="float" office:value="2.9383789044">
                <text:p>2.9383789044</text:p>
              </table:table-cell>
            </table:table-row>
            <table:table-row>
              <table:table-cell office:value-type="string">
                <text:p>k=83</text:p>
              </table:table-cell>
              <table:table-cell office:value-type="float" office:value="1.7864687559">
                <text:p>1.7864687559</text:p>
              </table:table-cell>
              <table:table-cell office:value-type="float" office:value="2.5946248434">
                <text:p>2.5946248434</text:p>
              </table:table-cell>
            </table:table-row>
            <table:table-row>
              <table:table-cell office:value-type="string">
                <text:p>k=84</text:p>
              </table:table-cell>
              <table:table-cell office:value-type="float" office:value="1.7269826271">
                <text:p>1.7269826271</text:p>
              </table:table-cell>
              <table:table-cell office:value-type="float" office:value="2.8248009107">
                <text:p>2.8248009107</text:p>
              </table:table-cell>
            </table:table-row>
            <table:table-row>
              <table:table-cell office:value-type="string">
                <text:p>k=85</text:p>
              </table:table-cell>
              <table:table-cell office:value-type="float" office:value="2.0270411319">
                <text:p>2.0270411319</text:p>
              </table:table-cell>
              <table:table-cell office:value-type="float" office:value="2.7618818404">
                <text:p>2.7618818404</text:p>
              </table:table-cell>
            </table:table-row>
            <table:table-row>
              <table:table-cell office:value-type="string">
                <text:p>k=86</text:p>
              </table:table-cell>
              <table:table-cell office:value-type="float" office:value="1.9321494838">
                <text:p>1.9321494838</text:p>
              </table:table-cell>
              <table:table-cell office:value-type="float" office:value="2.660630809">
                <text:p>2.660630809</text:p>
              </table:table-cell>
            </table:table-row>
            <table:table-row>
              <table:table-cell office:value-type="string">
                <text:p>k=87</text:p>
              </table:table-cell>
              <table:table-cell office:value-type="float" office:value="1.6944967426">
                <text:p>1.6944967426</text:p>
              </table:table-cell>
              <table:table-cell office:value-type="float" office:value="2.53205407">
                <text:p>2.53205407</text:p>
              </table:table-cell>
            </table:table-row>
            <table:table-row>
              <table:table-cell office:value-type="string">
                <text:p>k=88</text:p>
              </table:table-cell>
              <table:table-cell office:value-type="float" office:value="2.7155722795">
                <text:p>2.7155722795</text:p>
              </table:table-cell>
              <table:table-cell office:value-type="float" office:value="3.7251539156">
                <text:p>3.7251539156</text:p>
              </table:table-cell>
            </table:table-row>
            <table:table-row>
              <table:table-cell office:value-type="string">
                <text:p>k=89</text:p>
              </table:table-cell>
              <table:table-cell office:value-type="float" office:value="1.9890483024">
                <text:p>1.9890483024</text:p>
              </table:table-cell>
              <table:table-cell office:value-type="float" office:value="2.8202718236">
                <text:p>2.8202718236</text:p>
              </table:table-cell>
            </table:table-row>
            <table:table-row>
              <table:table-cell office:value-type="string">
                <text:p>k=90</text:p>
              </table:table-cell>
              <table:table-cell office:value-type="float" office:value="1.7176366728">
                <text:p>1.7176366728</text:p>
              </table:table-cell>
              <table:table-cell office:value-type="float" office:value="2.5089429875">
                <text:p>2.5089429875</text:p>
              </table:table-cell>
            </table:table-row>
            <table:table-row>
              <table:table-cell office:value-type="string">
                <text:p>k=91</text:p>
              </table:table-cell>
              <table:table-cell office:value-type="float" office:value="1.8645345956">
                <text:p>1.8645345956</text:p>
              </table:table-cell>
              <table:table-cell office:value-type="float" office:value="2.7196498839">
                <text:p>2.7196498839</text:p>
              </table:table-cell>
            </table:table-row>
            <table:table-row>
              <table:table-cell office:value-type="string">
                <text:p>k=92</text:p>
              </table:table-cell>
              <table:table-cell office:value-type="float" office:value="1.6684101152">
                <text:p>1.6684101152</text:p>
              </table:table-cell>
              <table:table-cell office:value-type="float" office:value="2.531506416">
                <text:p>2.531506416</text:p>
              </table:table-cell>
            </table:table-row>
            <table:table-row>
              <table:table-cell office:value-type="string">
                <text:p>k=93</text:p>
              </table:table-cell>
              <table:table-cell office:value-type="float" office:value="1.7069307696">
                <text:p>1.7069307696</text:p>
              </table:table-cell>
              <table:table-cell office:value-type="float" office:value="2.5423355226">
                <text:p>2.5423355226</text:p>
              </table:table-cell>
            </table:table-row>
            <table:table-row>
              <table:table-cell office:value-type="string">
                <text:p>k=94</text:p>
              </table:table-cell>
              <table:table-cell office:value-type="float" office:value="1.8239391289">
                <text:p>1.8239391289</text:p>
              </table:table-cell>
              <table:table-cell office:value-type="float" office:value="2.622591926">
                <text:p>2.622591926</text:p>
              </table:table-cell>
            </table:table-row>
            <table:table-row>
              <table:table-cell office:value-type="string">
                <text:p>k=95</text:p>
              </table:table-cell>
              <table:table-cell office:value-type="float" office:value="2.0552272007">
                <text:p>2.0552272007</text:p>
              </table:table-cell>
              <table:table-cell office:value-type="float" office:value="2.8649844961">
                <text:p>2.8649844961</text:p>
              </table:table-cell>
            </table:table-row>
            <table:table-row>
              <table:table-cell office:value-type="string">
                <text:p>k=96</text:p>
              </table:table-cell>
              <table:table-cell office:value-type="float" office:value="1.9407963297">
                <text:p>1.9407963297</text:p>
              </table:table-cell>
              <table:table-cell office:value-type="float" office:value="2.8103498959">
                <text:p>2.8103498959</text:p>
              </table:table-cell>
            </table:table-row>
            <table:table-row>
              <table:table-cell office:value-type="string">
                <text:p>k=97</text:p>
              </table:table-cell>
              <table:table-cell office:value-type="float" office:value="1.9103145503">
                <text:p>1.9103145503</text:p>
              </table:table-cell>
              <table:table-cell office:value-type="float" office:value="2.7434590116">
                <text:p>2.7434590116</text:p>
              </table:table-cell>
            </table:table-row>
            <table:table-row>
              <table:table-cell office:value-type="string">
                <text:p>k=98</text:p>
              </table:table-cell>
              <table:table-cell office:value-type="float" office:value="1.5396248314">
                <text:p>1.5396248314</text:p>
              </table:table-cell>
              <table:table-cell office:value-type="float" office:value="2.2424784476">
                <text:p>2.2424784476</text:p>
              </table:table-cell>
            </table:table-row>
            <table:table-row>
              <table:table-cell office:value-type="string">
                <text:p>k=99</text:p>
              </table:table-cell>
              <table:table-cell office:value-type="float" office:value="1.880891189">
                <text:p>1.880891189</text:p>
              </table:table-cell>
              <table:table-cell office:value-type="float" office:value="2.6387329484">
                <text:p>2.6387329484</text:p>
              </table:table-cell>
            </table:table-row>
            <table:table-row>
              <table:table-cell office:value-type="string">
                <text:p>k=100</text:p>
              </table:table-cell>
              <table:table-cell office:value-type="float" office:value="1.9666342355">
                <text:p>1.9666342355</text:p>
              </table:table-cell>
              <table:table-cell office:value-type="float" office:value="2.8233436287">
                <text:p>2.8233436287</text:p>
              </table:table-cell>
            </table:table-row>
            <table:table-row>
              <table:table-cell office:value-type="string">
                <text:p>k=101</text:p>
              </table:table-cell>
              <table:table-cell office:value-type="float" office:value="1.5400253001">
                <text:p>1.5400253001</text:p>
              </table:table-cell>
              <table:table-cell office:value-type="float" office:value="2.25412394">
                <text:p>2.25412394</text:p>
              </table:table-cell>
            </table:table-row>
            <table:table-row>
              <table:table-cell office:value-type="string">
                <text:p>k=102</text:p>
              </table:table-cell>
              <table:table-cell office:value-type="float" office:value="1.9914568892">
                <text:p>1.9914568892</text:p>
              </table:table-cell>
              <table:table-cell office:value-type="float" office:value="2.9367370795">
                <text:p>2.9367370795</text:p>
              </table:table-cell>
            </table:table-row>
            <table:table-row>
              <table:table-cell office:value-type="string">
                <text:p>k=103</text:p>
              </table:table-cell>
              <table:table-cell office:value-type="float" office:value="2.1380778397">
                <text:p>2.1380778397</text:p>
              </table:table-cell>
              <table:table-cell office:value-type="float" office:value="2.9670076666">
                <text:p>2.9670076666</text:p>
              </table:table-cell>
            </table:table-row>
            <table:table-row>
              <table:table-cell office:value-type="string">
                <text:p>k=104</text:p>
              </table:table-cell>
              <table:table-cell office:value-type="float" office:value="1.8261392064">
                <text:p>1.8261392064</text:p>
              </table:table-cell>
              <table:table-cell office:value-type="float" office:value="2.6455353867">
                <text:p>2.6455353867</text:p>
              </table:table-cell>
            </table:table-row>
            <table:table-row>
              <table:table-cell office:value-type="string">
                <text:p>k=105</text:p>
              </table:table-cell>
              <table:table-cell office:value-type="float" office:value="2.0662806073">
                <text:p>2.0662806073</text:p>
              </table:table-cell>
              <table:table-cell office:value-type="float" office:value="2.8639074006">
                <text:p>2.8639074006</text:p>
              </table:table-cell>
            </table:table-row>
            <table:table-row>
              <table:table-cell office:value-type="string">
                <text:p>k=106</text:p>
              </table:table-cell>
              <table:table-cell office:value-type="float" office:value="1.6310563359">
                <text:p>1.6310563359</text:p>
              </table:table-cell>
              <table:table-cell office:value-type="float" office:value="2.3923034881">
                <text:p>2.3923034881</text:p>
              </table:table-cell>
            </table:table-row>
            <table:table-row>
              <table:table-cell office:value-type="string">
                <text:p>k=107</text:p>
              </table:table-cell>
              <table:table-cell office:value-type="float" office:value="1.6828950384">
                <text:p>1.6828950384</text:p>
              </table:table-cell>
              <table:table-cell office:value-type="float" office:value="2.3872131346">
                <text:p>2.3872131346</text:p>
              </table:table-cell>
            </table:table-row>
            <table:table-row>
              <table:table-cell office:value-type="string">
                <text:p>k=108</text:p>
              </table:table-cell>
              <table:table-cell office:value-type="float" office:value="1.7878322228">
                <text:p>1.7878322228</text:p>
              </table:table-cell>
              <table:table-cell office:value-type="float" office:value="2.6420326276">
                <text:p>2.6420326276</text:p>
              </table:table-cell>
            </table:table-row>
            <table:table-row>
              <table:table-cell office:value-type="string">
                <text:p>k=109</text:p>
              </table:table-cell>
              <table:table-cell office:value-type="float" office:value="2.3161536837">
                <text:p>2.3161536837</text:p>
              </table:table-cell>
              <table:table-cell office:value-type="float" office:value="3.3798018986">
                <text:p>3.3798018986</text:p>
              </table:table-cell>
            </table:table-row>
            <table:table-row>
              <table:table-cell office:value-type="string">
                <text:p>k=110</text:p>
              </table:table-cell>
              <table:table-cell office:value-type="float" office:value="1.3303633873">
                <text:p>1.3303633873</text:p>
              </table:table-cell>
              <table:table-cell office:value-type="float" office:value="2.1239480524">
                <text:p>2.1239480524</text:p>
              </table:table-cell>
            </table:table-row>
            <table:table-row>
              <table:table-cell office:value-type="string">
                <text:p>k=111</text:p>
              </table:table-cell>
              <table:table-cell office:value-type="float" office:value="1.637841545">
                <text:p>1.637841545</text:p>
              </table:table-cell>
              <table:table-cell office:value-type="float" office:value="2.3492524172">
                <text:p>2.3492524172</text:p>
              </table:table-cell>
            </table:table-row>
            <table:table-row>
              <table:table-cell office:value-type="string">
                <text:p>k=112</text:p>
              </table:table-cell>
              <table:table-cell office:value-type="float" office:value="1.396601565">
                <text:p>1.396601565</text:p>
              </table:table-cell>
              <table:table-cell office:value-type="float" office:value="2.0010817228">
                <text:p>2.0010817228</text:p>
              </table:table-cell>
            </table:table-row>
            <table:table-row>
              <table:table-cell office:value-type="string">
                <text:p>k=113</text:p>
              </table:table-cell>
              <table:table-cell office:value-type="float" office:value="1.5187034661">
                <text:p>1.5187034661</text:p>
              </table:table-cell>
              <table:table-cell office:value-type="float" office:value="2.3490920349">
                <text:p>2.3490920349</text:p>
              </table:table-cell>
            </table:table-row>
            <table:table-row>
              <table:table-cell office:value-type="string">
                <text:p>k=114</text:p>
              </table:table-cell>
              <table:table-cell office:value-type="float" office:value="1.7491403846">
                <text:p>1.7491403846</text:p>
              </table:table-cell>
              <table:table-cell office:value-type="float" office:value="2.5401874809">
                <text:p>2.5401874809</text:p>
              </table:table-cell>
            </table:table-row>
            <table:table-row>
              <table:table-cell office:value-type="string">
                <text:p>k=115</text:p>
              </table:table-cell>
              <table:table-cell office:value-type="float" office:value="1.329217275">
                <text:p>1.329217275</text:p>
              </table:table-cell>
              <table:table-cell office:value-type="float" office:value="2.155735266">
                <text:p>2.155735266</text:p>
              </table:table-cell>
            </table:table-row>
            <table:table-row>
              <table:table-cell office:value-type="string">
                <text:p>k=116</text:p>
              </table:table-cell>
              <table:table-cell office:value-type="float" office:value="4.5300133006">
                <text:p>4.5300133006</text:p>
              </table:table-cell>
              <table:table-cell office:value-type="float" office:value="7.0954879327">
                <text:p>7.0954879327</text:p>
              </table:table-cell>
            </table:table-row>
            <table:table-row>
              <table:table-cell office:value-type="string">
                <text:p>k=117</text:p>
              </table:table-cell>
              <table:table-cell office:value-type="float" office:value="4.6675494067">
                <text:p>4.6675494067</text:p>
              </table:table-cell>
              <table:table-cell office:value-type="float" office:value="6.9960398561">
                <text:p>6.9960398561</text:p>
              </table:table-cell>
            </table:table-row>
            <table:table-row>
              <table:table-cell office:value-type="string">
                <text:p>k=118</text:p>
              </table:table-cell>
              <table:table-cell office:value-type="float" office:value="4.9060329461">
                <text:p>4.9060329461</text:p>
              </table:table-cell>
              <table:table-cell office:value-type="float" office:value="7.2851313757">
                <text:p>7.2851313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